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18.73mm"/>
    </style:style>
    <style:style style:name="co11" style:family="table-column">
      <style:table-column-properties fo:break-before="auto" style:column-width="18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5.1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PageStyle_5f_couche_20_trace_20_débit_20_vitesse_5f_Ultimaker">
      <style:table-properties table:display="true" style:writing-mode="lr-tb"/>
    </style:style>
    <style:style style:name="ta3" style:family="table" style:master-page-name="PageStyle_5f_ex._20_gros_20_volume">
      <style:table-properties table:display="true" style:writing-mode="lr-tb"/>
    </style:style>
    <style:style style:name="ta4" style:family="table" style:master-page-name="PageStyle_5f_ratio_20_auto_20_SF_20_Slic3r">
      <style:table-properties table:display="true" style:writing-mode="lr-tb"/>
    </style:style>
    <style:style style:name="ta5" style:family="table" style:master-page-name="PageStyle_5f_couche_20_trace_20_débit_20_vites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2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2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3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4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45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4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0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53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5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5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12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1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12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13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13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139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14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144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147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1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15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184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8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C8"/>
    </style:style>
    <style:style style:name="ce19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19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8"/>
    </style:style>
    <style:style style:name="ce19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9"/>
    </style:style>
    <style:style style:name="ce1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0"/>
    </style:style>
    <style:style style:name="ce2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1"/>
    </style:style>
    <style:style style:name="ce2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2"/>
    </style:style>
    <style:style style:name="ce2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3"/>
    </style:style>
    <style:style style:name="ce2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69" style:base-cell-address="'couche trace débit vitesse'.W16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8"/>
      <style:map style:condition="cell-content()&gt;[.$S$4]" style:apply-style-name="ConditionalStyle_5f_3" style:base-cell-address="'couche trace débit vitesse'.X8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9"/>
      <style:map style:condition="cell-content()&gt;[.$S$4]" style:apply-style-name="ConditionalStyle_5f_3" style:base-cell-address="'couche trace débit vitesse'.X9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0"/>
      <style:map style:condition="cell-content()&gt;[.$S$4]" style:apply-style-name="ConditionalStyle_5f_3" style:base-cell-address="'couche trace débit vitesse'.X10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1"/>
      <style:map style:condition="cell-content()&gt;[.$S$4]" style:apply-style-name="ConditionalStyle_5f_3" style:base-cell-address="'couche trace débit vitesse'.X11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2"/>
      <style:map style:condition="cell-content()&gt;[.$S$4]" style:apply-style-name="ConditionalStyle_5f_3" style:base-cell-address="'couche trace débit vitesse'.X12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3"/>
      <style:map style:condition="cell-content()&gt;[.$S$4]" style:apply-style-name="ConditionalStyle_5f_3" style:base-cell-address="'couche trace débit vitesse'.X13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70" style:base-cell-address="'couche trace débit vitesse'.X16"/>
      <style:map style:condition="cell-content()&gt;[.$S$4]" style:apply-style-name="ConditionalStyle_5f_71" style:base-cell-address="'couche trace débit vitesse'.X16"/>
    </style:style>
    <style:style style:name="ce2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69" style:base-cell-address="'couche trace débit vitesse'.AA16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70" style:base-cell-address="'couche trace débit vitesse'.AB16"/>
      <style:map style:condition="cell-content()&gt;[.$S$4]" style:apply-style-name="ConditionalStyle_5f_71" style:base-cell-address="'couche trace débit vitesse'.AB16"/>
    </style:style>
    <style:style style:name="ce214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21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3" style:base-cell-address="'couche trace débit vitesse'.AE16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4" style:base-cell-address="'couche trace débit vitesse'.AF16"/>
      <style:map style:condition="cell-content()&gt;[.$S$4]" style:apply-style-name="ConditionalStyle_5f_65" style:base-cell-address="'couche trace débit vitesse'.AF16"/>
    </style:style>
    <style:style style:name="ce2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6" style:base-cell-address="'couche trace débit vitesse'.AI16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7" style:base-cell-address="'couche trace débit vitesse'.AJ16"/>
      <style:map style:condition="cell-content()&gt;[.$S$4]" style:apply-style-name="ConditionalStyle_5f_68" style:base-cell-address="'couche trace débit vitesse'.AJ16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3" style:base-cell-address="'couche trace débit vitesse'.AM8"/>
    </style:style>
    <style:style style:name="ce22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4" style:base-cell-address="'couche trace débit vitesse'.AQ8"/>
    </style:style>
    <style:style style:name="ce22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5" style:base-cell-address="'couche trace débit vitesse'.AU8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3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3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3" style:base-cell-address="'couche trace débit vitesse'.BO8"/>
    </style:style>
    <style:style style:name="ce23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8" style:base-cell-address="'couche trace débit vitesse'.BO15"/>
    </style:style>
    <style:style style:name="ce23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1" style:base-cell-address="'couche trace débit vitesse'.BO16"/>
    </style:style>
    <style:style style:name="ce2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3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4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4" style:base-cell-address="'couche trace débit vitesse'.BO23"/>
    </style:style>
    <style:style style:name="ce2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5" style:base-cell-address="'couche trace débit vitesse'.BO24"/>
    </style:style>
    <style:style style:name="ce24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9" style:base-cell-address="'couche trace débit vitesse'.BO25"/>
    </style:style>
    <style:style style:name="ce24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0" style:base-cell-address="'couche trace débit vitesse'.BO39"/>
    </style:style>
    <style:style style:name="ce24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9" style:base-cell-address="'couche trace débit vitesse'.BP15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42" style:base-cell-address="'couche trace débit vitesse'.BP16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6" style:base-cell-address="'couche trace débit vitesse'.BP17"/>
    </style:style>
    <style:style style:name="ce251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2" style:family="table-cell" style:parent-style-name="Default" style:data-style-name="N11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1" style:base-cell-address="'couche trace débit vitesse'.BS8"/>
    </style:style>
    <style:style style:name="ce25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7" style:base-cell-address="'couche trace débit vitesse'.BS15"/>
    </style:style>
    <style:style style:name="ce25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1" style:base-cell-address="'couche trace débit vitesse'.BS16"/>
    </style:style>
    <style:style style:name="ce25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5" style:base-cell-address="'couche trace débit vitesse'.BS17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8" style:base-cell-address="'couche trace débit vitesse'.BT15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52" style:base-cell-address="'couche trace débit vitesse'.BT16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4" style:base-cell-address="'couche trace débit vitesse'.BT17"/>
    </style:style>
    <style:style style:name="ce26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0" style:base-cell-address="'couche trace débit vitesse'.BW8"/>
    </style:style>
    <style:style style:name="ce26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9" style:base-cell-address="'couche trace débit vitesse'.CA8"/>
    </style:style>
    <style:style style:name="ce26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6" style:base-cell-address="'couche trace débit vitesse'.CA22"/>
    </style:style>
    <style:style style:name="ce26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7" style:base-cell-address="'couche trace débit vitesse'.CA29"/>
    </style:style>
    <style:style style:name="ce26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8" style:base-cell-address="'couche trace débit vitesse'.CA30"/>
    </style:style>
    <style:style style:name="ce26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5" style:base-cell-address="'couche trace débit vitesse'.CA39"/>
    </style:style>
    <style:style style:name="ce26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6" style:base-cell-address="'couche trace débit vitesse'.CA46"/>
    </style:style>
    <style:style style:name="ce26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1" style:base-cell-address="'couche trace débit vitesse'.CA47"/>
    </style:style>
    <style:style style:name="ce2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1" style:base-cell-address="'couche trace débit vitesse'.CA48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7" style:base-cell-address="'couche trace débit vitesse'.CB44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32" style:base-cell-address="'couche trace débit vitesse'.CB47"/>
    </style:style>
    <style:style style:name="ce27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2" style:base-cell-address="'couche trace débit vitesse'.CE8"/>
    </style:style>
    <style:style style:name="ce2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8" style:base-cell-address="'couche trace débit vitesse'.CT8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7" style:base-cell-address="'couche trace débit vitesse'.CX8"/>
    </style:style>
    <style:style style:name="ce28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6" style:base-cell-address="'couche trace débit vitesse'.DB8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9" style:base-cell-address="'couche trace débit vitesse'.DF8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3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5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7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0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01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04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06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che trace débit vitesse_Ultimak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number-columns-repeated="4" table:default-cell-style-name="ce10"/>
        <table:table-column table:style-name="co3" table:number-columns-repeated="5" table:default-cell-style-name="ce32"/>
        <table:table-column table:style-name="co3" table:number-columns-repeated="4" table:default-cell-style-name="ce2"/>
        <table:table-column table:style-name="co3" table:number-columns-repeated="6" table:default-cell-style-name="ce32"/>
        <table:table-column table:style-name="co3" table:default-cell-style-name="ce62"/>
        <table:table-column table:style-name="co4" table:number-columns-repeated="915" table:default-cell-style-name="ce2"/>
        <table:table-column table:style-name="co4" table:number-columns-repeated="87" table:default-cell-style-name="ce19"/>
        <table:table-row table:style-name="ro1">
          <table:table-cell table:style-name="ce1" office:value-type="string" calcext:value-type="string">
            <text:p>Diamètre buse</text:p>
          </table:table-cell>
          <table:table-cell table:style-name="ce8"/>
          <table:table-cell table:style-name="ce15" office:value-type="float" office:value="0.4" calcext:value-type="float">
            <text:p>0,4</text:p>
          </table:table-cell>
          <table:table-cell table:style-name="ce23" table:number-columns-repeated="3"/>
          <table:table-cell table:style-name="ce29"/>
          <table:table-cell table:style-name="ce34" table:number-columns-repeated="14"/>
          <table:table-cell table:style-name="ce59"/>
          <table:table-cell table:style-name="ce1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9" office:value-type="percentage" office:value="0.5" calcext:value-type="percentage">
            <text:p>50 %</text:p>
          </table:table-cell>
          <table:table-cell table:style-name="ce16" table:formula="of:=[.$C$1]*[.B2]" office:value-type="float" office:value="0.2" calcext:value-type="float">
            <text:p>0,2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9" office:value-type="percentage" office:value="0.8" calcext:value-type="percentage">
            <text:p>80 %</text:p>
          </table:table-cell>
          <table:table-cell table:style-name="ce16" table:formula="of:=[.$C$1]*[.B3]" office:value-type="float" office:value="0.32" calcext:value-type="float">
            <text:p>0,32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9" office:value-type="percentage" office:value="1.2" calcext:value-type="percentage">
            <text:p>120 %</text:p>
          </table:table-cell>
          <table:table-cell table:style-name="ce16" table:formula="of:=[.$C$1]*[.B4]" office:value-type="float" office:value="0.48" calcext:value-type="float">
            <text:p>0,48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9"/>
          <table:table-cell table:style-name="ce15" office:value-type="float" office:value="3.6" calcext:value-type="float">
            <text:p>3,6</text:p>
          </table:table-cell>
          <table:table-cell table:style-name="ce24" table:number-columns-repeated="3"/>
          <table:table-cell table:style-name="ce29"/>
          <table:table-cell table:style-name="ce34" table:number-columns-repeated="14"/>
          <table:table-cell table:style-name="ce59"/>
          <table:table-cell table:number-columns-repeated="1002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7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fine</text:p>
          </table:table-cell>
          <table:covered-table-cell table:number-columns-repeated="3" table:style-name="ce17"/>
          <table:table-cell table:style-name="ce38" office:value-type="string" calcext:value-type="string" table:number-columns-spanned="4" table:number-rows-spanned="1">
            <text:p>normal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draft</text:p>
          </table:table-cell>
          <table:covered-table-cell table:number-columns-repeated="3" table:style-name="ce38"/>
          <table:table-cell table:style-name="ce17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7"/>
          <table:table-cell table:number-columns-repeated="1002"/>
        </table:table-row>
        <table:table-row table:style-name="ro1">
          <table:table-cell table:style-name="ce3" office:value-type="string" calcext:value-type="string">
            <text:p>Couche</text:p>
          </table:table-cell>
          <table:table-cell table:style-name="ce11"/>
          <table:table-cell table:style-name="ce18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18"/>
          <table:table-cell table:style-name="ce18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8"/>
          <table:table-cell table:style-name="ce18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8"/>
          <table:table-cell table:style-name="ce18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8"/>
          <table:table-cell table:style-name="ce18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8"/>
          <table:table-cell table:style-name="ce3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first layer</text:p>
          </table:table-cell>
          <table:table-cell table:style-name="ce9"/>
          <table:table-cell table:style-name="ce19" table:number-columns-repeated="16"/>
          <table:table-cell table:style-name="ce54" office:value-type="percentage" office:value="1.33" calcext:value-type="percentage">
            <text:p>133 %</text:p>
          </table:table-cell>
          <table:table-cell table:style-name="ce56" office:value-type="float" office:value="0.4" calcext:value-type="float">
            <text:p>0,4</text:p>
          </table:table-cell>
          <table:table-cell table:style-name="ce58" table:formula="of:=[.$S$7]*[.T8]" office:value-type="float" office:value="0.12" calcext:value-type="float">
            <text:p>0,12</text:p>
          </table:table-cell>
          <table:table-cell table:style-name="ce46" table:formula="of:=[.$C$5]/[.U8]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rmal</text:p>
          </table:table-cell>
          <table:table-cell table:style-name="ce9"/>
          <table:table-cell table:style-name="ce20" table:formula="of:=[.D9]/[.$C$7]" office:value-type="percentage" office:value="6.66666666666667" calcext:value-type="percentage">
            <text:p>667 %</text:p>
          </table:table-cell>
          <table:table-cell table:style-name="ce25" office:value-type="float" office:value="0.4" calcext:value-type="float">
            <text:p>0,4</text:p>
          </table:table-cell>
          <table:table-cell table:style-name="ce21" table:formula="of:=[.$C$7]*[.D9]" office:value-type="float" office:value="0.024" calcext:value-type="float">
            <text:p>0,024</text:p>
          </table:table-cell>
          <table:table-cell table:style-name="ce28" table:formula="of:=[.$C$5]/[.E9]" office:value-type="float" office:value="150" calcext:value-type="float">
            <text:p>150</text:p>
          </table:table-cell>
          <table:table-cell table:style-name="ce30" office:value-type="percentage" office:value="4" calcext:value-type="percentage">
            <text:p>400 %</text:p>
          </table:table-cell>
          <table:table-cell table:style-name="ce36" office:value-type="float" office:value="0.4" calcext:value-type="float">
            <text:p>0,4</text:p>
          </table:table-cell>
          <table:table-cell table:style-name="ce21" table:formula="of:=[.$G$7]*[.H9]" office:value-type="float" office:value="0.04" calcext:value-type="float">
            <text:p>0,04</text:p>
          </table:table-cell>
          <table:table-cell table:style-name="ce28" table:formula="of:=[.$C$5]/[.I9]" office:value-type="float" office:value="90" calcext:value-type="float">
            <text:p>90</text:p>
          </table:table-cell>
          <table:table-cell table:style-name="ce39" table:formula="of:=[.L9]/[.$K$7]" office:value-type="percentage" office:value="2.66666666666667" calcext:value-type="percentage">
            <text:p>267 %</text:p>
          </table:table-cell>
          <table:table-cell table:style-name="ce42" office:value-type="float" office:value="0.4" calcext:value-type="float">
            <text:p>0,4</text:p>
          </table:table-cell>
          <table:table-cell table:style-name="ce21" table:formula="of:=[.$K$7]*[.L9]" office:value-type="float" office:value="0.06" calcext:value-type="float">
            <text:p>0,06</text:p>
          </table:table-cell>
          <table:table-cell table:style-name="ce46" table:formula="of:=[.$C$5]/[.M9]" office:value-type="float" office:value="60" calcext:value-type="float">
            <text:p>60</text:p>
          </table:table-cell>
          <table:table-cell table:style-name="ce48" office:value-type="percentage" office:value="2" calcext:value-type="percentage">
            <text:p>200 %</text:p>
          </table:table-cell>
          <table:table-cell table:style-name="ce51" table:formula="of:=[.O$7]*[.$O9]" office:value-type="float" office:value="0.4" calcext:value-type="float">
            <text:p>0,4</text:p>
          </table:table-cell>
          <table:table-cell table:style-name="ce21" table:formula="of:=[.$O$7]*[.P9]" office:value-type="float" office:value="0.08" calcext:value-type="float">
            <text:p>0,08</text:p>
          </table:table-cell>
          <table:table-cell table:style-name="ce46" table:formula="of:=[.$C$5]/[.Q9]" office:value-type="float" office:value="45" calcext:value-type="float">
            <text:p>45</text:p>
          </table:table-cell>
          <table:table-cell table:style-name="ce54"/>
          <table:table-cell table:style-name="ce19"/>
          <table:table-cell table:style-name="ce58"/>
          <table:table-cell table:style-name="ce46"/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1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10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5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4"/>
          <table:table-cell table:style-name="ce16"/>
          <table:table-cell table:style-name="ce10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2">
          <table:table-cell table:number-columns-repeated="6"/>
          <table:table-cell table:style-name="ce21"/>
          <table:table-cell table:number-columns-repeated="3"/>
          <table:table-cell table:style-name="ce15"/>
          <table:table-cell table:style-name="ce8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5" table:number-columns-repeated="3"/>
          <table:table-cell table:number-columns-repeated="4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number-columns-repeated="6"/>
          <table:table-cell table:style-name="ce21"/>
          <table:table-cell table:style-name="ce5" table:number-columns-repeated="3"/>
          <table:table-cell table:style-name="ce2"/>
          <table:table-cell table:number-columns-repeated="3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4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/>
          <table:table-cell table:style-name="ce12" table:number-columns-repeated="5"/>
          <table:table-cell table:style-name="ce5" table:number-columns-repeated="5"/>
          <table:table-cell table:style-name="ce10" table:number-columns-repeated="4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style-name="ce4"/>
          <table:table-cell table:style-name="ce8" table:number-columns-repeated="5"/>
          <table:table-cell table:style-name="ce5"/>
          <table:table-cell table:number-columns-repeated="10"/>
          <table:table-cell table:style-name="ce21" table:number-columns-repeated="4"/>
          <table:table-cell table:style-name="ce47"/>
          <table:table-cell table:number-columns-repeated="1002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0"/>
          <table:table-cell table:style-name="ce21" table:number-columns-repeated="4"/>
          <table:table-cell table:style-name="ce47"/>
          <table:table-cell table:number-columns-repeated="1002"/>
        </table:table-row>
        <table:table-row table:style-name="ro1">
          <table:table-cell table:style-name="ce5"/>
          <table:table-cell table:number-columns-repeated="8"/>
          <table:table-cell table:style-name="ce19"/>
          <table:table-cell table:number-columns-repeated="1014"/>
        </table:table-row>
        <table:table-row table:style-name="ro1">
          <table:table-cell table:style-name="ce5"/>
          <table:table-cell table:number-columns-repeated="6"/>
          <table:table-cell office:value-type="string" calcext:value-type="string">
            <text:p>Ulti speed</text:p>
          </table:table-cell>
          <table:table-cell table:style-name="ce21" office:value-type="float" office:value="30" calcext:value-type="float">
            <text:p>30</text:p>
          </table:table-cell>
          <table:table-cell office:value-type="string" calcext:value-type="string">
            <text:p>perim/top/bot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7"/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infill/perim-int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7"/>
          <table:table-cell table:style-name="ce21" office:value-type="float" office:value="120" calcext:value-type="float">
            <text:p>120</text:p>
          </table:table-cell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style-name="ce7"/>
          <table:table-cell table:style-name="ce8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6"/>
          <table:table-cell table:style-name="ce1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5" office:value-type="float" office:value="2.4" calcext:value-type="float">
            <text:p>2,4</text:p>
          </table:table-cell>
          <table:table-cell table:style-name="ce26" office:value-type="string" calcext:value-type="string">
            <text:p>débit actuel</text:p>
          </table:table-cell>
          <table:table-cell table:style-name="ce26" table:number-columns-repeated="2"/>
          <table:table-cell table:style-name="ce29"/>
          <table:table-cell table:style-name="ce34" table:number-columns-repeated="14"/>
          <table:table-cell table:style-name="ce59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fine</text:p>
          </table:table-cell>
          <table:covered-table-cell table:number-columns-repeated="3" table:style-name="ce17"/>
          <table:table-cell table:style-name="ce38" office:value-type="string" calcext:value-type="string" table:number-columns-spanned="4" table:number-rows-spanned="1">
            <text:p>normal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draft</text:p>
          </table:table-cell>
          <table:covered-table-cell table:number-columns-repeated="3" table:style-name="ce38"/>
          <table:table-cell table:style-name="ce17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7"/>
          <table:table-cell table:number-columns-repeated="1002"/>
        </table:table-row>
        <table:table-row table:style-name="ro1">
          <table:table-cell table:style-name="ce4"/>
          <table:table-cell table:style-name="ce8"/>
          <table:table-cell table:style-name="ce18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18"/>
          <table:table-cell table:style-name="ce18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8"/>
          <table:table-cell table:style-name="ce18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8"/>
          <table:table-cell table:style-name="ce18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8"/>
          <table:table-cell table:style-name="ce18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8"/>
          <table:table-cell table:number-columns-repeated="1002"/>
        </table:table-row>
        <table:table-row table:style-name="ro1">
          <table:table-cell table:style-name="ce5"/>
          <table:table-cell/>
          <table:table-cell table:style-name="ce19" table:number-columns-repeated="16"/>
          <table:table-cell table:style-name="ce55" office:value-type="percentage" office:value="1.33" calcext:value-type="percentage">
            <text:p>133 %</text:p>
          </table:table-cell>
          <table:table-cell table:style-name="ce57" office:value-type="float" office:value="0.4" calcext:value-type="float">
            <text:p>0,4</text:p>
          </table:table-cell>
          <table:table-cell table:style-name="ce58" table:formula="of:=[.$S$7]*[.T33]" office:value-type="float" office:value="0.12" calcext:value-type="float">
            <text:p>0,12</text:p>
          </table:table-cell>
          <table:table-cell table:style-name="ce28" table:formula="of:=[.$C$30]/[.U33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13"/>
          <table:table-cell table:style-name="ce22" table:formula="of:=[.D34]/[.$C$7]" office:value-type="percentage" office:value="6.66666666666667" calcext:value-type="percentage">
            <text:p>667 %</text:p>
          </table:table-cell>
          <table:table-cell table:style-name="ce27" office:value-type="float" office:value="0.4" calcext:value-type="float">
            <text:p>0,4</text:p>
          </table:table-cell>
          <table:table-cell table:style-name="ce21" table:formula="of:=[.$C$7]*[.D34]" office:value-type="float" office:value="0.024" calcext:value-type="float">
            <text:p>0,024</text:p>
          </table:table-cell>
          <table:table-cell table:style-name="ce28" table:formula="of:=[.$C$30]/[.E34]" office:value-type="float" office:value="100" calcext:value-type="float">
            <text:p>100</text:p>
          </table:table-cell>
          <table:table-cell table:style-name="ce33" office:value-type="percentage" office:value="4" calcext:value-type="percentage">
            <text:p>400 %</text:p>
          </table:table-cell>
          <table:table-cell table:style-name="ce37" office:value-type="float" office:value="0.4" calcext:value-type="float">
            <text:p>0,4</text:p>
          </table:table-cell>
          <table:table-cell table:style-name="ce21" table:formula="of:=[.$G$7]*[.H34]" office:value-type="float" office:value="0.04" calcext:value-type="float">
            <text:p>0,04</text:p>
          </table:table-cell>
          <table:table-cell table:style-name="ce28" table:formula="of:=[.$C$30]/[.I34]" office:value-type="float" office:value="60" calcext:value-type="float">
            <text:p>60</text:p>
          </table:table-cell>
          <table:table-cell table:style-name="ce41" table:formula="of:=[.L34]/[.$K$7]" office:value-type="percentage" office:value="2.66666666666667" calcext:value-type="percentage">
            <text:p>267 %</text:p>
          </table:table-cell>
          <table:table-cell table:style-name="ce44" office:value-type="float" office:value="0.4" calcext:value-type="float">
            <text:p>0,4</text:p>
          </table:table-cell>
          <table:table-cell table:style-name="ce21" table:formula="of:=[.$K$7]*[.L34]" office:value-type="float" office:value="0.06" calcext:value-type="float">
            <text:p>0,06</text:p>
          </table:table-cell>
          <table:table-cell table:style-name="ce28" table:formula="of:=[.$C$30]/[.M34]" office:value-type="float" office:value="40" calcext:value-type="float">
            <text:p>40</text:p>
          </table:table-cell>
          <table:table-cell table:style-name="ce49" office:value-type="percentage" office:value="2" calcext:value-type="percentage">
            <text:p>200 %</text:p>
          </table:table-cell>
          <table:table-cell table:style-name="ce52" table:formula="of:=[.O$7]*[.$O34]" office:value-type="float" office:value="0.4" calcext:value-type="float">
            <text:p>0,4</text:p>
          </table:table-cell>
          <table:table-cell table:style-name="ce21" table:formula="of:=[.$O$7]*[.P34]" office:value-type="float" office:value="0.08" calcext:value-type="float">
            <text:p>0,08</text:p>
          </table:table-cell>
          <table:table-cell table:style-name="ce28" table:formula="of:=[.$C$30]/[.Q34]" office:value-type="float" office:value="30" calcext:value-type="float">
            <text:p>30</text:p>
          </table:table-cell>
          <table:table-cell table:style-name="ce55"/>
          <table:table-cell table:style-name="ce19"/>
          <table:table-cell table:style-name="ce58"/>
          <table:table-cell table:style-name="ce28"/>
          <table:table-cell table:number-columns-repeated="1002"/>
        </table:table-row>
        <table:table-row table:style-name="ro1">
          <table:table-cell table:style-name="ce5"/>
          <table:table-cell table:style-name="ce14"/>
          <table:table-cell table:style-name="ce21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1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10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table:number-columns-repeated="5"/>
          <table:table-cell table:style-name="ce45" table:number-columns-repeated="4"/>
          <table:table-cell table:style-name="ce53" table:number-columns-repeated="4"/>
          <table:table-cell table:number-columns-repeated="1005"/>
        </table:table-row>
        <table:table-row table:style-name="ro1">
          <table:table-cell table:number-columns-repeated="6"/>
          <table:table-cell table:style-name="ce5" table:number-columns-repeated="5"/>
          <table:table-cell table:style-name="ce45" table:number-columns-repeated="3"/>
          <table:table-cell table:style-name="ce50" office:value-type="string" calcext:value-type="string">
            <text:p>test flexi-rex 400-200-30 : OK @220°C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ouche trace débit vitesse_Ultimaker'.S8:'couche trace débit vitesse_Ultimaker'.S9 'couche trace débit vitesse_Ultimaker'.G9:'couche trace débit vitesse_Ultimaker'.G9">
            <calcext:condition calcext:apply-style-name="ConditionalStyle_1" calcext:value="&gt;4" calcext:base-cell-address="'couche trace débit vitesse_Ultimaker'.S8"/>
          </calcext:conditional-format>
          <calcext:conditional-format calcext:target-range-address="'couche trace débit vitesse_Ultimaker'.T8:'couche trace débit vitesse_Ultimaker'.T8">
            <calcext:condition calcext:apply-style-name="ConditionalStyle_2" calcext:value="&lt;[.$C$2]" calcext:base-cell-address="'couche trace débit vitesse_Ultimaker'.T8"/>
            <calcext:condition calcext:apply-style-name="ConditionalStyle_3" calcext:value="&gt;[.$C$4]" calcext:base-cell-address="'couche trace débit vitesse_Ultimaker'.T8"/>
          </calcext:conditional-format>
          <calcext:conditional-format calcext:target-range-address="'couche trace débit vitesse_Ultimaker'.O9:'couche trace débit vitesse_Ultimaker'.O9">
            <calcext:condition calcext:apply-style-name="ConditionalStyle_1" calcext:value="&gt;4" calcext:base-cell-address="'couche trace débit vitesse_Ultimaker'.O9"/>
          </calcext:conditional-format>
          <calcext:conditional-format calcext:target-range-address="'couche trace débit vitesse_Ultimaker'.P9:'couche trace débit vitesse_Ultimaker'.P9">
            <calcext:condition calcext:apply-style-name="ConditionalStyle_2" calcext:value="&lt;[.$C$2]" calcext:base-cell-address="'couche trace débit vitesse_Ultimaker'.P9"/>
            <calcext:condition calcext:apply-style-name="ConditionalStyle_3" calcext:value="&gt;[.$C$4]" calcext:base-cell-address="'couche trace débit vitesse_Ultimaker'.P9"/>
          </calcext:conditional-format>
          <calcext:conditional-format calcext:target-range-address="'couche trace débit vitesse_Ultimaker'.K9:'couche trace débit vitesse_Ultimaker'.K9">
            <calcext:condition calcext:apply-style-name="ConditionalStyle_1" calcext:value="&gt;4" calcext:base-cell-address="'couche trace débit vitesse_Ultimaker'.K9"/>
          </calcext:conditional-format>
          <calcext:conditional-format calcext:target-range-address="'couche trace débit vitesse_Ultimaker'.L9:'couche trace débit vitesse_Ultimaker'.L9">
            <calcext:condition calcext:apply-style-name="ConditionalStyle_2" calcext:value="&lt;[.$C$2]" calcext:base-cell-address="'couche trace débit vitesse_Ultimaker'.L9"/>
            <calcext:condition calcext:apply-style-name="ConditionalStyle_3" calcext:value="&gt;[.$C$4]" calcext:base-cell-address="'couche trace débit vitesse_Ultimaker'.L9"/>
          </calcext:conditional-format>
          <calcext:conditional-format calcext:target-range-address="'couche trace débit vitesse_Ultimaker'.H9:'couche trace débit vitesse_Ultimaker'.H9">
            <calcext:condition calcext:apply-style-name="ConditionalStyle_2" calcext:value="&lt;[.$C$2]" calcext:base-cell-address="'couche trace débit vitesse_Ultimaker'.H9"/>
            <calcext:condition calcext:apply-style-name="ConditionalStyle_3" calcext:value="&gt;[.$C$4]" calcext:base-cell-address="'couche trace débit vitesse_Ultimaker'.H9"/>
          </calcext:conditional-format>
          <calcext:conditional-format calcext:target-range-address="'couche trace débit vitesse_Ultimaker'.D9:'couche trace débit vitesse_Ultimaker'.D9">
            <calcext:condition calcext:apply-style-name="ConditionalStyle_2" calcext:value="&lt;[.$C$2]" calcext:base-cell-address="'couche trace débit vitesse_Ultimaker'.D9"/>
            <calcext:condition calcext:apply-style-name="ConditionalStyle_3" calcext:value="&gt;[.$C$4]" calcext:base-cell-address="'couche trace débit vitesse_Ultimaker'.D9"/>
          </calcext:conditional-format>
          <calcext:conditional-format calcext:target-range-address="'couche trace débit vitesse_Ultimaker'.C9:'couche trace débit vitesse_Ultimaker'.C9">
            <calcext:condition calcext:apply-style-name="ConditionalStyle_1" calcext:value="&gt;4" calcext:base-cell-address="'couche trace débit vitesse_Ultimaker'.C9"/>
          </calcext:conditional-format>
          <calcext:conditional-format calcext:target-range-address="'couche trace débit vitesse_Ultimaker'.S33:'couche trace débit vitesse_Ultimaker'.S34 'couche trace débit vitesse_Ultimaker'.G34:'couche trace débit vitesse_Ultimaker'.G34">
            <calcext:condition calcext:apply-style-name="ConditionalStyle_1" calcext:value="&gt;4" calcext:base-cell-address="'couche trace débit vitesse_Ultimaker'.S33"/>
          </calcext:conditional-format>
          <calcext:conditional-format calcext:target-range-address="'couche trace débit vitesse_Ultimaker'.T33:'couche trace débit vitesse_Ultimaker'.T33">
            <calcext:condition calcext:apply-style-name="ConditionalStyle_2" calcext:value="&lt;[.$C$2]" calcext:base-cell-address="'couche trace débit vitesse_Ultimaker'.T33"/>
            <calcext:condition calcext:apply-style-name="ConditionalStyle_3" calcext:value="&gt;[.$C$4]" calcext:base-cell-address="'couche trace débit vitesse_Ultimaker'.T33"/>
          </calcext:conditional-format>
          <calcext:conditional-format calcext:target-range-address="'couche trace débit vitesse_Ultimaker'.O34:'couche trace débit vitesse_Ultimaker'.O34">
            <calcext:condition calcext:apply-style-name="ConditionalStyle_1" calcext:value="&gt;4" calcext:base-cell-address="'couche trace débit vitesse_Ultimaker'.O34"/>
          </calcext:conditional-format>
          <calcext:conditional-format calcext:target-range-address="'couche trace débit vitesse_Ultimaker'.P34:'couche trace débit vitesse_Ultimaker'.P34">
            <calcext:condition calcext:apply-style-name="ConditionalStyle_2" calcext:value="&lt;[.$C$2]" calcext:base-cell-address="'couche trace débit vitesse_Ultimaker'.P34"/>
            <calcext:condition calcext:apply-style-name="ConditionalStyle_3" calcext:value="&gt;[.$C$4]" calcext:base-cell-address="'couche trace débit vitesse_Ultimaker'.P34"/>
          </calcext:conditional-format>
          <calcext:conditional-format calcext:target-range-address="'couche trace débit vitesse_Ultimaker'.K34:'couche trace débit vitesse_Ultimaker'.K34">
            <calcext:condition calcext:apply-style-name="ConditionalStyle_1" calcext:value="&gt;4" calcext:base-cell-address="'couche trace débit vitesse_Ultimaker'.K34"/>
          </calcext:conditional-format>
          <calcext:conditional-format calcext:target-range-address="'couche trace débit vitesse_Ultimaker'.L34:'couche trace débit vitesse_Ultimaker'.L34">
            <calcext:condition calcext:apply-style-name="ConditionalStyle_2" calcext:value="&lt;[.$C$2]" calcext:base-cell-address="'couche trace débit vitesse_Ultimaker'.L34"/>
            <calcext:condition calcext:apply-style-name="ConditionalStyle_3" calcext:value="&gt;[.$C$4]" calcext:base-cell-address="'couche trace débit vitesse_Ultimaker'.L34"/>
          </calcext:conditional-format>
          <calcext:conditional-format calcext:target-range-address="'couche trace débit vitesse_Ultimaker'.H34:'couche trace débit vitesse_Ultimaker'.H34">
            <calcext:condition calcext:apply-style-name="ConditionalStyle_2" calcext:value="&lt;[.$C$2]" calcext:base-cell-address="'couche trace débit vitesse_Ultimaker'.H34"/>
            <calcext:condition calcext:apply-style-name="ConditionalStyle_3" calcext:value="&gt;[.$C$4]" calcext:base-cell-address="'couche trace débit vitesse_Ultimaker'.H34"/>
          </calcext:conditional-format>
          <calcext:conditional-format calcext:target-range-address="'couche trace débit vitesse_Ultimaker'.D34:'couche trace débit vitesse_Ultimaker'.D34">
            <calcext:condition calcext:apply-style-name="ConditionalStyle_2" calcext:value="&lt;[.$C$2]" calcext:base-cell-address="'couche trace débit vitesse_Ultimaker'.D34"/>
            <calcext:condition calcext:apply-style-name="ConditionalStyle_3" calcext:value="&gt;[.$C$4]" calcext:base-cell-address="'couche trace débit vitesse_Ultimaker'.D34"/>
          </calcext:conditional-format>
          <calcext:conditional-format calcext:target-range-address="'couche trace débit vitesse_Ultimaker'.C34:'couche trace débit vitesse_Ultimaker'.C34">
            <calcext:condition calcext:apply-style-name="ConditionalStyle_1" calcext:value="&gt;4" calcext:base-cell-address="'couche trace débit vitesse_Ultimaker'.C34"/>
          </calcext:conditional-format>
        </calcext:conditional-formats>
      </table:table>
      <table:table table:name="couche trace débit vitesse" table:style-name="ta5">
        <office:forms form:automatic-focus="false" form:apply-design-mode="false"/>
        <table:table-column table:style-name="co1" table:default-cell-style-name="ce96"/>
        <table:table-column table:style-name="co2" table:default-cell-style-name="ce104"/>
        <table:table-column table:style-name="co10" table:default-cell-style-name="ce104"/>
        <table:table-column table:style-name="co11" table:number-columns-repeated="12" table:default-cell-style-name="ce104"/>
        <table:table-column table:style-name="co3" table:number-columns-repeated="2" table:default-cell-style-name="ce96"/>
        <table:table-column table:style-name="co3" table:default-cell-style-name="ce178"/>
        <table:table-column table:style-name="co3" table:number-columns-repeated="9" table:default-cell-style-name="ce126"/>
        <table:table-column table:style-name="co3" table:number-columns-repeated="4" table:default-cell-style-name="ce96"/>
        <table:table-column table:style-name="co3" table:number-columns-repeated="6" table:default-cell-style-name="ce126"/>
        <table:table-column table:style-name="co3" table:default-cell-style-name="ce178"/>
        <table:table-column table:style-name="co3" table:default-cell-style-name="ce126"/>
        <table:table-column table:style-name="co3" table:number-columns-repeated="22" table:default-cell-style-name="ce96"/>
        <table:table-column table:style-name="co3" table:default-cell-style-name="ce178"/>
        <table:table-column table:style-name="co4" table:number-columns-repeated="962" table:default-cell-style-name="ce96"/>
        <table:table-row table:style-name="ro1">
          <table:table-cell table:style-name="ce95" office:value-type="string" calcext:value-type="string">
            <text:p>Diamètre buse</text:p>
          </table:table-cell>
          <table:table-cell table:style-name="ce102"/>
          <table:table-cell table:style-name="ce109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109"/>
          <table:table-cell table:style-name="ce194" office:value-type="float" office:value="0.4" calcext:value-type="float" table:number-columns-spanned="20" table:number-rows-spanned="1">
            <text:p>0,4</text:p>
          </table:table-cell>
          <table:covered-table-cell table:number-columns-repeated="19" table:style-name="ce194"/>
          <table:table-cell table:style-name="ce194" office:value-type="float" office:value="0.5" calcext:value-type="float" table:number-columns-spanned="24" table:number-rows-spanned="1">
            <text:p>0,5</text:p>
          </table:table-cell>
          <table:covered-table-cell table:number-columns-repeated="23" table:style-name="ce194"/>
          <table:table-cell table:style-name="ce95" table:number-columns-repeated="4"/>
          <table:table-cell table:style-name="ce109" office:value-type="float" office:value="1.2" calcext:value-type="float" table:number-columns-spanned="20" table:number-rows-spanned="1">
            <text:p>1,2</text:p>
          </table:table-cell>
          <table:covered-table-cell table:number-columns-repeated="19" table:style-name="ce109"/>
          <table:table-cell table:style-name="ce95" table:number-columns-repeated="11"/>
          <table:table-cell table:style-name="ce109" office:value-type="float" office:value="0.6" calcext:value-type="float" table:number-columns-spanned="16" table:number-rows-spanned="1">
            <text:p>0,6</text:p>
          </table:table-cell>
          <table:covered-table-cell table:number-columns-repeated="15" table:style-name="ce109"/>
          <table:table-cell table:style-name="ce95" table:number-columns-repeated="911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103" office:value-type="percentage" office:value="0.5" calcext:value-type="percentage">
            <text:p>50 %</text:p>
          </table:table-cell>
          <table:table-cell table:style-name="ce115" table:formula="of:=[.$C$1]*[.B2]" office:value-type="float" office:value="0.15" calcext:value-type="float" table:number-columns-spanned="16" table:number-rows-spanned="1">
            <text:p>0,15</text:p>
          </table:table-cell>
          <table:covered-table-cell table:number-columns-repeated="15" table:style-name="ce115"/>
          <table:table-cell table:style-name="ce195" table:formula="of:=[.$S$1]*[.B2]" office:value-type="float" office:value="0.2" calcext:value-type="float" table:number-columns-spanned="20" table:number-rows-spanned="1">
            <text:p>0,2</text:p>
          </table:table-cell>
          <table:covered-table-cell table:number-columns-repeated="19" table:style-name="ce195"/>
          <table:table-cell table:style-name="ce220" table:formula="of:=[.AM1]*[.B2]" office:value-type="float" office:value="0.25" calcext:value-type="float" table:number-columns-spanned="24" table:number-rows-spanned="1">
            <text:p>0,25</text:p>
          </table:table-cell>
          <table:covered-table-cell table:number-columns-repeated="23" table:style-name="ce220"/>
          <table:table-cell table:number-columns-repeated="4"/>
          <table:table-cell table:style-name="ce110" table:formula="of:=[.BO1]*[.B2]" office:value-type="float" office:value="0.6" calcext:value-type="float" table:number-columns-spanned="20" table:number-rows-spanned="1">
            <text:p>0,6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2]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103" office:value-type="percentage" office:value="0.8" calcext:value-type="percentage">
            <text:p>80 %</text:p>
          </table:table-cell>
          <table:table-cell table:style-name="ce115" table:formula="of:=[.$C$1]*[.B3]" office:value-type="float" office:value="0.24" calcext:value-type="float" table:number-columns-spanned="16" table:number-rows-spanned="1">
            <text:p>0,24</text:p>
          </table:table-cell>
          <table:covered-table-cell table:number-columns-repeated="15" table:style-name="ce115"/>
          <table:table-cell table:style-name="ce195" table:formula="of:=[.$S$1]*[.B3]" office:value-type="float" office:value="0.32" calcext:value-type="float" table:number-columns-spanned="20" table:number-rows-spanned="1">
            <text:p>0,32</text:p>
          </table:table-cell>
          <table:covered-table-cell table:number-columns-repeated="19" table:style-name="ce195"/>
          <table:table-cell table:style-name="ce220" table:formula="of:=[.AM1]*[.B3]" office:value-type="float" office:value="0.4" calcext:value-type="float" table:number-columns-spanned="24" table:number-rows-spanned="1">
            <text:p>0,4</text:p>
          </table:table-cell>
          <table:covered-table-cell table:number-columns-repeated="23" table:style-name="ce220"/>
          <table:table-cell table:number-columns-repeated="4"/>
          <table:table-cell table:style-name="ce110" table:formula="of:=[.BO1]*[.B3]" office:value-type="float" office:value="0.96" calcext:value-type="float" table:number-columns-spanned="20" table:number-rows-spanned="1">
            <text:p>0,96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3]" office:value-type="float" office:value="0.48" calcext:value-type="float" table:number-columns-spanned="16" table:number-rows-spanned="1">
            <text:p>0,48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103" office:value-type="percentage" office:value="1.2" calcext:value-type="percentage">
            <text:p>120 %</text:p>
          </table:table-cell>
          <table:table-cell table:style-name="ce115" table:formula="of:=[.$C$1]*[.B4]" office:value-type="float" office:value="0.36" calcext:value-type="float" table:number-columns-spanned="16" table:number-rows-spanned="1">
            <text:p>0,36</text:p>
          </table:table-cell>
          <table:covered-table-cell table:number-columns-repeated="15" table:style-name="ce115"/>
          <table:table-cell table:style-name="ce195" table:formula="of:=[.$S$1]*[.B4]" office:value-type="float" office:value="0.48" calcext:value-type="float" table:number-columns-spanned="20" table:number-rows-spanned="1">
            <text:p>0,48</text:p>
          </table:table-cell>
          <table:covered-table-cell table:number-columns-repeated="19" table:style-name="ce195"/>
          <table:table-cell table:style-name="ce220" table:formula="of:=[.AM1]*[.B4]" office:value-type="float" office:value="0.6" calcext:value-type="float" table:number-columns-spanned="24" table:number-rows-spanned="1">
            <text:p>0,6</text:p>
          </table:table-cell>
          <table:covered-table-cell table:number-columns-repeated="23" table:style-name="ce220"/>
          <table:table-cell table:number-columns-repeated="4"/>
          <table:table-cell table:style-name="ce110" table:formula="of:=[.BO1]*[.B4]" office:value-type="float" office:value="1.44" calcext:value-type="float" table:number-columns-spanned="20" table:number-rows-spanned="1">
            <text:p>1,44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4]" office:value-type="float" office:value="0.72" calcext:value-type="float" table:number-columns-spanned="16" table:number-rows-spanned="1">
            <text:p>0,72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103"/>
          <table:table-cell table:style-name="ce109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9"/>
          <table:table-cell table:style-name="ce194" office:value-type="float" office:value="3.2" calcext:value-type="float" table:number-columns-spanned="20" table:number-rows-spanned="1">
            <text:p>3,2</text:p>
          </table:table-cell>
          <table:covered-table-cell table:number-columns-repeated="19" table:style-name="ce194"/>
          <table:table-cell table:style-name="ce194" office:value-type="float" office:value="8" calcext:value-type="float" table:number-columns-spanned="24" table:number-rows-spanned="1">
            <text:p>8</text:p>
          </table:table-cell>
          <table:covered-table-cell table:number-columns-repeated="23" table:style-name="ce194"/>
          <table:table-cell table:number-columns-repeated="4"/>
          <table:table-cell table:style-name="ce109" office:value-type="float" office:value="12" calcext:value-type="float" table:number-columns-spanned="20" table:number-rows-spanned="1">
            <text:p>12</text:p>
          </table:table-cell>
          <table:covered-table-cell table:number-columns-repeated="19" table:style-name="ce109"/>
          <table:table-cell table:number-columns-repeated="11"/>
          <table:table-cell table:style-name="ce109" office:value-type="float" office:value="12" calcext:value-type="float" table:number-columns-spanned="16" table:number-rows-spanned="1">
            <text:p>12</text:p>
          </table:table-cell>
          <table:covered-table-cell table:number-columns-repeated="15" table:style-name="ce109"/>
          <table:table-cell table:number-columns-repeated="911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80" office:value-type="percentage" office:value="0.165" calcext:value-type="percentage" table:number-columns-spanned="4" table:number-rows-spanned="1">
            <text:p>16,5%</text:p>
          </table:table-cell>
          <table:covered-table-cell table:number-columns-repeated="3" table:style-name="ce180"/>
          <table:table-cell table:style-name="ce186" office:value-type="percentage" office:value="0.333" calcext:value-type="percentage" table:number-columns-spanned="4" table:number-rows-spanned="1">
            <text:p>33,3%</text:p>
          </table:table-cell>
          <table:covered-table-cell table:number-columns-repeated="3" table:style-name="ce186"/>
          <table:table-cell table:style-name="ce190" office:value-type="percentage" office:value="0.5" calcext:value-type="percentage" table:number-columns-spanned="4" table:number-rows-spanned="1">
            <text:p>50,0%</text:p>
          </table:table-cell>
          <table:covered-table-cell table:number-columns-repeated="3" table:style-name="ce190"/>
          <table:table-cell table:style-name="ce186" office:value-type="percentage" office:value="0.66669" calcext:value-type="percentage" table:number-columns-spanned="4" table:number-rows-spanned="1">
            <text:p>66,7%</text:p>
          </table:table-cell>
          <table:covered-table-cell table:number-columns-repeated="3" table:style-name="ce186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214" office:value-type="percentage" office:value="0.625" calcext:value-type="percentage" table:number-columns-spanned="4" table:number-rows-spanned="1">
            <text:p>62,5%</text:p>
          </table:table-cell>
          <table:covered-table-cell table:number-columns-repeated="3" table:style-name="ce214"/>
          <table:table-cell table:style-name="ce111" office:value-type="percentage" office:value="0.75" calcext:value-type="percentage" table:number-columns-spanned="4" table:number-rows-spanned="1">
            <text:p>75 %</text:p>
          </table:table-cell>
          <table:covered-table-cell table:number-columns-repeated="3" table:style-name="ce111"/>
          <table:table-cell table:style-name="ce111" office:value-type="percentage" office:value="0.2" calcext:value-type="percentage" table:number-columns-spanned="4" table:number-rows-spanned="1">
            <text:p>20 %</text:p>
          </table:table-cell>
          <table:covered-table-cell table:number-columns-repeated="3" table:style-name="ce111"/>
          <table:table-cell table:style-name="ce111" office:value-type="percentage" office:value="0.3" calcext:value-type="percentage" table:number-columns-spanned="4" table:number-rows-spanned="1">
            <text:p>30 %</text:p>
          </table:table-cell>
          <table:covered-table-cell table:number-columns-repeated="3" table:style-name="ce111"/>
          <table:table-cell table:style-name="ce111" office:value-type="percentage" office:value="0.4" calcext:value-type="percentage" table:number-columns-spanned="4" table:number-rows-spanned="1">
            <text:p>40 %</text:p>
          </table:table-cell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111" office:value-type="percentage" office:value="0.6" calcext:value-type="percentage" table:number-columns-spanned="4" table:number-rows-spanned="1">
            <text:p>60 %</text:p>
          </table:table-cell>
          <table:covered-table-cell table:number-columns-repeated="3" table:style-name="ce111"/>
          <table:table-cell table:style-name="ce177" office:value-type="percentage" office:value="0.8" calcext:value-type="percentage" table:number-columns-spanned="4" table:number-rows-spanned="1">
            <text:p>80 %</text:p>
          </table:table-cell>
          <table:covered-table-cell table:number-columns-repeated="3" table:style-name="ce177"/>
          <table:table-cell table:number-columns-repeated="3"/>
          <table:table-cell table:style-name="ce177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77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177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25"/>
          <table:table-cell table:style-name="ce125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125"/>
          <table:table-cell table:number-columns-repeated="11"/>
          <table:table-cell table:style-name="ce111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111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25"/>
          <table:table-cell table:style-name="ce111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111"/>
          <table:table-cell table:number-columns-repeated="911"/>
        </table:table-row>
        <table:table-row table:style-name="ro1">
          <table:table-cell table:style-name="ce97" office:value-type="string" calcext:value-type="string">
            <text:p>Couche</text:p>
          </table:table-cell>
          <table:table-cell table:style-name="ce105"/>
          <table:table-cell table:style-name="ce181" table:formula="of:=[.$C$1]*[.C6]" office:value-type="float" office:value="0.0495" calcext:value-type="float" table:number-columns-spanned="4" table:number-rows-spanned="1">
            <text:p>0,050</text:p>
          </table:table-cell>
          <table:covered-table-cell table:number-columns-repeated="3" table:style-name="ce181"/>
          <table:table-cell table:style-name="ce112" table:formula="of:=[.$C$1]*[.G6]" office:value-type="float" office:value="0.0999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91" table:formula="of:=[.$C$1]*[.K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91"/>
          <table:table-cell table:style-name="ce181" table:formula="of:=[.$C$1]*[.O6]" office:value-type="float" office:value="0.200007" calcext:value-type="float" table:number-columns-spanned="4" table:number-rows-spanned="1">
            <text:p>0,200</text:p>
          </table:table-cell>
          <table:covered-table-cell table:number-columns-repeated="3" table:style-name="ce181"/>
          <table:table-cell table:style-name="ce112" table:formula="of:=[.$S$1]*[.S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12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12"/>
          <table:table-cell table:style-name="ce112" table:formula="of:=[.$S$1]*[.AA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12"/>
          <table:table-cell table:style-name="ce112" table:formula="of:=[.$S$1]*[.AE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112"/>
          <table:table-cell table:style-name="ce112" table:formula="of:=[.$S$1]*[.AI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12"/>
          <table:table-cell table:style-name="ce112" table:formula="of:=[.$AM$1]*[.AM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12" table:formula="of:=[.$AM$1]*[.AQ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12"/>
          <table:table-cell table:style-name="ce112" table:formula="of:=[.$AM$1]*[.AU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12"/>
          <table:table-cell table:style-name="ce112" table:formula="of:=[.$AM$1]*[.AY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112"/>
          <table:table-cell table:style-name="ce112" table:formula="of:=[.$AM$1]*[.BC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12"/>
          <table:table-cell table:style-name="ce181" table:formula="of:=[.$AM$1]*[.BG6]" office:value-type="float" office:value="0.4" calcext:value-type="float" table:number-columns-spanned="4" table:number-rows-spanned="1">
            <text:p>0,400</text:p>
          </table:table-cell>
          <table:covered-table-cell table:number-columns-repeated="3" table:style-name="ce181"/>
          <table:table-cell table:style-name="ce97" table:number-columns-repeated="3"/>
          <table:table-cell table:style-name="ce233"/>
          <table:table-cell table:style-name="ce234" table:formula="of:=[.$BO$1]*[.BO6]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34"/>
          <table:table-cell table:style-name="ce233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33"/>
          <table:table-cell table:style-name="ce234" table:formula="of:=[.$BO$1]*[.BW6]" office:value-type="float" office:value="0.5000000004" calcext:value-type="float" table:number-columns-spanned="4" table:number-rows-spanned="1">
            <text:p>0,5000000004</text:p>
          </table:table-cell>
          <table:covered-table-cell table:number-columns-repeated="3" table:style-name="ce234"/>
          <table:table-cell table:style-name="ce261" table:formula="of:=[.$BO$1]*[.CA6]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261"/>
          <table:table-cell table:style-name="ce261" table:formula="of:=[.$BO$1]*[.CE6]" office:value-type="float" office:value="0.75" calcext:value-type="float" table:number-columns-spanned="4" table:number-rows-spanned="1">
            <text:p>0,75</text:p>
          </table:table-cell>
          <table:covered-table-cell table:number-columns-repeated="3" table:style-name="ce261"/>
          <table:table-cell table:style-name="ce97" table:number-columns-repeated="11"/>
          <table:table-cell table:style-name="ce234" office:value-type="float" office:value="0.1" calcext:value-type="float" table:number-columns-spanned="4" table:number-rows-spanned="1">
            <text:p>0,1</text:p>
          </table:table-cell>
          <table:covered-table-cell table:number-columns-repeated="3" table:style-name="ce234"/>
          <table:table-cell table:style-name="ce234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234"/>
          <table:table-cell table:style-name="ce261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61"/>
          <table:table-cell table:style-name="ce234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34"/>
          <table:table-cell table:style-name="ce97" table:number-columns-repeated="911"/>
        </table:table-row>
        <table:table-row table:style-name="ro5">
          <table:table-cell office:value-type="string" calcext:value-type="string">
            <text:p>first layer</text:p>
          </table:table-cell>
          <table:table-cell table:style-name="ce103"/>
          <table:table-cell table:style-name="ce182" office:value-type="percentage" office:value="5" calcext:value-type="percentage">
            <text:p>500 %</text:p>
          </table:table-cell>
          <table:table-cell table:style-name="ce183" table:formula="of:=[.C$7]*[.$C8]" office:value-type="float" office:value="0.2475" calcext:value-type="float">
            <text:p>0,25</text:p>
          </table:table-cell>
          <table:table-cell table:style-name="ce184" table:formula="of:=[.$C$7]*[.D8]" office:value-type="float" office:value="0.01225125" calcext:value-type="float">
            <text:p>0,0123</text:p>
          </table:table-cell>
          <table:table-cell table:style-name="ce140" table:formula="of:=[.$C$5]/[.E8]" office:value-type="float" office:value="326.497296194266" calcext:value-type="float">
            <text:p>326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8]" office:value-type="float" office:value="0.23976" calcext:value-type="float">
            <text:p>0,24</text:p>
          </table:table-cell>
          <table:table-cell table:style-name="ce184" table:formula="of:=[.$G$7]*[.H8]" office:value-type="float" office:value="0.023952024" calcext:value-type="float">
            <text:p>0,0240</text:p>
          </table:table-cell>
          <table:table-cell table:style-name="ce140" table:formula="of:=[.$C$5]/[.I8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8]" office:value-type="float" office:value="0.3" calcext:value-type="float">
            <text:p>0,30</text:p>
          </table:table-cell>
          <table:table-cell table:style-name="ce184" table:formula="of:=[.$K$7]*[.L8]" office:value-type="float" office:value="0.045" calcext:value-type="float">
            <text:p>0,0450</text:p>
          </table:table-cell>
          <table:table-cell table:style-name="ce140" table:formula="of:=[.$C$5]/[.M8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8]" office:value-type="float" office:value="0.35001225" calcext:value-type="float">
            <text:p>0,35</text:p>
          </table:table-cell>
          <table:table-cell table:style-name="ce184" table:formula="of:=[.$O$7]*[.P8]" office:value-type="float" office:value="0.07000490008575" calcext:value-type="float">
            <text:p>0,0700</text:p>
          </table:table-cell>
          <table:table-cell table:style-name="ce140" table:formula="of:=[.$C$5]/[.Q8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8]" office:value-type="float" office:value="0.4" calcext:value-type="float">
            <text:p>0,4</text:p>
          </table:table-cell>
          <table:table-cell table:style-name="ce115" table:formula="of:=[.$S$7]*[.T8]" office:value-type="float" office:value="0.04" calcext:value-type="float">
            <text:p>0,04</text:p>
          </table:table-cell>
          <table:table-cell table:style-name="ce122" table:formula="of:=[.$S$5]/[.U8]" office:value-type="float" office:value="80" calcext:value-type="float">
            <text:p>80</text:p>
          </table:table-cell>
          <table:table-cell table:style-name="ce197" office:value-type="percentage" office:value="2.67" calcext:value-type="percentage">
            <text:p>267 %</text:p>
          </table:table-cell>
          <table:table-cell table:style-name="ce204" table:formula="of:=[.W$7]*[.$W8]" office:value-type="float" office:value="0.4005" calcext:value-type="float">
            <text:p>0,4005</text:p>
          </table:table-cell>
          <table:table-cell table:style-name="ce115" table:formula="of:=[.$W$7]*[.X8]" office:value-type="float" office:value="0.060075" calcext:value-type="float">
            <text:p>0,060075</text:p>
          </table:table-cell>
          <table:table-cell table:style-name="ce140" table:formula="of:=[.$S$5]/[.Y8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8]" office:value-type="float" office:value="0.4" calcext:value-type="float">
            <text:p>0,4</text:p>
          </table:table-cell>
          <table:table-cell table:style-name="ce115" table:formula="of:=[.$AA$7]*[.AB8]" office:value-type="float" office:value="0.08" calcext:value-type="float">
            <text:p>0,08</text:p>
          </table:table-cell>
          <table:table-cell table:style-name="ce140" table:formula="of:=[.$S$5]/[.AC8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8]" office:value-type="float" office:value="0.48" calcext:value-type="float">
            <text:p>0,48</text:p>
          </table:table-cell>
          <table:table-cell table:style-name="ce115" table:formula="of:=[.$AE$7]*[.AF8]" office:value-type="float" office:value="0.12" calcext:value-type="float">
            <text:p>0,12</text:p>
          </table:table-cell>
          <table:table-cell table:style-name="ce140" table:formula="of:=[.$S$5]/[.AG8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office:value-type="float" office:value="0.4" calcext:value-type="float">
            <text:p>0,4</text:p>
          </table:table-cell>
          <table:table-cell table:style-name="ce152" table:formula="of:=[.$AI$7]*[.AJ8]" office:value-type="float" office:value="0.12" calcext:value-type="float">
            <text:p>0,12</text:p>
          </table:table-cell>
          <table:table-cell table:style-name="ce140" table:formula="of:=[.$S$5]/[.AK8]" office:value-type="float" office:value="26.6666666666667" calcext:value-type="float">
            <text:p>27</text:p>
          </table:table-cell>
          <table:table-cell table:style-name="ce221" office:value-type="percentage" office:value="4" calcext:value-type="percentage">
            <text:p>400 %</text:p>
          </table:table-cell>
          <table:table-cell table:style-name="ce223" table:formula="of:=[.$AM$7]*[.AM8]" office:value-type="float" office:value="0.4" calcext:value-type="float">
            <text:p>0,4</text:p>
          </table:table-cell>
          <table:table-cell table:style-name="ce152" table:formula="of:=[.$AM$7]*[.AN8]" office:value-type="float" office:value="0.04" calcext:value-type="float">
            <text:p>0,04</text:p>
          </table:table-cell>
          <table:table-cell table:style-name="ce140" table:formula="of:=[.$AM$5]/[.AO8]" office:value-type="float" office:value="200" calcext:value-type="float">
            <text:p>200</text:p>
          </table:table-cell>
          <table:table-cell table:style-name="ce225" office:value-type="percentage" office:value="2.67" calcext:value-type="percentage">
            <text:p>267 %</text:p>
          </table:table-cell>
          <table:table-cell table:style-name="ce227" table:formula="of:=[.$AQ$7]*[.AQ8]" office:value-type="float" office:value="0.4005" calcext:value-type="float">
            <text:p>0,40</text:p>
          </table:table-cell>
          <table:table-cell table:style-name="ce152" table:formula="of:=[.$AQ$7]*[.AR8]" office:value-type="float" office:value="0.060075" calcext:value-type="float">
            <text:p>0,06</text:p>
          </table:table-cell>
          <table:table-cell table:style-name="ce140" table:formula="of:=[.$AM$5]/[.AS8]" office:value-type="float" office:value="133.166874739908" calcext:value-type="float">
            <text:p>133</text:p>
          </table:table-cell>
          <table:table-cell table:style-name="ce229" office:value-type="percentage" office:value="2" calcext:value-type="percentage">
            <text:p>200 %</text:p>
          </table:table-cell>
          <table:table-cell table:style-name="ce223" table:formula="of:=[.$AU$7]*[.AU8]" office:value-type="float" office:value="0.4" calcext:value-type="float">
            <text:p>0,4</text:p>
          </table:table-cell>
          <table:table-cell table:style-name="ce152" table:formula="of:=[.$AU$7]*[.AV8]" office:value-type="float" office:value="0.08" calcext:value-type="float">
            <text:p>0,08</text:p>
          </table:table-cell>
          <table:table-cell table:style-name="ce140" table:formula="of:=[.$AM$5]/[.AW8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8]" office:value-type="float" office:value="0.5" calcext:value-type="float">
            <text:p>0,5</text:p>
          </table:table-cell>
          <table:table-cell table:style-name="ce152" table:formula="of:=[.$AY$7]*[.AZ8]" office:value-type="float" office:value="0.125" calcext:value-type="float">
            <text:p>0,13</text:p>
          </table:table-cell>
          <table:table-cell table:style-name="ce140" table:formula="of:=[.$AM$5]/[.BA8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8]" office:value-type="float" office:value="0.6" calcext:value-type="float">
            <text:p>0,6</text:p>
          </table:table-cell>
          <table:table-cell table:style-name="ce152" table:formula="of:=[.$BC$7]*[.BD8]" office:value-type="float" office:value="0.18" calcext:value-type="float">
            <text:p>0,18</text:p>
          </table:table-cell>
          <table:table-cell table:style-name="ce140" table:formula="of:=[.$AM$5]/[.BE8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8]" office:value-type="float" office:value="0.6" calcext:value-type="float">
            <text:p>0,6</text:p>
          </table:table-cell>
          <table:table-cell table:style-name="ce152" table:formula="of:=[.$BG$7]*[.BH8]" office:value-type="float" office:value="0.24" calcext:value-type="float">
            <text:p>0,24</text:p>
          </table:table-cell>
          <table:table-cell table:style-name="ce140" table:formula="of:=[.$AM$5]/[.BI8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4" calcext:value-type="percentage">
            <text:p>400 %</text:p>
          </table:table-cell>
          <table:table-cell table:style-name="ce245" table:formula="of:=[.$BO$7]*[.BO8]" office:value-type="float" office:value="1.2" calcext:value-type="float">
            <text:p>1,2</text:p>
          </table:table-cell>
          <table:table-cell table:style-name="ce152" table:formula="of:=[.$BO$7]*[.BP8]" office:value-type="float" office:value="0.36" calcext:value-type="float">
            <text:p>0,36</text:p>
          </table:table-cell>
          <table:table-cell table:style-name="ce140" table:formula="of:=[.$BO$5]/[.BQ8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8]" office:value-type="float" office:value="1.2" calcext:value-type="float">
            <text:p>1,2</text:p>
          </table:table-cell>
          <table:table-cell table:style-name="ce152" table:formula="of:=[.$BS$7]*[.BT8]" office:value-type="float" office:value="0.48" calcext:value-type="float">
            <text:p>0,48</text:p>
          </table:table-cell>
          <table:table-cell table:style-name="ce140" table:formula="of:=[.$BO$5]/[.BU8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8]" office:value-type="float" office:value="1.250000001" calcext:value-type="float">
            <text:p>1,250000001</text:p>
          </table:table-cell>
          <table:table-cell table:style-name="ce152" table:formula="of:=[.$BW$7]*[.BX8]" office:value-type="float" office:value="0.625000001" calcext:value-type="float">
            <text:p>0,63</text:p>
          </table:table-cell>
          <table:table-cell table:style-name="ce140" table:formula="of:=[.$BO$5]/[.BY8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8]" office:value-type="float" office:value="1.2" calcext:value-type="float">
            <text:p>1,2</text:p>
          </table:table-cell>
          <table:table-cell table:style-name="ce152" table:formula="of:=[.$CA$7]*[.CB8]" office:value-type="float" office:value="0.72" calcext:value-type="float">
            <text:p>0,72</text:p>
          </table:table-cell>
          <table:table-cell table:style-name="ce251" table:formula="of:=[.$BO$5]/[.CC8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8]" office:value-type="float" office:value="1.425" calcext:value-type="float">
            <text:p>1,425</text:p>
          </table:table-cell>
          <table:table-cell table:style-name="ce152" table:formula="of:=[.$CE$7]*[.CF8]" office:value-type="float" office:value="1.06875" calcext:value-type="float">
            <text:p>1,07</text:p>
          </table:table-cell>
          <table:table-cell table:style-name="ce251" table:formula="of:=[.$BO$5]/[.CG8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8]" office:value-type="float" office:value="0.48" calcext:value-type="float">
            <text:p>0,48</text:p>
          </table:table-cell>
          <table:table-cell table:style-name="ce152" table:formula="of:=[.$CT$7]*[.CU8]" office:value-type="float" office:value="0.048" calcext:value-type="float">
            <text:p>0,05</text:p>
          </table:table-cell>
          <table:table-cell table:style-name="ce140" table:formula="of:=[.$CT$5]/[.CV8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8]" office:value-type="float" office:value="0.6" calcext:value-type="float">
            <text:p>0,6</text:p>
          </table:table-cell>
          <table:table-cell table:style-name="ce152" table:formula="of:=[.$CX$7]*[.CY8]" office:value-type="float" office:value="0.12" calcext:value-type="float">
            <text:p>0,12</text:p>
          </table:table-cell>
          <table:table-cell table:style-name="ce140" table:formula="of:=[.$CT$5]/[.CZ8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8]" office:value-type="float" office:value="0.6" calcext:value-type="float">
            <text:p>0,6</text:p>
          </table:table-cell>
          <table:table-cell table:style-name="ce152" table:formula="of:=[.$DB$7]*[.DC8]" office:value-type="float" office:value="0.18" calcext:value-type="float">
            <text:p>0,18</text:p>
          </table:table-cell>
          <table:table-cell table:style-name="ce251" table:formula="of:=[.$CT$5]/[.DD8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8]" office:value-type="float" office:value="0.6" calcext:value-type="float">
            <text:p>0,6</text:p>
          </table:table-cell>
          <table:table-cell table:style-name="ce152" table:formula="of:=[.$DF$7]*[.DG8]" office:value-type="float" office:value="0.24" calcext:value-type="float">
            <text:p>0,24</text:p>
          </table:table-cell>
          <table:table-cell table:style-name="ce140" table:formula="of:=[.$CT$5]/[.DH8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9]" office:value-type="float" office:value="0.2376" calcext:value-type="float">
            <text:p>0,24</text:p>
          </table:table-cell>
          <table:table-cell table:style-name="ce184" table:formula="of:=[.$C$7]*[.D9]" office:value-type="float" office:value="0.0117612" calcext:value-type="float">
            <text:p>0,0118</text:p>
          </table:table-cell>
          <table:table-cell table:style-name="ce140" table:formula="of:=[.$C$5]/[.E9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9]" office:value-type="float" office:value="0.23976" calcext:value-type="float">
            <text:p>0,24</text:p>
          </table:table-cell>
          <table:table-cell table:style-name="ce184" table:formula="of:=[.$G$7]*[.H9]" office:value-type="float" office:value="0.023952024" calcext:value-type="float">
            <text:p>0,0240</text:p>
          </table:table-cell>
          <table:table-cell table:style-name="ce140" table:formula="of:=[.$C$5]/[.I9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9]" office:value-type="float" office:value="0.3" calcext:value-type="float">
            <text:p>0,30</text:p>
          </table:table-cell>
          <table:table-cell table:style-name="ce184" table:formula="of:=[.$K$7]*[.L9]" office:value-type="float" office:value="0.045" calcext:value-type="float">
            <text:p>0,0450</text:p>
          </table:table-cell>
          <table:table-cell table:style-name="ce140" table:formula="of:=[.$C$5]/[.M9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9]" office:value-type="float" office:value="0.35001225" calcext:value-type="float">
            <text:p>0,35</text:p>
          </table:table-cell>
          <table:table-cell table:style-name="ce184" table:formula="of:=[.$O$7]*[.P9]" office:value-type="float" office:value="0.07000490008575" calcext:value-type="float">
            <text:p>0,0700</text:p>
          </table:table-cell>
          <table:table-cell table:style-name="ce140" table:formula="of:=[.$C$5]/[.Q9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9]" office:value-type="float" office:value="0.4" calcext:value-type="float">
            <text:p>0,4</text:p>
          </table:table-cell>
          <table:table-cell table:style-name="ce115" table:formula="of:=[.$S$7]*[.T9]" office:value-type="float" office:value="0.04" calcext:value-type="float">
            <text:p>0,04</text:p>
          </table:table-cell>
          <table:table-cell table:style-name="ce122" table:formula="of:=[.$S$5]/[.U9]" office:value-type="float" office:value="80" calcext:value-type="float">
            <text:p>80</text:p>
          </table:table-cell>
          <table:table-cell table:style-name="ce198" office:value-type="percentage" office:value="2.67" calcext:value-type="percentage">
            <text:p>267 %</text:p>
          </table:table-cell>
          <table:table-cell table:style-name="ce205" table:formula="of:=[.W$7]*[.$W9]" office:value-type="float" office:value="0.4005" calcext:value-type="float">
            <text:p>0,4005</text:p>
          </table:table-cell>
          <table:table-cell table:style-name="ce115" table:formula="of:=[.$W$7]*[.X9]" office:value-type="float" office:value="0.060075" calcext:value-type="float">
            <text:p>0,060075</text:p>
          </table:table-cell>
          <table:table-cell table:style-name="ce140" table:formula="of:=[.$S$5]/[.Y9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9]" office:value-type="float" office:value="0.4" calcext:value-type="float">
            <text:p>0,4</text:p>
          </table:table-cell>
          <table:table-cell table:style-name="ce115" table:formula="of:=[.$AA$7]*[.AB9]" office:value-type="float" office:value="0.08" calcext:value-type="float">
            <text:p>0,08</text:p>
          </table:table-cell>
          <table:table-cell table:style-name="ce140" table:formula="of:=[.$S$5]/[.AC9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9]" office:value-type="float" office:value="0.48" calcext:value-type="float">
            <text:p>0,48</text:p>
          </table:table-cell>
          <table:table-cell table:style-name="ce115" table:formula="of:=[.$AE$7]*[.AF9]" office:value-type="float" office:value="0.12" calcext:value-type="float">
            <text:p>0,12</text:p>
          </table:table-cell>
          <table:table-cell table:style-name="ce140" table:formula="of:=[.$S$5]/[.AG9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9]" office:value-type="float" office:value="0.48" calcext:value-type="float">
            <text:p>0,48</text:p>
          </table:table-cell>
          <table:table-cell table:style-name="ce152" table:formula="of:=[.$AI$7]*[.AJ9]" office:value-type="float" office:value="0.144" calcext:value-type="float">
            <text:p>0,14</text:p>
          </table:table-cell>
          <table:table-cell table:style-name="ce140" table:formula="of:=[.$S$5]/[.AK9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9]" office:value-type="float" office:value="0.4" calcext:value-type="float">
            <text:p>0,4</text:p>
          </table:table-cell>
          <table:table-cell table:style-name="ce152" table:formula="of:=[.$AM$7]*[.AN9]" office:value-type="float" office:value="0.04" calcext:value-type="float">
            <text:p>0,04</text:p>
          </table:table-cell>
          <table:table-cell table:style-name="ce140" table:formula="of:=[.$AM$5]/[.AO9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9]" office:value-type="float" office:value="0.3975" calcext:value-type="float">
            <text:p>0,40</text:p>
          </table:table-cell>
          <table:table-cell table:style-name="ce152" table:formula="of:=[.$AQ$7]*[.AR9]" office:value-type="float" office:value="0.059625" calcext:value-type="float">
            <text:p>0,06</text:p>
          </table:table-cell>
          <table:table-cell table:style-name="ce140" table:formula="of:=[.$AM$5]/[.AS9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9]" office:value-type="float" office:value="0.4" calcext:value-type="float">
            <text:p>0,4</text:p>
          </table:table-cell>
          <table:table-cell table:style-name="ce152" table:formula="of:=[.$AU$7]*[.AV9]" office:value-type="float" office:value="0.08" calcext:value-type="float">
            <text:p>0,08</text:p>
          </table:table-cell>
          <table:table-cell table:style-name="ce140" table:formula="of:=[.$AM$5]/[.AW9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9]" office:value-type="float" office:value="0.5" calcext:value-type="float">
            <text:p>0,5</text:p>
          </table:table-cell>
          <table:table-cell table:style-name="ce152" table:formula="of:=[.$AY$7]*[.AZ9]" office:value-type="float" office:value="0.125" calcext:value-type="float">
            <text:p>0,13</text:p>
          </table:table-cell>
          <table:table-cell table:style-name="ce140" table:formula="of:=[.$AM$5]/[.BA9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9]" office:value-type="float" office:value="0.6" calcext:value-type="float">
            <text:p>0,6</text:p>
          </table:table-cell>
          <table:table-cell table:style-name="ce152" table:formula="of:=[.$BC$7]*[.BD9]" office:value-type="float" office:value="0.18" calcext:value-type="float">
            <text:p>0,18</text:p>
          </table:table-cell>
          <table:table-cell table:style-name="ce140" table:formula="of:=[.$AM$5]/[.BE9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9]" office:value-type="float" office:value="0.6" calcext:value-type="float">
            <text:p>0,6</text:p>
          </table:table-cell>
          <table:table-cell table:style-name="ce152" table:formula="of:=[.$BG$7]*[.BH9]" office:value-type="float" office:value="0.24" calcext:value-type="float">
            <text:p>0,24</text:p>
          </table:table-cell>
          <table:table-cell table:style-name="ce140" table:formula="of:=[.$AM$5]/[.BI9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4" calcext:value-type="percentage">
            <text:p>400 %</text:p>
          </table:table-cell>
          <table:table-cell table:style-name="ce245" table:formula="of:=[.$BO$7]*[.BO9]" office:value-type="float" office:value="1.2" calcext:value-type="float">
            <text:p>1,2</text:p>
          </table:table-cell>
          <table:table-cell table:style-name="ce152" table:formula="of:=[.$BO$7]*[.BP9]" office:value-type="float" office:value="0.36" calcext:value-type="float">
            <text:p>0,36</text:p>
          </table:table-cell>
          <table:table-cell table:style-name="ce140" table:formula="of:=[.$BO$5]/[.BQ9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9]" office:value-type="float" office:value="1.2" calcext:value-type="float">
            <text:p>1,2</text:p>
          </table:table-cell>
          <table:table-cell table:style-name="ce152" table:formula="of:=[.$BS$7]*[.BT9]" office:value-type="float" office:value="0.48" calcext:value-type="float">
            <text:p>0,48</text:p>
          </table:table-cell>
          <table:table-cell table:style-name="ce140" table:formula="of:=[.$BO$5]/[.BU9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9]" office:value-type="float" office:value="1.250000001" calcext:value-type="float">
            <text:p>1,250000001</text:p>
          </table:table-cell>
          <table:table-cell table:style-name="ce152" table:formula="of:=[.$BW$7]*[.BX9]" office:value-type="float" office:value="0.625000001" calcext:value-type="float">
            <text:p>0,63</text:p>
          </table:table-cell>
          <table:table-cell table:style-name="ce140" table:formula="of:=[.$BO$5]/[.BY9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9]" office:value-type="float" office:value="1.2" calcext:value-type="float">
            <text:p>1,2</text:p>
          </table:table-cell>
          <table:table-cell table:style-name="ce152" table:formula="of:=[.$CA$7]*[.CB9]" office:value-type="float" office:value="0.72" calcext:value-type="float">
            <text:p>0,72</text:p>
          </table:table-cell>
          <table:table-cell table:style-name="ce251" table:formula="of:=[.$BO$5]/[.CC9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9]" office:value-type="float" office:value="1.425" calcext:value-type="float">
            <text:p>1,425</text:p>
          </table:table-cell>
          <table:table-cell table:style-name="ce152" table:formula="of:=[.$CE$7]*[.CF9]" office:value-type="float" office:value="1.06875" calcext:value-type="float">
            <text:p>1,07</text:p>
          </table:table-cell>
          <table:table-cell table:style-name="ce251" table:formula="of:=[.$BO$5]/[.CG9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9]" office:value-type="float" office:value="0.48" calcext:value-type="float">
            <text:p>0,48</text:p>
          </table:table-cell>
          <table:table-cell table:style-name="ce152" table:formula="of:=[.$CT$7]*[.CU9]" office:value-type="float" office:value="0.048" calcext:value-type="float">
            <text:p>0,05</text:p>
          </table:table-cell>
          <table:table-cell table:style-name="ce140" table:formula="of:=[.$CT$5]/[.CV9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9]" office:value-type="float" office:value="0.6" calcext:value-type="float">
            <text:p>0,6</text:p>
          </table:table-cell>
          <table:table-cell table:style-name="ce152" table:formula="of:=[.$CX$7]*[.CY9]" office:value-type="float" office:value="0.12" calcext:value-type="float">
            <text:p>0,12</text:p>
          </table:table-cell>
          <table:table-cell table:style-name="ce140" table:formula="of:=[.$CT$5]/[.CZ9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9]" office:value-type="float" office:value="0.6" calcext:value-type="float">
            <text:p>0,6</text:p>
          </table:table-cell>
          <table:table-cell table:style-name="ce152" table:formula="of:=[.$DB$7]*[.DC9]" office:value-type="float" office:value="0.18" calcext:value-type="float">
            <text:p>0,18</text:p>
          </table:table-cell>
          <table:table-cell table:style-name="ce251" table:formula="of:=[.$CT$5]/[.DD9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9]" office:value-type="float" office:value="0.6" calcext:value-type="float">
            <text:p>0,6</text:p>
          </table:table-cell>
          <table:table-cell table:style-name="ce152" table:formula="of:=[.$DF$7]*[.DG9]" office:value-type="float" office:value="0.24" calcext:value-type="float">
            <text:p>0,24</text:p>
          </table:table-cell>
          <table:table-cell table:style-name="ce140" table:formula="of:=[.$CT$5]/[.DH9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 externe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0]" office:value-type="float" office:value="0.2376" calcext:value-type="float">
            <text:p>0,24</text:p>
          </table:table-cell>
          <table:table-cell table:style-name="ce184" table:formula="of:=[.$C$7]*[.D10]" office:value-type="float" office:value="0.0117612" calcext:value-type="float">
            <text:p>0,0118</text:p>
          </table:table-cell>
          <table:table-cell table:style-name="ce140" table:formula="of:=[.$C$5]/[.E10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0]" office:value-type="float" office:value="0.23976" calcext:value-type="float">
            <text:p>0,24</text:p>
          </table:table-cell>
          <table:table-cell table:style-name="ce184" table:formula="of:=[.$G$7]*[.H10]" office:value-type="float" office:value="0.023952024" calcext:value-type="float">
            <text:p>0,0240</text:p>
          </table:table-cell>
          <table:table-cell table:style-name="ce140" table:formula="of:=[.$C$5]/[.I10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0]" office:value-type="float" office:value="0.24" calcext:value-type="float">
            <text:p>0,24</text:p>
          </table:table-cell>
          <table:table-cell table:style-name="ce184" table:formula="of:=[.$K$7]*[.L10]" office:value-type="float" office:value="0.036" calcext:value-type="float">
            <text:p>0,0360</text:p>
          </table:table-cell>
          <table:table-cell table:style-name="ce140" table:formula="of:=[.$C$5]/[.M10]" office:value-type="float" office:value="111.111111111111" calcext:value-type="float">
            <text:p>111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0]" office:value-type="float" office:value="0.35001225" calcext:value-type="float">
            <text:p>0,35</text:p>
          </table:table-cell>
          <table:table-cell table:style-name="ce184" table:formula="of:=[.$O$7]*[.P10]" office:value-type="float" office:value="0.07000490008575" calcext:value-type="float">
            <text:p>0,0700</text:p>
          </table:table-cell>
          <table:table-cell table:style-name="ce140" table:formula="of:=[.$C$5]/[.Q10]" office:value-type="float" office:value="57.1388573528473" calcext:value-type="float">
            <text:p>57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0]" office:value-type="float" office:value="0.32" calcext:value-type="float">
            <text:p>0,32</text:p>
          </table:table-cell>
          <table:table-cell table:style-name="ce115" table:formula="of:=[.$S$7]*[.T10]" office:value-type="float" office:value="0.032" calcext:value-type="float">
            <text:p>0,032</text:p>
          </table:table-cell>
          <table:table-cell table:style-name="ce122" table:formula="of:=[.$S$5]/[.U10]" office:value-type="float" office:value="100" calcext:value-type="float">
            <text:p>100</text:p>
          </table:table-cell>
          <table:table-cell table:style-name="ce199" office:value-type="percentage" office:value="2.67" calcext:value-type="percentage">
            <text:p>267 %</text:p>
          </table:table-cell>
          <table:table-cell table:style-name="ce206" table:formula="of:=[.W$7]*[.$W10]" office:value-type="float" office:value="0.4005" calcext:value-type="float">
            <text:p>0,4005</text:p>
          </table:table-cell>
          <table:table-cell table:style-name="ce115" table:formula="of:=[.$W$7]*[.X10]" office:value-type="float" office:value="0.060075" calcext:value-type="float">
            <text:p>0,060075</text:p>
          </table:table-cell>
          <table:table-cell table:style-name="ce140" table:formula="of:=[.$S$5]/[.Y10]" office:value-type="float" office:value="53.2667498959634" calcext:value-type="float">
            <text:p>53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12" table:formula="of:=[.AA$7]*[.$AA10]" office:value-type="float" office:value="0.32" calcext:value-type="float">
            <text:p>0,32</text:p>
          </table:table-cell>
          <table:table-cell table:style-name="ce115" table:formula="of:=[.$AA$7]*[.AB10]" office:value-type="float" office:value="0.064" calcext:value-type="float">
            <text:p>0,064</text:p>
          </table:table-cell>
          <table:table-cell table:style-name="ce140" table:formula="of:=[.$S$5]/[.AC10]" office:value-type="float" office:value="50" calcext:value-type="float">
            <text:p>5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0]" office:value-type="float" office:value="0.48" calcext:value-type="float">
            <text:p>0,48</text:p>
          </table:table-cell>
          <table:table-cell table:style-name="ce115" table:formula="of:=[.$AE$7]*[.AF10]" office:value-type="float" office:value="0.12" calcext:value-type="float">
            <text:p>0,12</text:p>
          </table:table-cell>
          <table:table-cell table:style-name="ce140" table:formula="of:=[.$S$5]/[.AG10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0]" office:value-type="float" office:value="0.48" calcext:value-type="float">
            <text:p>0,48</text:p>
          </table:table-cell>
          <table:table-cell table:style-name="ce152" table:formula="of:=[.$AI$7]*[.AJ10]" office:value-type="float" office:value="0.144" calcext:value-type="float">
            <text:p>0,14</text:p>
          </table:table-cell>
          <table:table-cell table:style-name="ce140" table:formula="of:=[.$S$5]/[.AK10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0]" office:value-type="float" office:value="0.4" calcext:value-type="float">
            <text:p>0,4</text:p>
          </table:table-cell>
          <table:table-cell table:style-name="ce152" table:formula="of:=[.$AM$7]*[.AN10]" office:value-type="float" office:value="0.04" calcext:value-type="float">
            <text:p>0,04</text:p>
          </table:table-cell>
          <table:table-cell table:style-name="ce140" table:formula="of:=[.$AM$5]/[.AO10]" office:value-type="float" office:value="200" calcext:value-type="float">
            <text:p>200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7" table:formula="of:=[.$AQ$7]*[.AQ10]" office:value-type="float" office:value="0.2475" calcext:value-type="float">
            <text:p>0,25</text:p>
          </table:table-cell>
          <table:table-cell table:style-name="ce152" table:formula="of:=[.$AQ$7]*[.AR10]" office:value-type="float" office:value="0.037125" calcext:value-type="float">
            <text:p>0,04</text:p>
          </table:table-cell>
          <table:table-cell table:style-name="ce140" table:formula="of:=[.$AM$5]/[.AS10]" office:value-type="float" office:value="215.488215488215" calcext:value-type="float">
            <text:p>215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0]" office:value-type="float" office:value="0.4" calcext:value-type="float">
            <text:p>0,4</text:p>
          </table:table-cell>
          <table:table-cell table:style-name="ce152" table:formula="of:=[.$AU$7]*[.AV10]" office:value-type="float" office:value="0.08" calcext:value-type="float">
            <text:p>0,08</text:p>
          </table:table-cell>
          <table:table-cell table:style-name="ce140" table:formula="of:=[.$AM$5]/[.AW10]" office:value-type="float" office:value="100" calcext:value-type="float">
            <text:p>100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30" table:formula="of:=[.$AY$7]*[.AY10]" office:value-type="float" office:value="0.4" calcext:value-type="float">
            <text:p>0,4</text:p>
          </table:table-cell>
          <table:table-cell table:style-name="ce152" table:formula="of:=[.$AY$7]*[.AZ10]" office:value-type="float" office:value="0.1" calcext:value-type="float">
            <text:p>0,10</text:p>
          </table:table-cell>
          <table:table-cell table:style-name="ce140" table:formula="of:=[.$AM$5]/[.BA10]" office:value-type="float" office:value="80" calcext:value-type="float">
            <text:p>80</text:p>
          </table:table-cell>
          <table:table-cell table:style-name="ce232" office:value-type="percentage" office:value="1.67" calcext:value-type="percentage">
            <text:p>167 %</text:p>
          </table:table-cell>
          <table:table-cell table:style-name="ce223" table:formula="of:=[.$BC$7]*[.BC10]" office:value-type="float" office:value="0.501" calcext:value-type="float">
            <text:p>0,501</text:p>
          </table:table-cell>
          <table:table-cell table:style-name="ce152" table:formula="of:=[.$BC$7]*[.BD10]" office:value-type="float" office:value="0.1503" calcext:value-type="float">
            <text:p>0,15</text:p>
          </table:table-cell>
          <table:table-cell table:style-name="ce140" table:formula="of:=[.$AM$5]/[.BE10]" office:value-type="float" office:value="53.226879574185" calcext:value-type="float">
            <text:p>53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0]" office:value-type="float" office:value="0.6" calcext:value-type="float">
            <text:p>0,6</text:p>
          </table:table-cell>
          <table:table-cell table:style-name="ce152" table:formula="of:=[.$BG$7]*[.BH10]" office:value-type="float" office:value="0.24" calcext:value-type="float">
            <text:p>0,24</text:p>
          </table:table-cell>
          <table:table-cell table:style-name="ce140" table:formula="of:=[.$AM$5]/[.BI10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4" calcext:value-type="percentage">
            <text:p>400 %</text:p>
          </table:table-cell>
          <table:table-cell table:style-name="ce245" table:formula="of:=[.$BO$7]*[.BO10]" office:value-type="float" office:value="1.2" calcext:value-type="float">
            <text:p>1,2</text:p>
          </table:table-cell>
          <table:table-cell table:style-name="ce152" table:formula="of:=[.$BO$7]*[.BP10]" office:value-type="float" office:value="0.36" calcext:value-type="float">
            <text:p>0,36</text:p>
          </table:table-cell>
          <table:table-cell table:style-name="ce140" table:formula="of:=[.$BO$5]/[.BQ10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10]" office:value-type="float" office:value="1.2" calcext:value-type="float">
            <text:p>1,2</text:p>
          </table:table-cell>
          <table:table-cell table:style-name="ce152" table:formula="of:=[.$BS$7]*[.BT10]" office:value-type="float" office:value="0.48" calcext:value-type="float">
            <text:p>0,48</text:p>
          </table:table-cell>
          <table:table-cell table:style-name="ce140" table:formula="of:=[.$BO$5]/[.BU10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0]" office:value-type="float" office:value="1.250000001" calcext:value-type="float">
            <text:p>1,250000001</text:p>
          </table:table-cell>
          <table:table-cell table:style-name="ce152" table:formula="of:=[.$BW$7]*[.BX10]" office:value-type="float" office:value="0.625000001" calcext:value-type="float">
            <text:p>0,63</text:p>
          </table:table-cell>
          <table:table-cell table:style-name="ce140" table:formula="of:=[.$BO$5]/[.BY10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0]" office:value-type="float" office:value="1.2" calcext:value-type="float">
            <text:p>1,2</text:p>
          </table:table-cell>
          <table:table-cell table:style-name="ce152" table:formula="of:=[.$CA$7]*[.CB10]" office:value-type="float" office:value="0.72" calcext:value-type="float">
            <text:p>0,72</text:p>
          </table:table-cell>
          <table:table-cell table:style-name="ce251" table:formula="of:=[.$BO$5]/[.CC10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0]" office:value-type="float" office:value="1.425" calcext:value-type="float">
            <text:p>1,425</text:p>
          </table:table-cell>
          <table:table-cell table:style-name="ce152" table:formula="of:=[.$CE$7]*[.CF10]" office:value-type="float" office:value="1.06875" calcext:value-type="float">
            <text:p>1,07</text:p>
          </table:table-cell>
          <table:table-cell table:style-name="ce251" table:formula="of:=[.$BO$5]/[.CG10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0]" office:value-type="float" office:value="0.48" calcext:value-type="float">
            <text:p>0,48</text:p>
          </table:table-cell>
          <table:table-cell table:style-name="ce152" table:formula="of:=[.$CT$7]*[.CU10]" office:value-type="float" office:value="0.048" calcext:value-type="float">
            <text:p>0,05</text:p>
          </table:table-cell>
          <table:table-cell table:style-name="ce140" table:formula="of:=[.$CT$5]/[.CV10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0]" office:value-type="float" office:value="0.6" calcext:value-type="float">
            <text:p>0,6</text:p>
          </table:table-cell>
          <table:table-cell table:style-name="ce152" table:formula="of:=[.$CX$7]*[.CY10]" office:value-type="float" office:value="0.12" calcext:value-type="float">
            <text:p>0,12</text:p>
          </table:table-cell>
          <table:table-cell table:style-name="ce140" table:formula="of:=[.$CT$5]/[.CZ10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0]" office:value-type="float" office:value="0.6" calcext:value-type="float">
            <text:p>0,6</text:p>
          </table:table-cell>
          <table:table-cell table:style-name="ce152" table:formula="of:=[.$DB$7]*[.DC10]" office:value-type="float" office:value="0.18" calcext:value-type="float">
            <text:p>0,18</text:p>
          </table:table-cell>
          <table:table-cell table:style-name="ce251" table:formula="of:=[.$CT$5]/[.DD10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0]" office:value-type="float" office:value="0.6" calcext:value-type="float">
            <text:p>0,6</text:p>
          </table:table-cell>
          <table:table-cell table:style-name="ce152" table:formula="of:=[.$DF$7]*[.DG10]" office:value-type="float" office:value="0.24" calcext:value-type="float">
            <text:p>0,24</text:p>
          </table:table-cell>
          <table:table-cell table:style-name="ce140" table:formula="of:=[.$CT$5]/[.DH10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infill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1]" office:value-type="float" office:value="0.2376" calcext:value-type="float">
            <text:p>0,24</text:p>
          </table:table-cell>
          <table:table-cell table:style-name="ce184" table:formula="of:=[.$C$7]*[.D11]" office:value-type="float" office:value="0.0117612" calcext:value-type="float">
            <text:p>0,0118</text:p>
          </table:table-cell>
          <table:table-cell table:style-name="ce140" table:formula="of:=[.$C$5]/[.E11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1]" office:value-type="float" office:value="0.23976" calcext:value-type="float">
            <text:p>0,24</text:p>
          </table:table-cell>
          <table:table-cell table:style-name="ce184" table:formula="of:=[.$G$7]*[.H11]" office:value-type="float" office:value="0.023952024" calcext:value-type="float">
            <text:p>0,0240</text:p>
          </table:table-cell>
          <table:table-cell table:style-name="ce140" table:formula="of:=[.$C$5]/[.I11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1]" office:value-type="float" office:value="0.3" calcext:value-type="float">
            <text:p>0,30</text:p>
          </table:table-cell>
          <table:table-cell table:style-name="ce184" table:formula="of:=[.$K$7]*[.L11]" office:value-type="float" office:value="0.045" calcext:value-type="float">
            <text:p>0,0450</text:p>
          </table:table-cell>
          <table:table-cell table:style-name="ce140" table:formula="of:=[.$C$5]/[.M11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1]" office:value-type="float" office:value="0.35001225" calcext:value-type="float">
            <text:p>0,35</text:p>
          </table:table-cell>
          <table:table-cell table:style-name="ce184" table:formula="of:=[.$O$7]*[.P11]" office:value-type="float" office:value="0.07000490008575" calcext:value-type="float">
            <text:p>0,0700</text:p>
          </table:table-cell>
          <table:table-cell table:style-name="ce140" table:formula="of:=[.$C$5]/[.Q11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1]" office:value-type="float" office:value="0.4" calcext:value-type="float">
            <text:p>0,4</text:p>
          </table:table-cell>
          <table:table-cell table:style-name="ce115" table:formula="of:=[.$S$7]*[.T11]" office:value-type="float" office:value="0.04" calcext:value-type="float">
            <text:p>0,04</text:p>
          </table:table-cell>
          <table:table-cell table:style-name="ce122" table:formula="of:=[.$S$5]/[.U11]" office:value-type="float" office:value="80" calcext:value-type="float">
            <text:p>80</text:p>
          </table:table-cell>
          <table:table-cell table:style-name="ce200" office:value-type="percentage" office:value="2.67" calcext:value-type="percentage">
            <text:p>267 %</text:p>
          </table:table-cell>
          <table:table-cell table:style-name="ce207" table:formula="of:=[.W$7]*[.$W11]" office:value-type="float" office:value="0.4005" calcext:value-type="float">
            <text:p>0,4005</text:p>
          </table:table-cell>
          <table:table-cell table:style-name="ce115" table:formula="of:=[.$W$7]*[.X11]" office:value-type="float" office:value="0.060075" calcext:value-type="float">
            <text:p>0,060075</text:p>
          </table:table-cell>
          <table:table-cell table:style-name="ce140" table:formula="of:=[.$S$5]/[.Y11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11]" office:value-type="float" office:value="0.4" calcext:value-type="float">
            <text:p>0,4</text:p>
          </table:table-cell>
          <table:table-cell table:style-name="ce115" table:formula="of:=[.$AA$7]*[.AB11]" office:value-type="float" office:value="0.08" calcext:value-type="float">
            <text:p>0,08</text:p>
          </table:table-cell>
          <table:table-cell table:style-name="ce140" table:formula="of:=[.$S$5]/[.AC11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1]" office:value-type="float" office:value="0.48" calcext:value-type="float">
            <text:p>0,48</text:p>
          </table:table-cell>
          <table:table-cell table:style-name="ce115" table:formula="of:=[.$AE$7]*[.AF11]" office:value-type="float" office:value="0.12" calcext:value-type="float">
            <text:p>0,12</text:p>
          </table:table-cell>
          <table:table-cell table:style-name="ce140" table:formula="of:=[.$S$5]/[.AG11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1]" office:value-type="float" office:value="0.48" calcext:value-type="float">
            <text:p>0,48</text:p>
          </table:table-cell>
          <table:table-cell table:style-name="ce152" table:formula="of:=[.$AI$7]*[.AJ11]" office:value-type="float" office:value="0.144" calcext:value-type="float">
            <text:p>0,14</text:p>
          </table:table-cell>
          <table:table-cell table:style-name="ce140" table:formula="of:=[.$S$5]/[.AK11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1]" office:value-type="float" office:value="0.4" calcext:value-type="float">
            <text:p>0,4</text:p>
          </table:table-cell>
          <table:table-cell table:style-name="ce152" table:formula="of:=[.$AM$7]*[.AN11]" office:value-type="float" office:value="0.04" calcext:value-type="float">
            <text:p>0,04</text:p>
          </table:table-cell>
          <table:table-cell table:style-name="ce140" table:formula="of:=[.$AM$5]/[.AO11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11]" office:value-type="float" office:value="0.3975" calcext:value-type="float">
            <text:p>0,40</text:p>
          </table:table-cell>
          <table:table-cell table:style-name="ce152" table:formula="of:=[.$AQ$7]*[.AR11]" office:value-type="float" office:value="0.059625" calcext:value-type="float">
            <text:p>0,06</text:p>
          </table:table-cell>
          <table:table-cell table:style-name="ce140" table:formula="of:=[.$AM$5]/[.AS11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1]" office:value-type="float" office:value="0.4" calcext:value-type="float">
            <text:p>0,4</text:p>
          </table:table-cell>
          <table:table-cell table:style-name="ce152" table:formula="of:=[.$AU$7]*[.AV11]" office:value-type="float" office:value="0.08" calcext:value-type="float">
            <text:p>0,08</text:p>
          </table:table-cell>
          <table:table-cell table:style-name="ce140" table:formula="of:=[.$AM$5]/[.AW11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11]" office:value-type="float" office:value="0.5" calcext:value-type="float">
            <text:p>0,5</text:p>
          </table:table-cell>
          <table:table-cell table:style-name="ce152" table:formula="of:=[.$AY$7]*[.AZ11]" office:value-type="float" office:value="0.125" calcext:value-type="float">
            <text:p>0,13</text:p>
          </table:table-cell>
          <table:table-cell table:style-name="ce140" table:formula="of:=[.$AM$5]/[.BA11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11]" office:value-type="float" office:value="0.6" calcext:value-type="float">
            <text:p>0,6</text:p>
          </table:table-cell>
          <table:table-cell table:style-name="ce152" table:formula="of:=[.$BC$7]*[.BD11]" office:value-type="float" office:value="0.18" calcext:value-type="float">
            <text:p>0,18</text:p>
          </table:table-cell>
          <table:table-cell table:style-name="ce140" table:formula="of:=[.$AM$5]/[.BE11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1]" office:value-type="float" office:value="0.6" calcext:value-type="float">
            <text:p>0,6</text:p>
          </table:table-cell>
          <table:table-cell table:style-name="ce152" table:formula="of:=[.$BG$7]*[.BH11]" office:value-type="float" office:value="0.24" calcext:value-type="float">
            <text:p>0,24</text:p>
          </table:table-cell>
          <table:table-cell table:style-name="ce140" table:formula="of:=[.$AM$5]/[.BI11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3.34" calcext:value-type="percentage">
            <text:p>334 %</text:p>
          </table:table-cell>
          <table:table-cell table:style-name="ce246" table:formula="of:=[.$BO$7]*[.BO11]" office:value-type="float" office:value="1.002" calcext:value-type="float">
            <text:p>1</text:p>
          </table:table-cell>
          <table:table-cell table:style-name="ce152" table:formula="of:=[.$BO$7]*[.BP11]" office:value-type="float" office:value="0.3006" calcext:value-type="float">
            <text:p>0,30</text:p>
          </table:table-cell>
          <table:table-cell table:style-name="ce140" table:formula="of:=[.$BO$5]/[.BQ11]" office:value-type="float" office:value="39.9201596806387" calcext:value-type="float">
            <text:p>40</text:p>
          </table:table-cell>
          <table:table-cell table:style-name="ce253" office:value-type="percentage" office:value="2.4" calcext:value-type="percentage">
            <text:p>240 %</text:p>
          </table:table-cell>
          <table:table-cell table:style-name="ce245" table:formula="of:=[.$BS$7]*[.BS11]" office:value-type="float" office:value="0.96" calcext:value-type="float">
            <text:p>0,96</text:p>
          </table:table-cell>
          <table:table-cell table:style-name="ce152" table:formula="of:=[.$BS$7]*[.BT11]" office:value-type="float" office:value="0.384" calcext:value-type="float">
            <text:p>0,38</text:p>
          </table:table-cell>
          <table:table-cell table:style-name="ce140" table:formula="of:=[.$BO$5]/[.BU11]" office:value-type="float" office:value="31.25" calcext:value-type="float">
            <text:p>31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1]" office:value-type="float" office:value="1.250000001" calcext:value-type="float">
            <text:p>1,250000001</text:p>
          </table:table-cell>
          <table:table-cell table:style-name="ce152" table:formula="of:=[.$BW$7]*[.BX11]" office:value-type="float" office:value="0.625000001" calcext:value-type="float">
            <text:p>0,63</text:p>
          </table:table-cell>
          <table:table-cell table:style-name="ce140" table:formula="of:=[.$BO$5]/[.BY11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1]" office:value-type="float" office:value="1.2" calcext:value-type="float">
            <text:p>1,2</text:p>
          </table:table-cell>
          <table:table-cell table:style-name="ce152" table:formula="of:=[.$CA$7]*[.CB11]" office:value-type="float" office:value="0.72" calcext:value-type="float">
            <text:p>0,72</text:p>
          </table:table-cell>
          <table:table-cell table:style-name="ce251" table:formula="of:=[.$BO$5]/[.CC11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1]" office:value-type="float" office:value="1.425" calcext:value-type="float">
            <text:p>1,425</text:p>
          </table:table-cell>
          <table:table-cell table:style-name="ce152" table:formula="of:=[.$CE$7]*[.CF11]" office:value-type="float" office:value="1.06875" calcext:value-type="float">
            <text:p>1,07</text:p>
          </table:table-cell>
          <table:table-cell table:style-name="ce251" table:formula="of:=[.$BO$5]/[.CG11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1]" office:value-type="float" office:value="0.48" calcext:value-type="float">
            <text:p>0,48</text:p>
          </table:table-cell>
          <table:table-cell table:style-name="ce152" table:formula="of:=[.$CT$7]*[.CU11]" office:value-type="float" office:value="0.048" calcext:value-type="float">
            <text:p>0,05</text:p>
          </table:table-cell>
          <table:table-cell table:style-name="ce140" table:formula="of:=[.$CT$5]/[.CV11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1]" office:value-type="float" office:value="0.6" calcext:value-type="float">
            <text:p>0,6</text:p>
          </table:table-cell>
          <table:table-cell table:style-name="ce152" table:formula="of:=[.$CX$7]*[.CY11]" office:value-type="float" office:value="0.12" calcext:value-type="float">
            <text:p>0,12</text:p>
          </table:table-cell>
          <table:table-cell table:style-name="ce140" table:formula="of:=[.$CT$5]/[.CZ11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1]" office:value-type="float" office:value="0.6" calcext:value-type="float">
            <text:p>0,6</text:p>
          </table:table-cell>
          <table:table-cell table:style-name="ce152" table:formula="of:=[.$DB$7]*[.DC11]" office:value-type="float" office:value="0.18" calcext:value-type="float">
            <text:p>0,18</text:p>
          </table:table-cell>
          <table:table-cell table:style-name="ce251" table:formula="of:=[.$CT$5]/[.DD11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1]" office:value-type="float" office:value="0.6" calcext:value-type="float">
            <text:p>0,6</text:p>
          </table:table-cell>
          <table:table-cell table:style-name="ce152" table:formula="of:=[.$DF$7]*[.DG11]" office:value-type="float" office:value="0.24" calcext:value-type="float">
            <text:p>0,24</text:p>
          </table:table-cell>
          <table:table-cell table:style-name="ce140" table:formula="of:=[.$CT$5]/[.DH11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solid infill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2]" office:value-type="float" office:value="0.2376" calcext:value-type="float">
            <text:p>0,24</text:p>
          </table:table-cell>
          <table:table-cell table:style-name="ce184" table:formula="of:=[.$C$7]*[.D12]" office:value-type="float" office:value="0.0117612" calcext:value-type="float">
            <text:p>0,0118</text:p>
          </table:table-cell>
          <table:table-cell table:style-name="ce140" table:formula="of:=[.$C$5]/[.E12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2]" office:value-type="float" office:value="0.23976" calcext:value-type="float">
            <text:p>0,24</text:p>
          </table:table-cell>
          <table:table-cell table:style-name="ce184" table:formula="of:=[.$G$7]*[.H12]" office:value-type="float" office:value="0.023952024" calcext:value-type="float">
            <text:p>0,0240</text:p>
          </table:table-cell>
          <table:table-cell table:style-name="ce140" table:formula="of:=[.$C$5]/[.I12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2]" office:value-type="float" office:value="0.3" calcext:value-type="float">
            <text:p>0,30</text:p>
          </table:table-cell>
          <table:table-cell table:style-name="ce184" table:formula="of:=[.$K$7]*[.L12]" office:value-type="float" office:value="0.045" calcext:value-type="float">
            <text:p>0,0450</text:p>
          </table:table-cell>
          <table:table-cell table:style-name="ce140" table:formula="of:=[.$C$5]/[.M12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2]" office:value-type="float" office:value="0.35001225" calcext:value-type="float">
            <text:p>0,35</text:p>
          </table:table-cell>
          <table:table-cell table:style-name="ce184" table:formula="of:=[.$O$7]*[.P12]" office:value-type="float" office:value="0.07000490008575" calcext:value-type="float">
            <text:p>0,0700</text:p>
          </table:table-cell>
          <table:table-cell table:style-name="ce140" table:formula="of:=[.$C$5]/[.Q12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2]" office:value-type="float" office:value="0.4" calcext:value-type="float">
            <text:p>0,4</text:p>
          </table:table-cell>
          <table:table-cell table:style-name="ce115" table:formula="of:=[.$S$7]*[.T12]" office:value-type="float" office:value="0.04" calcext:value-type="float">
            <text:p>0,04</text:p>
          </table:table-cell>
          <table:table-cell table:style-name="ce122" table:formula="of:=[.$S$5]/[.U12]" office:value-type="float" office:value="80" calcext:value-type="float">
            <text:p>80</text:p>
          </table:table-cell>
          <table:table-cell table:style-name="ce201" office:value-type="percentage" office:value="2.67" calcext:value-type="percentage">
            <text:p>267 %</text:p>
          </table:table-cell>
          <table:table-cell table:style-name="ce208" table:formula="of:=[.W$7]*[.$W12]" office:value-type="float" office:value="0.4005" calcext:value-type="float">
            <text:p>0,4005</text:p>
          </table:table-cell>
          <table:table-cell table:style-name="ce115" table:formula="of:=[.$W$7]*[.X12]" office:value-type="float" office:value="0.060075" calcext:value-type="float">
            <text:p>0,060075</text:p>
          </table:table-cell>
          <table:table-cell table:style-name="ce140" table:formula="of:=[.$S$5]/[.Y12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12]" office:value-type="float" office:value="0.4" calcext:value-type="float">
            <text:p>0,4</text:p>
          </table:table-cell>
          <table:table-cell table:style-name="ce115" table:formula="of:=[.$AA$7]*[.AB12]" office:value-type="float" office:value="0.08" calcext:value-type="float">
            <text:p>0,08</text:p>
          </table:table-cell>
          <table:table-cell table:style-name="ce140" table:formula="of:=[.$S$5]/[.AC12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2]" office:value-type="float" office:value="0.48" calcext:value-type="float">
            <text:p>0,48</text:p>
          </table:table-cell>
          <table:table-cell table:style-name="ce115" table:formula="of:=[.$AE$7]*[.AF12]" office:value-type="float" office:value="0.12" calcext:value-type="float">
            <text:p>0,12</text:p>
          </table:table-cell>
          <table:table-cell table:style-name="ce140" table:formula="of:=[.$S$5]/[.AG12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2]" office:value-type="float" office:value="0.48" calcext:value-type="float">
            <text:p>0,48</text:p>
          </table:table-cell>
          <table:table-cell table:style-name="ce152" table:formula="of:=[.$AI$7]*[.AJ12]" office:value-type="float" office:value="0.144" calcext:value-type="float">
            <text:p>0,14</text:p>
          </table:table-cell>
          <table:table-cell table:style-name="ce140" table:formula="of:=[.$S$5]/[.AK12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2]" office:value-type="float" office:value="0.4" calcext:value-type="float">
            <text:p>0,4</text:p>
          </table:table-cell>
          <table:table-cell table:style-name="ce152" table:formula="of:=[.$AM$7]*[.AN12]" office:value-type="float" office:value="0.04" calcext:value-type="float">
            <text:p>0,04</text:p>
          </table:table-cell>
          <table:table-cell table:style-name="ce140" table:formula="of:=[.$AM$5]/[.AO12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12]" office:value-type="float" office:value="0.3975" calcext:value-type="float">
            <text:p>0,40</text:p>
          </table:table-cell>
          <table:table-cell table:style-name="ce152" table:formula="of:=[.$AQ$7]*[.AR12]" office:value-type="float" office:value="0.059625" calcext:value-type="float">
            <text:p>0,06</text:p>
          </table:table-cell>
          <table:table-cell table:style-name="ce140" table:formula="of:=[.$AM$5]/[.AS12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2]" office:value-type="float" office:value="0.4" calcext:value-type="float">
            <text:p>0,4</text:p>
          </table:table-cell>
          <table:table-cell table:style-name="ce152" table:formula="of:=[.$AU$7]*[.AV12]" office:value-type="float" office:value="0.08" calcext:value-type="float">
            <text:p>0,08</text:p>
          </table:table-cell>
          <table:table-cell table:style-name="ce140" table:formula="of:=[.$AM$5]/[.AW12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12]" office:value-type="float" office:value="0.5" calcext:value-type="float">
            <text:p>0,5</text:p>
          </table:table-cell>
          <table:table-cell table:style-name="ce152" table:formula="of:=[.$AY$7]*[.AZ12]" office:value-type="float" office:value="0.125" calcext:value-type="float">
            <text:p>0,13</text:p>
          </table:table-cell>
          <table:table-cell table:style-name="ce140" table:formula="of:=[.$AM$5]/[.BA12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12]" office:value-type="float" office:value="0.6" calcext:value-type="float">
            <text:p>0,6</text:p>
          </table:table-cell>
          <table:table-cell table:style-name="ce152" table:formula="of:=[.$BC$7]*[.BD12]" office:value-type="float" office:value="0.18" calcext:value-type="float">
            <text:p>0,18</text:p>
          </table:table-cell>
          <table:table-cell table:style-name="ce140" table:formula="of:=[.$AM$5]/[.BE12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2]" office:value-type="float" office:value="0.6" calcext:value-type="float">
            <text:p>0,6</text:p>
          </table:table-cell>
          <table:table-cell table:style-name="ce152" table:formula="of:=[.$BG$7]*[.BH12]" office:value-type="float" office:value="0.24" calcext:value-type="float">
            <text:p>0,24</text:p>
          </table:table-cell>
          <table:table-cell table:style-name="ce140" table:formula="of:=[.$AM$5]/[.BI12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4" calcext:value-type="percentage">
            <text:p>400 %</text:p>
          </table:table-cell>
          <table:table-cell table:style-name="ce245" table:formula="of:=[.$BO$7]*[.BO12]" office:value-type="float" office:value="1.2" calcext:value-type="float">
            <text:p>1,2</text:p>
          </table:table-cell>
          <table:table-cell table:style-name="ce152" table:formula="of:=[.$BO$7]*[.BP12]" office:value-type="float" office:value="0.36" calcext:value-type="float">
            <text:p>0,36</text:p>
          </table:table-cell>
          <table:table-cell table:style-name="ce140" table:formula="of:=[.$BO$5]/[.BQ12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12]" office:value-type="float" office:value="1.2" calcext:value-type="float">
            <text:p>1,2</text:p>
          </table:table-cell>
          <table:table-cell table:style-name="ce152" table:formula="of:=[.$BS$7]*[.BT12]" office:value-type="float" office:value="0.48" calcext:value-type="float">
            <text:p>0,48</text:p>
          </table:table-cell>
          <table:table-cell table:style-name="ce140" table:formula="of:=[.$BO$5]/[.BU12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2]" office:value-type="float" office:value="1.250000001" calcext:value-type="float">
            <text:p>1,250000001</text:p>
          </table:table-cell>
          <table:table-cell table:style-name="ce152" table:formula="of:=[.$BW$7]*[.BX12]" office:value-type="float" office:value="0.625000001" calcext:value-type="float">
            <text:p>0,63</text:p>
          </table:table-cell>
          <table:table-cell table:style-name="ce140" table:formula="of:=[.$BO$5]/[.BY12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2]" office:value-type="float" office:value="1.2" calcext:value-type="float">
            <text:p>1,2</text:p>
          </table:table-cell>
          <table:table-cell table:style-name="ce152" table:formula="of:=[.$CA$7]*[.CB12]" office:value-type="float" office:value="0.72" calcext:value-type="float">
            <text:p>0,72</text:p>
          </table:table-cell>
          <table:table-cell table:style-name="ce251" table:formula="of:=[.$BO$5]/[.CC12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2]" office:value-type="float" office:value="1.425" calcext:value-type="float">
            <text:p>1,425</text:p>
          </table:table-cell>
          <table:table-cell table:style-name="ce152" table:formula="of:=[.$CE$7]*[.CF12]" office:value-type="float" office:value="1.06875" calcext:value-type="float">
            <text:p>1,07</text:p>
          </table:table-cell>
          <table:table-cell table:style-name="ce251" table:formula="of:=[.$BO$5]/[.CG12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2]" office:value-type="float" office:value="0.48" calcext:value-type="float">
            <text:p>0,48</text:p>
          </table:table-cell>
          <table:table-cell table:style-name="ce152" table:formula="of:=[.$CT$7]*[.CU12]" office:value-type="float" office:value="0.048" calcext:value-type="float">
            <text:p>0,05</text:p>
          </table:table-cell>
          <table:table-cell table:style-name="ce140" table:formula="of:=[.$CT$5]/[.CV12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2]" office:value-type="float" office:value="0.6" calcext:value-type="float">
            <text:p>0,6</text:p>
          </table:table-cell>
          <table:table-cell table:style-name="ce152" table:formula="of:=[.$CX$7]*[.CY12]" office:value-type="float" office:value="0.12" calcext:value-type="float">
            <text:p>0,12</text:p>
          </table:table-cell>
          <table:table-cell table:style-name="ce140" table:formula="of:=[.$CT$5]/[.CZ12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2]" office:value-type="float" office:value="0.6" calcext:value-type="float">
            <text:p>0,6</text:p>
          </table:table-cell>
          <table:table-cell table:style-name="ce152" table:formula="of:=[.$DB$7]*[.DC12]" office:value-type="float" office:value="0.18" calcext:value-type="float">
            <text:p>0,18</text:p>
          </table:table-cell>
          <table:table-cell table:style-name="ce251" table:formula="of:=[.$CT$5]/[.DD12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2]" office:value-type="float" office:value="0.6" calcext:value-type="float">
            <text:p>0,6</text:p>
          </table:table-cell>
          <table:table-cell table:style-name="ce152" table:formula="of:=[.$DF$7]*[.DG12]" office:value-type="float" office:value="0.24" calcext:value-type="float">
            <text:p>0,24</text:p>
          </table:table-cell>
          <table:table-cell table:style-name="ce140" table:formula="of:=[.$CT$5]/[.DH12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top infill</text:p>
          </table:table-cell>
          <table:table-cell table:style-name="ce103"/>
          <table:table-cell table:style-name="ce182" office:value-type="percentage" office:value="3.04" calcext:value-type="percentage">
            <text:p>304 %</text:p>
          </table:table-cell>
          <table:table-cell table:style-name="ce183" table:formula="of:=[.C$7]*[.$C13]" office:value-type="float" office:value="0.15048" calcext:value-type="float">
            <text:p>0,15</text:p>
          </table:table-cell>
          <table:table-cell table:style-name="ce184" table:formula="of:=[.$C$7]*[.D13]" office:value-type="float" office:value="0.00744876" calcext:value-type="float">
            <text:p>0,0074</text:p>
          </table:table-cell>
          <table:table-cell table:style-name="ce140" table:formula="of:=[.$C$5]/[.E13]" office:value-type="float" office:value="537.002131898463" calcext:value-type="float">
            <text:p>537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3]" office:value-type="float" office:value="0.23976" calcext:value-type="float">
            <text:p>0,24</text:p>
          </table:table-cell>
          <table:table-cell table:style-name="ce184" table:formula="of:=[.$G$7]*[.H13]" office:value-type="float" office:value="0.023952024" calcext:value-type="float">
            <text:p>0,0240</text:p>
          </table:table-cell>
          <table:table-cell table:style-name="ce140" table:formula="of:=[.$C$5]/[.I13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3]" office:value-type="float" office:value="0.24" calcext:value-type="float">
            <text:p>0,24</text:p>
          </table:table-cell>
          <table:table-cell table:style-name="ce184" table:formula="of:=[.$K$7]*[.L13]" office:value-type="float" office:value="0.036" calcext:value-type="float">
            <text:p>0,0360</text:p>
          </table:table-cell>
          <table:table-cell table:style-name="ce140" table:formula="of:=[.$C$5]/[.M13]" office:value-type="float" office:value="111.111111111111" calcext:value-type="float">
            <text:p>111</text:p>
          </table:table-cell>
          <table:table-cell table:style-name="ce187" office:value-type="percentage" office:value="1.6" calcext:value-type="percentage">
            <text:p>160 %</text:p>
          </table:table-cell>
          <table:table-cell table:style-name="ce183" table:formula="of:=[.O$7]*[.$O13]" office:value-type="float" office:value="0.3200112" calcext:value-type="float">
            <text:p>0,32</text:p>
          </table:table-cell>
          <table:table-cell table:style-name="ce184" table:formula="of:=[.$O$7]*[.P13]" office:value-type="float" office:value="0.0640044800784" calcext:value-type="float">
            <text:p>0,0640</text:p>
          </table:table-cell>
          <table:table-cell table:style-name="ce140" table:formula="of:=[.$C$5]/[.Q13]" office:value-type="float" office:value="62.4956252296768" calcext:value-type="float">
            <text:p>62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3]" office:value-type="float" office:value="0.32" calcext:value-type="float">
            <text:p>0,32</text:p>
          </table:table-cell>
          <table:table-cell table:style-name="ce115" table:formula="of:=[.$S$7]*[.T13]" office:value-type="float" office:value="0.032" calcext:value-type="float">
            <text:p>0,032</text:p>
          </table:table-cell>
          <table:table-cell table:style-name="ce122" table:formula="of:=[.$S$5]/[.U13]" office:value-type="float" office:value="100" calcext:value-type="float">
            <text:p>100</text:p>
          </table:table-cell>
          <table:table-cell table:style-name="ce202" office:value-type="percentage" office:value="2.67" calcext:value-type="percentage">
            <text:p>267 %</text:p>
          </table:table-cell>
          <table:table-cell table:style-name="ce209" table:formula="of:=[.W$7]*[.$W13]" office:value-type="float" office:value="0.4005" calcext:value-type="float">
            <text:p>0,4005</text:p>
          </table:table-cell>
          <table:table-cell table:style-name="ce115" table:formula="of:=[.$W$7]*[.X13]" office:value-type="float" office:value="0.060075" calcext:value-type="float">
            <text:p>0,060075</text:p>
          </table:table-cell>
          <table:table-cell table:style-name="ce140" table:formula="of:=[.$S$5]/[.Y13]" office:value-type="float" office:value="53.2667498959634" calcext:value-type="float">
            <text:p>53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12" table:formula="of:=[.AA$7]*[.$AA13]" office:value-type="float" office:value="0.32" calcext:value-type="float">
            <text:p>0,32</text:p>
          </table:table-cell>
          <table:table-cell table:style-name="ce115" table:formula="of:=[.$AA$7]*[.AB13]" office:value-type="float" office:value="0.064" calcext:value-type="float">
            <text:p>0,064</text:p>
          </table:table-cell>
          <table:table-cell table:style-name="ce140" table:formula="of:=[.$S$5]/[.AC13]" office:value-type="float" office:value="50" calcext:value-type="float">
            <text:p>50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E$7]*[.$AE13]" office:value-type="float" office:value="0.4" calcext:value-type="float">
            <text:p>0,4</text:p>
          </table:table-cell>
          <table:table-cell table:style-name="ce115" table:formula="of:=[.$AE$7]*[.AF13]" office:value-type="float" office:value="0.1" calcext:value-type="float">
            <text:p>0,1</text:p>
          </table:table-cell>
          <table:table-cell table:style-name="ce140" table:formula="of:=[.$S$5]/[.AG13]" office:value-type="float" office:value="32" calcext:value-type="float">
            <text:p>32</text:p>
          </table:table-cell>
          <table:table-cell table:style-name="ce215" office:value-type="percentage" office:value="1.35" calcext:value-type="percentage">
            <text:p>135 %</text:p>
          </table:table-cell>
          <table:table-cell table:style-name="ce196" table:formula="of:=[.AI$7]*[.$AI13]" office:value-type="float" office:value="0.405" calcext:value-type="float">
            <text:p>0,405</text:p>
          </table:table-cell>
          <table:table-cell table:style-name="ce152" table:formula="of:=[.$AI$7]*[.AJ13]" office:value-type="float" office:value="0.1215" calcext:value-type="float">
            <text:p>0,12</text:p>
          </table:table-cell>
          <table:table-cell table:style-name="ce140" table:formula="of:=[.$S$5]/[.AK13]" office:value-type="float" office:value="26.3374485596708" calcext:value-type="float">
            <text:p>26</text:p>
          </table:table-cell>
          <table:table-cell table:style-name="ce222" office:value-type="percentage" office:value="2.5" calcext:value-type="percentage">
            <text:p>250 %</text:p>
          </table:table-cell>
          <table:table-cell table:style-name="ce224" table:formula="of:=[.$AM$7]*[.AM13]" office:value-type="float" office:value="0.25" calcext:value-type="float">
            <text:p>0,25</text:p>
          </table:table-cell>
          <table:table-cell table:style-name="ce152" table:formula="of:=[.$AM$7]*[.AN13]" office:value-type="float" office:value="0.025" calcext:value-type="float">
            <text:p>0,03</text:p>
          </table:table-cell>
          <table:table-cell table:style-name="ce140" table:formula="of:=[.$AM$5]/[.AO13]" office:value-type="float" office:value="320" calcext:value-type="float">
            <text:p>320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8" table:formula="of:=[.$AQ$7]*[.AQ13]" office:value-type="float" office:value="0.2475" calcext:value-type="float">
            <text:p>0,25</text:p>
          </table:table-cell>
          <table:table-cell table:style-name="ce152" table:formula="of:=[.$AQ$7]*[.AR13]" office:value-type="float" office:value="0.037125" calcext:value-type="float">
            <text:p>0,04</text:p>
          </table:table-cell>
          <table:table-cell table:style-name="ce140" table:formula="of:=[.$AM$5]/[.AS13]" office:value-type="float" office:value="215.488215488215" calcext:value-type="float">
            <text:p>215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4" table:formula="of:=[.$AU$7]*[.AU13]" office:value-type="float" office:value="0.33" calcext:value-type="float">
            <text:p>0,33</text:p>
          </table:table-cell>
          <table:table-cell table:style-name="ce152" table:formula="of:=[.$AU$7]*[.AV13]" office:value-type="float" office:value="0.066" calcext:value-type="float">
            <text:p>0,07</text:p>
          </table:table-cell>
          <table:table-cell table:style-name="ce140" table:formula="of:=[.$AM$5]/[.AW13]" office:value-type="float" office:value="121.212121212121" calcext:value-type="float">
            <text:p>121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31" table:formula="of:=[.$AY$7]*[.AY13]" office:value-type="float" office:value="0.4" calcext:value-type="float">
            <text:p>0,4</text:p>
          </table:table-cell>
          <table:table-cell table:style-name="ce152" table:formula="of:=[.$AY$7]*[.AZ13]" office:value-type="float" office:value="0.1" calcext:value-type="float">
            <text:p>0,10</text:p>
          </table:table-cell>
          <table:table-cell table:style-name="ce140" table:formula="of:=[.$AM$5]/[.BA13]" office:value-type="float" office:value="80" calcext:value-type="float">
            <text:p>80</text:p>
          </table:table-cell>
          <table:table-cell table:style-name="ce232" office:value-type="percentage" office:value="1.67" calcext:value-type="percentage">
            <text:p>167 %</text:p>
          </table:table-cell>
          <table:table-cell table:style-name="ce224" table:formula="of:=[.$BC$7]*[.BC13]" office:value-type="float" office:value="0.501" calcext:value-type="float">
            <text:p>0,501</text:p>
          </table:table-cell>
          <table:table-cell table:style-name="ce152" table:formula="of:=[.$BC$7]*[.BD13]" office:value-type="float" office:value="0.1503" calcext:value-type="float">
            <text:p>0,15</text:p>
          </table:table-cell>
          <table:table-cell table:style-name="ce140" table:formula="of:=[.$AM$5]/[.BE13]" office:value-type="float" office:value="53.226879574185" calcext:value-type="float">
            <text:p>53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4" table:formula="of:=[.$BG$7]*[.BG13]" office:value-type="float" office:value="0.6" calcext:value-type="float">
            <text:p>0,6</text:p>
          </table:table-cell>
          <table:table-cell table:style-name="ce152" table:formula="of:=[.$BG$7]*[.BH13]" office:value-type="float" office:value="0.24" calcext:value-type="float">
            <text:p>0,24</text:p>
          </table:table-cell>
          <table:table-cell table:style-name="ce140" table:formula="of:=[.$AM$5]/[.BI13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35" office:value-type="percentage" office:value="3" calcext:value-type="percentage">
            <text:p>300 %</text:p>
          </table:table-cell>
          <table:table-cell table:style-name="ce247" table:formula="of:=[.$BO$7]*[.BO13]" office:value-type="float" office:value="0.9" calcext:value-type="float">
            <text:p>0,9</text:p>
          </table:table-cell>
          <table:table-cell table:style-name="ce152" table:formula="of:=[.$BO$7]*[.BP13]" office:value-type="float" office:value="0.27" calcext:value-type="float">
            <text:p>0,27</text:p>
          </table:table-cell>
          <table:table-cell table:style-name="ce140" table:formula="of:=[.$BO$5]/[.BQ13]" office:value-type="float" office:value="44.4444444444444" calcext:value-type="float">
            <text:p>44</text:p>
          </table:table-cell>
          <table:table-cell table:style-name="ce253" office:value-type="percentage" office:value="2.4" calcext:value-type="percentage">
            <text:p>240 %</text:p>
          </table:table-cell>
          <table:table-cell table:style-name="ce247" table:formula="of:=[.$BS$7]*[.BS13]" office:value-type="float" office:value="0.96" calcext:value-type="float">
            <text:p>0,96</text:p>
          </table:table-cell>
          <table:table-cell table:style-name="ce152" table:formula="of:=[.$BS$7]*[.BT13]" office:value-type="float" office:value="0.384" calcext:value-type="float">
            <text:p>0,38</text:p>
          </table:table-cell>
          <table:table-cell table:style-name="ce140" table:formula="of:=[.$BO$5]/[.BU13]" office:value-type="float" office:value="31.25" calcext:value-type="float">
            <text:p>31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7" table:formula="of:=[.$BW$7]*[.BW13]" office:value-type="float" office:value="1.250000001" calcext:value-type="float">
            <text:p>1,250000001</text:p>
          </table:table-cell>
          <table:table-cell table:style-name="ce152" table:formula="of:=[.$BW$7]*[.BX13]" office:value-type="float" office:value="0.625000001" calcext:value-type="float">
            <text:p>0,63</text:p>
          </table:table-cell>
          <table:table-cell table:style-name="ce140" table:formula="of:=[.$BO$5]/[.BY13]" office:value-type="float" office:value="19.19999996928" calcext:value-type="float">
            <text:p>19</text:p>
          </table:table-cell>
          <table:table-cell table:style-name="ce262" office:value-type="percentage" office:value="1.6" calcext:value-type="percentage">
            <text:p>160 %</text:p>
          </table:table-cell>
          <table:table-cell table:style-name="ce271" table:formula="of:=[.$CA$7]*[.CA13]" office:value-type="float" office:value="0.96" calcext:value-type="float">
            <text:p>0,96</text:p>
          </table:table-cell>
          <table:table-cell table:style-name="ce152" table:formula="of:=[.$CA$7]*[.CB13]" office:value-type="float" office:value="0.576" calcext:value-type="float">
            <text:p>0,58</text:p>
          </table:table-cell>
          <table:table-cell table:style-name="ce251" table:formula="of:=[.$BO$5]/[.CC13]" office:value-type="float" office:value="20.8333333333333" calcext:value-type="float">
            <text:p>21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1" table:formula="of:=[.$CE$7]*[.CE13]" office:value-type="float" office:value="1.425" calcext:value-type="float">
            <text:p>1,425</text:p>
          </table:table-cell>
          <table:table-cell table:style-name="ce152" table:formula="of:=[.$CE$7]*[.CF13]" office:value-type="float" office:value="1.06875" calcext:value-type="float">
            <text:p>1,07</text:p>
          </table:table-cell>
          <table:table-cell table:style-name="ce251" table:formula="of:=[.$BO$5]/[.CG13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9" table:formula="of:=[.$CT$7]*[.CT13]" office:value-type="float" office:value="0.48" calcext:value-type="float">
            <text:p>0,48</text:p>
          </table:table-cell>
          <table:table-cell table:style-name="ce152" table:formula="of:=[.$CT$7]*[.CU13]" office:value-type="float" office:value="0.048" calcext:value-type="float">
            <text:p>0,05</text:p>
          </table:table-cell>
          <table:table-cell table:style-name="ce140" table:formula="of:=[.$CT$5]/[.CV13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9" table:formula="of:=[.$CX$7]*[.CX13]" office:value-type="float" office:value="0.6" calcext:value-type="float">
            <text:p>0,6</text:p>
          </table:table-cell>
          <table:table-cell table:style-name="ce152" table:formula="of:=[.$CX$7]*[.CY13]" office:value-type="float" office:value="0.12" calcext:value-type="float">
            <text:p>0,12</text:p>
          </table:table-cell>
          <table:table-cell table:style-name="ce140" table:formula="of:=[.$CT$5]/[.CZ13]" office:value-type="float" office:value="100" calcext:value-type="float">
            <text:p>100</text:p>
          </table:table-cell>
          <table:table-cell table:style-name="ce281" office:value-type="percentage" office:value="1.6" calcext:value-type="percentage">
            <text:p>160 %</text:p>
          </table:table-cell>
          <table:table-cell table:style-name="ce283" table:formula="of:=[.$DB$7]*[.DB13]" office:value-type="float" office:value="0.48" calcext:value-type="float">
            <text:p>0,48</text:p>
          </table:table-cell>
          <table:table-cell table:style-name="ce152" table:formula="of:=[.$DB$7]*[.DC13]" office:value-type="float" office:value="0.144" calcext:value-type="float">
            <text:p>0,14</text:p>
          </table:table-cell>
          <table:table-cell table:style-name="ce251" table:formula="of:=[.$CT$5]/[.DD13]" office:value-type="float" office:value="83.3333333333333" calcext:value-type="float">
            <text:p>83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9" table:formula="of:=[.$DF$7]*[.DF13]" office:value-type="float" office:value="0.6" calcext:value-type="float">
            <text:p>0,6</text:p>
          </table:table-cell>
          <table:table-cell table:style-name="ce152" table:formula="of:=[.$DF$7]*[.DG13]" office:value-type="float" office:value="0.24" calcext:value-type="float">
            <text:p>0,24</text:p>
          </table:table-cell>
          <table:table-cell table:style-name="ce140" table:formula="of:=[.$CT$5]/[.DH13]" office:value-type="float" office:value="50" calcext:value-type="float">
            <text:p>50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15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04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3"/>
          <table:table-cell table:style-name="ce141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number-columns-repeated="11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911"/>
        </table:table-row>
        <table:table-row table:style-name="ro5">
          <table:table-cell office:value-type="string" calcext:value-type="string">
            <text:p>support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94" office:value-type="float" office:value="3.2" calcext:value-type="float" table:number-columns-spanned="20" table:number-rows-spanned="1">
            <text:p>3,2</text:p>
          </table:table-cell>
          <table:covered-table-cell table:number-columns-repeated="19" table:style-name="ce194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6" office:value-type="percentage" office:value="3.2" calcext:value-type="percentage">
            <text:p>320 %</text:p>
          </table:table-cell>
          <table:table-cell table:style-name="ce248" table:formula="of:=[.$BO$7]*[.BO15]" office:value-type="float" office:value="0.96" calcext:value-type="float">
            <text:p>0,96</text:p>
          </table:table-cell>
          <table:table-cell table:style-name="ce152" table:formula="of:=[.$BO$7]*[.BP15]" office:value-type="float" office:value="0.288" calcext:value-type="float">
            <text:p>0,29</text:p>
          </table:table-cell>
          <table:table-cell table:style-name="ce140" table:formula="of:=[.$BO$5]/[.BQ15]" office:value-type="float" office:value="41.6666666666667" calcext:value-type="float">
            <text:p>42</text:p>
          </table:table-cell>
          <table:table-cell table:style-name="ce254" office:value-type="percentage" office:value="2.4" calcext:value-type="percentage">
            <text:p>240 %</text:p>
          </table:table-cell>
          <table:table-cell table:style-name="ce257" table:formula="of:=[.$BS$7]*[.BS15]" office:value-type="float" office:value="0.96" calcext:value-type="float">
            <text:p>0,96</text:p>
          </table:table-cell>
          <table:table-cell table:style-name="ce152" table:formula="of:=[.$BS$7]*[.BT15]" office:value-type="float" office:value="0.384" calcext:value-type="float">
            <text:p>0,38</text:p>
          </table:table-cell>
          <table:table-cell table:style-name="ce140" table:formula="of:=[.$BO$5]/[.BU15]" office:value-type="float" office:value="31.25" calcext:value-type="float">
            <text:p>31</text:p>
          </table:table-cell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942"/>
        </table:table-row>
        <table:table-row table:style-name="ro5">
          <table:table-cell office:value-type="string" calcext:value-type="string">
            <text:p>bridge (=solid infill?)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4"/>
          <table:table-cell table:style-name="ce203" office:value-type="percentage" office:value="3.34" calcext:value-type="percentage">
            <text:p>334 %</text:p>
          </table:table-cell>
          <table:table-cell table:style-name="ce210" table:formula="of:=[.W$7]*[.$W16]" office:value-type="float" office:value="0.501" calcext:value-type="float">
            <text:p>0,501</text:p>
          </table:table-cell>
          <table:table-cell table:style-name="ce115" table:formula="of:=[.$W$7]*[.X16]" office:value-type="float" office:value="0.07515" calcext:value-type="float">
            <text:p>0,07515</text:p>
          </table:table-cell>
          <table:table-cell table:style-name="ce140" table:formula="of:=[.$S$15]/[.Y16]" office:value-type="float" office:value="42.581503659348" calcext:value-type="float">
            <text:p>43</text:p>
          </table:table-cell>
          <table:table-cell table:style-name="ce211" office:value-type="percentage" office:value="3" calcext:value-type="percentage">
            <text:p>300 %</text:p>
          </table:table-cell>
          <table:table-cell table:style-name="ce213" table:formula="of:=[.AA$7]*[.$AA16]" office:value-type="float" office:value="0.6" calcext:value-type="float">
            <text:p>0,6</text:p>
          </table:table-cell>
          <table:table-cell table:style-name="ce115" table:formula="of:=[.$AA$7]*[.AB16]" office:value-type="float" office:value="0.12" calcext:value-type="float">
            <text:p>0,12</text:p>
          </table:table-cell>
          <table:table-cell table:style-name="ce140" table:formula="of:=[.$S$15]/[.AC16]" office:value-type="float" office:value="26.6666666666667" calcext:value-type="float">
            <text:p>27</text:p>
          </table:table-cell>
          <table:table-cell table:style-name="ce216" office:value-type="percentage" office:value="2.4" calcext:value-type="percentage">
            <text:p>240 %</text:p>
          </table:table-cell>
          <table:table-cell table:style-name="ce217" table:formula="of:=[.AE$7]*[.$AE16]" office:value-type="float" office:value="0.6" calcext:value-type="float">
            <text:p>0,6</text:p>
          </table:table-cell>
          <table:table-cell table:style-name="ce115" table:formula="of:=[.$AE$7]*[.AF16]" office:value-type="float" office:value="0.15" calcext:value-type="float">
            <text:p>0,15</text:p>
          </table:table-cell>
          <table:table-cell table:style-name="ce140" table:formula="of:=[.$S$15]/[.AG16]" office:value-type="float" office:value="21.3333333333333" calcext:value-type="float">
            <text:p>21</text:p>
          </table:table-cell>
          <table:table-cell table:style-name="ce218" office:value-type="percentage" office:value="2" calcext:value-type="percentage">
            <text:p>200 %</text:p>
          </table:table-cell>
          <table:table-cell table:style-name="ce219" table:formula="of:=[.AI$7]*[.$AI16]" office:value-type="float" office:value="0.6" calcext:value-type="float">
            <text:p>0,6</text:p>
          </table:table-cell>
          <table:table-cell table:style-name="ce152" table:formula="of:=[.$AI$7]*[.AJ16]" office:value-type="float" office:value="0.18" calcext:value-type="float">
            <text:p>0,18</text:p>
          </table:table-cell>
          <table:table-cell table:style-name="ce140" table:formula="of:=[.$S$15]/[.AK16]" office:value-type="float" office:value="17.7777777777778" calcext:value-type="float">
            <text:p>18</text:p>
          </table:table-cell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7" office:value-type="percentage" office:value="4" calcext:value-type="percentage">
            <text:p>400 %</text:p>
          </table:table-cell>
          <table:table-cell table:style-name="ce249" table:formula="of:=[.$BO$7]*[.BO16]" office:value-type="float" office:value="1.2" calcext:value-type="float">
            <text:p>1,2</text:p>
          </table:table-cell>
          <table:table-cell table:style-name="ce152" table:formula="of:=[.$BO$7]*[.BP16]" office:value-type="float" office:value="0.36" calcext:value-type="float">
            <text:p>0,36</text:p>
          </table:table-cell>
          <table:table-cell table:style-name="ce140" table:formula="of:=[.$BO$5]/[.BQ16]" office:value-type="float" office:value="33.3333333333333" calcext:value-type="float">
            <text:p>33</text:p>
          </table:table-cell>
          <table:table-cell table:style-name="ce255" office:value-type="percentage" office:value="3" calcext:value-type="percentage">
            <text:p>300 %</text:p>
          </table:table-cell>
          <table:table-cell table:style-name="ce258" table:formula="of:=[.$BS$7]*[.BS16]" office:value-type="float" office:value="1.2" calcext:value-type="float">
            <text:p>1,2</text:p>
          </table:table-cell>
          <table:table-cell table:style-name="ce152" table:formula="of:=[.$BS$7]*[.BT16]" office:value-type="float" office:value="0.48" calcext:value-type="float">
            <text:p>0,48</text:p>
          </table:table-cell>
          <table:table-cell table:style-name="ce140" table:formula="of:=[.$BO$5]/[.BU16]" office:value-type="float" office:value="25" calcext:value-type="float">
            <text:p>25</text:p>
          </table:table-cell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100 @200°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gap (=infill?)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11" office:value-type="string" calcext:value-type="string" table:number-columns-spanned="20" table:number-rows-spanned="1">
            <text:p>first layer speed being 50% of normal speed (20 for 40mms and 30 for 60mms)</text:p>
          </table:table-cell>
          <table:covered-table-cell table:number-columns-repeated="19" table:style-name="ce111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8" office:value-type="percentage" office:value="4" calcext:value-type="percentage">
            <text:p>400 %</text:p>
          </table:table-cell>
          <table:table-cell table:style-name="ce250" table:formula="of:=[.$BO$7]*[.BO17]" office:value-type="float" office:value="1.2" calcext:value-type="float">
            <text:p>1,2</text:p>
          </table:table-cell>
          <table:table-cell table:style-name="ce152" table:formula="of:=[.$BO$7]*[.BP17]" office:value-type="float" office:value="0.36" calcext:value-type="float">
            <text:p>0,36</text:p>
          </table:table-cell>
          <table:table-cell table:style-name="ce140" table:formula="of:=[.$BO$5]/[.BQ17]" office:value-type="float" office:value="33.3333333333333" calcext:value-type="float">
            <text:p>33</text:p>
          </table:table-cell>
          <table:table-cell table:style-name="ce256" office:value-type="percentage" office:value="2.4" calcext:value-type="percentage">
            <text:p>240 %</text:p>
          </table:table-cell>
          <table:table-cell table:style-name="ce259" table:formula="of:=[.$BS$7]*[.BS17]" office:value-type="float" office:value="0.96" calcext:value-type="float">
            <text:p>0,96</text:p>
          </table:table-cell>
          <table:table-cell table:style-name="ce152" table:formula="of:=[.$BS$7]*[.BT17]" office:value-type="float" office:value="0.384" calcext:value-type="float">
            <text:p>0,38</text:p>
          </table:table-cell>
          <table:table-cell table:style-name="ce140" table:formula="of:=[.$BO$5]/[.BU17]" office:value-type="float" office:value="31.25" calcext:value-type="float">
            <text:p>31</text:p>
          </table:table-cell>
          <table:table-cell/>
          <table:table-cell table:style-name="ce103"/>
          <table:table-cell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number-columns-repeated="15"/>
          <table:table-cell office:value-type="string" calcext:value-type="string">
            <text:p>buse e3D V6 : F200 @230°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1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9"/>
          <table:table-cell table:style-name="ce109"/>
          <table:table-cell table:style-name="ce152"/>
          <table:table-cell table:style-name="ce251"/>
          <table:table-cell table:style-name="ce244"/>
          <table:table-cell table:style-name="ce109"/>
          <table:table-cell table:style-name="ce152"/>
          <table:table-cell table:style-name="ce251"/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250 @235°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104" office:value-type="string" calcext:value-type="string">
            <text:p>b. flow</text:p>
          </table:table-cell>
          <table:table-cell table:style-name="ce104" office:value-type="float" office:value="0.9" calcext:value-type="float">
            <text:p>0,9</text:p>
          </table:table-cell>
          <table:table-cell table:style-name="ce104" table:formula="of:=[.BO5]*[.BP19]" office:value-type="float" office:value="10.8" calcext:value-type="float">
            <text:p>10,8</text:p>
          </table:table-cell>
          <table:table-cell table:style-name="ce104" office:value-type="string" calcext:value-type="string">
            <text:p>mm3/s</text:p>
          </table:table-cell>
          <table:table-cell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300 @260°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m3/s</text:p>
          </table:table-cell>
          <table:table-cell table:number-columns-repeated="922"/>
        </table:table-row>
        <table:table-row table:style-name="ro1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9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4" table:number-columns-repeated="4"/>
          <table:table-cell table:number-columns-repeated="942"/>
        </table:table-row>
        <table:table-row table:style-name="ro5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8"/>
          <table:table-cell table:style-name="ce110" office:value-type="string" calcext:value-type="string" table:number-columns-spanned="4" table:number-rows-spanned="1">
            <text:p>normal</text:p>
          </table:table-cell>
          <table:covered-table-cell table:number-columns-repeated="3" table:style-name="ce110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39" table:number-columns-repeated="4"/>
          <table:table-cell table:style-name="ce125"/>
          <table:table-cell table:style-name="ce103"/>
          <table:table-cell table:style-name="ce104" table:number-columns-repeated="2"/>
          <table:table-cell table:style-name="ce110" office:value-type="string" calcext:value-type="string" table:number-columns-spanned="4" table:number-rows-spanned="1">
            <text:p>normal</text:p>
          </table:table-cell>
          <table:covered-table-cell table:number-columns-repeated="3" table:style-name="ce110"/>
          <table:table-cell office:value-type="string" calcext:value-type="string">
            <text:p>gap</text:p>
          </table:table-cell>
          <table:table-cell table:style-name="ce103" table:number-columns-repeated="2"/>
          <table:table-cell office:value-type="float" office:value="30" calcext:value-type="float">
            <text:p>30</text:p>
          </table:table-cell>
          <table:table-cell table:style-name="ce103" table:number-columns-repeated="3"/>
          <table:table-cell table:style-name="ce177"/>
          <table:table-cell table:number-columns-repeated="3"/>
          <table:table-cell table:style-name="ce100" office:value-type="string" calcext:value-type="string">
            <text:p>solid infill</text:p>
          </table:table-cell>
          <table:table-cell table:style-name="ce192" office:value-type="percentage" office:value="4" calcext:value-type="percentage">
            <text:p>400 %</text:p>
          </table:table-cell>
          <table:table-cell table:style-name="ce245" table:formula="of:=[.$BO$7]*[.BO21]" office:value-type="float" office:value="1.2" calcext:value-type="float">
            <text:p>1,2</text:p>
          </table:table-cell>
          <table:table-cell table:style-name="ce152" table:formula="of:=[.$BO$7]*[.BP21]" office:value-type="float" office:value="0.36" calcext:value-type="float">
            <text:p>0,36</text:p>
          </table:table-cell>
          <table:table-cell table:style-name="ce140" table:formula="of:=[.BS21]/[.BQ21]" office:value-type="float" office:value="44.44444444444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109" office:value-type="string" calcext:value-type="string" table:number-columns-spanned="4" table:number-rows-spanned="1">
            <text:p>E100 F300</text:p>
          </table:table-cell>
          <table:covered-table-cell table:number-columns-repeated="3" table:style-name="ce109"/>
          <table:table-cell table:number-columns-repeated="942"/>
        </table:table-row>
        <table:table-row table:style-name="ro2">
          <table:table-cell table:number-columns-repeated="2"/>
          <table:table-cell table:style-name="ce95"/>
          <table:table-cell table:style-name="ce126"/>
          <table:table-cell/>
          <table:table-cell table:style-name="ce95"/>
          <table:table-cell table:style-name="ce126"/>
          <table:table-cell/>
          <table:table-cell table:style-name="ce126" table:number-columns-repeated="2"/>
          <table:table-cell table:number-columns-repeated="8"/>
          <table:table-cell table:style-name="ce115" office:value-type="string" calcext:value-type="string">
            <text:p>gap</text:p>
          </table:table-cell>
          <table:table-cell table:number-columns-repeated="7"/>
          <table:table-cell table:style-name="ce109" office:value-type="string" calcext:value-type="string" table:number-columns-spanned="4" table:number-rows-spanned="1">
            <text:p>E100 F100</text:p>
          </table:table-cell>
          <table:covered-table-cell table:number-columns-repeated="3" table:style-name="ce109"/>
          <table:table-cell table:number-columns-repeated="9"/>
          <table:table-cell table:style-name="ce104" table:number-columns-repeated="3"/>
          <table:table-cell table:style-name="ce106" office:value-type="string" calcext:value-type="string">
            <text:p>si 40mm/s réduire température de 10°C (cas ABS+)</text:p>
          </table:table-cell>
          <table:table-cell table:style-name="ce104" table:number-columns-repeated="4"/>
          <table:table-cell table:style-name="ce103" table:number-columns-repeated="3"/>
          <table:table-cell table:style-name="ce109" office:value-type="string" calcext:value-type="string" table:number-columns-spanned="4" table:number-rows-spanned="1">
            <text:p>E100 F200</text:p>
          </table:table-cell>
          <table:covered-table-cell table:number-columns-repeated="3" table:style-name="ce109"/>
          <table:table-cell office:value-type="string" calcext:value-type="string">
            <text:p>support</text:p>
          </table:table-cell>
          <table:table-cell table:style-name="ce103" table:number-columns-repeated="2"/>
          <table:table-cell office:value-type="float" office:value="53" calcext:value-type="float">
            <text:p>53</text:p>
          </table:table-cell>
          <table:table-cell table:style-name="ce103" table:number-columns-repeated="3"/>
          <table:table-cell table:style-name="ce177"/>
          <table:table-cell table:number-columns-repeated="3"/>
          <table:table-cell table:style-name="ce100" office:value-type="string" calcext:value-type="string">
            <text:p>top infill</text:p>
          </table:table-cell>
          <table:table-cell table:style-name="ce192" office:value-type="percentage" office:value="3" calcext:value-type="percentage">
            <text:p>300 %</text:p>
          </table:table-cell>
          <table:table-cell table:style-name="ce247" table:formula="of:=[.$BO$7]*[.BO22]" office:value-type="float" office:value="0.9" calcext:value-type="float">
            <text:p>0,9</text:p>
          </table:table-cell>
          <table:table-cell table:style-name="ce152" table:formula="of:=[.$BO$7]*[.BP22]" office:value-type="float" office:value="0.27" calcext:value-type="float">
            <text:p>0,27</text:p>
          </table:table-cell>
          <table:table-cell table:style-name="ce140" table:formula="of:=[.BS22]/[.BQ22]" office:value-type="float" office:value="70.3703703703704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100" office:value-type="string" calcext:value-type="string">
            <text:p>first layer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2]" office:value-type="float" office:value="1.2" calcext:value-type="float">
            <text:p>1,2</text:p>
          </table:table-cell>
          <table:table-cell table:style-name="ce152" table:formula="of:=[.$CA$7]*[.CB22]" office:value-type="float" office:value="0.72" calcext:value-type="float">
            <text:p>0,72</text:p>
          </table:table-cell>
          <table:table-cell table:style-name="ce140" table:formula="of:=[.CE22]/[.CC22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avec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bigrep</text:p>
          </table:table-cell>
          <table:table-cell table:number-columns-repeated="932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96" table:number-columns-repeated="2"/>
          <table:table-cell table:style-name="ce126"/>
          <table:table-cell table:style-name="ce96"/>
          <table:table-cell table:style-name="ce188"/>
          <table:table-cell table:style-name="ce147"/>
          <table:table-cell table:style-name="ce96" table:number-columns-repeated="5"/>
          <table:table-cell table:number-columns-repeated="3"/>
          <table:table-cell table:style-name="ce115" office:value-type="string" calcext:value-type="string">
            <text:p>support</text:p>
          </table:table-cell>
          <table:table-cell table:style-name="ce99" table:number-columns-repeated="7"/>
          <table:table-cell table:number-columns-repeated="4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2"/>
          <table:table-cell office:value-type="string" calcext:value-type="string">
            <text:p>bridg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gap</text:p>
          </table:table-cell>
          <table:table-cell table:style-name="ce240" office:value-type="percentage" office:value="4" calcext:value-type="percentage">
            <text:p>400 %</text:p>
          </table:table-cell>
          <table:table-cell table:style-name="ce245" table:formula="of:=[.$BO$7]*[.BO23]" office:value-type="float" office:value="1.2" calcext:value-type="float">
            <text:p>1,2</text:p>
          </table:table-cell>
          <table:table-cell table:style-name="ce152" table:formula="of:=[.$BO$7]*[.BP23]" office:value-type="float" office:value="0.36" calcext:value-type="float">
            <text:p>0,36</text:p>
          </table:table-cell>
          <table:table-cell table:style-name="ce140" table:formula="of:=[.BS23]/[.BQ23]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00" office:value-type="string" calcext:value-type="string">
            <text:p>périmètre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3]" office:value-type="float" office:value="1.2" calcext:value-type="float">
            <text:p>1,2</text:p>
          </table:table-cell>
          <table:table-cell table:style-name="ce152" table:formula="of:=[.$CA$7]*[.CB23]" office:value-type="float" office:value="0.72" calcext:value-type="float">
            <text:p>0,72</text:p>
          </table:table-cell>
          <table:table-cell table:style-name="ce140" table:formula="of:=[.CE23]/[.CC2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use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96" table:number-columns-repeated="2"/>
          <table:table-cell table:style-name="ce126"/>
          <table:table-cell table:style-name="ce96"/>
          <table:table-cell table:style-name="ce189"/>
          <table:table-cell table:style-name="ce126"/>
          <table:table-cell table:number-columns-repeated="8"/>
          <table:table-cell table:style-name="ce115" office:value-type="string" calcext:value-type="string">
            <text:p>bridge</text:p>
          </table:table-cell>
          <table:table-cell table:style-name="ce99" table:number-columns-repeated="7"/>
          <table:table-cell table:style-name="ce96" office:value-type="string" calcext:value-type="string">
            <text:p>10 000 impulsions = 120mm/s max</text:p>
          </table:table-cell>
          <table:table-cell table:number-columns-repeated="3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2"/>
          <table:table-cell office:value-type="string" calcext:value-type="string">
            <text:p>10 000 impulsions = 115mm/s max</text:p>
          </table:table-cell>
          <table:table-cell table:number-columns-repeated="3"/>
          <table:table-cell table:style-name="ce126"/>
          <table:table-cell table:number-columns-repeated="10"/>
          <table:table-cell office:value-type="string" calcext:value-type="string">
            <text:p>support</text:p>
          </table:table-cell>
          <table:table-cell table:style-name="ce241" office:value-type="percentage" office:value="3.2" calcext:value-type="percentage">
            <text:p>320 %</text:p>
          </table:table-cell>
          <table:table-cell table:style-name="ce245" table:formula="of:=[.$BO$7]*[.BO24]" office:value-type="float" office:value="0.96" calcext:value-type="float">
            <text:p>0,96</text:p>
          </table:table-cell>
          <table:table-cell table:style-name="ce152" table:formula="of:=[.$BO$7]*[.BP24]" office:value-type="float" office:value="0.288" calcext:value-type="float">
            <text:p>0,29</text:p>
          </table:table-cell>
          <table:table-cell table:style-name="ce140" table:formula="of:=[.BS24]/[.BQ24]" office:value-type="float" office:value="45.1388888888889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100" office:value-type="string" calcext:value-type="string">
            <text:p>périmètre externe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4]" office:value-type="float" office:value="1.2" calcext:value-type="float">
            <text:p>1,2</text:p>
          </table:table-cell>
          <table:table-cell table:style-name="ce152" table:formula="of:=[.$CA$7]*[.CB24]" office:value-type="float" office:value="0.72" calcext:value-type="float">
            <text:p>0,72</text:p>
          </table:table-cell>
          <table:table-cell table:style-name="ce140" table:formula="of:=[.CE24]/[.CC24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esté</text:p>
          </table:table-cell>
          <table:table-cell table:number-columns-repeated="2"/>
          <table:table-cell table:style-name="ce100"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couche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 0,6</text:p>
          </table:table-cell>
          <table:table-cell table:number-columns-repeated="930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185" office:value-type="string" calcext:value-type="string">
            <text:p>Speed</text:p>
          </table:table-cell>
          <table:table-cell office:value-type="string" calcext:value-type="string">
            <text:p>%</text:p>
          </table:table-cell>
          <table:table-cell table:style-name="ce126"/>
          <table:table-cell/>
          <table:table-cell table:style-name="ce126" table:number-columns-repeated="2"/>
          <table:table-cell table:number-columns-repeated="5"/>
          <table:table-cell table:style-name="ce95"/>
          <table:table-cell table:number-columns-repeated="2"/>
          <table:table-cell table:style-name="ce99" table:number-columns-repeated="8"/>
          <table:table-cell table:number-columns-repeated="4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10"/>
          <table:table-cell office:value-type="string" calcext:value-type="string">
            <text:p>bridge</text:p>
          </table:table-cell>
          <table:table-cell table:style-name="ce242" office:value-type="percentage" office:value="4" calcext:value-type="percentage">
            <text:p>400 %</text:p>
          </table:table-cell>
          <table:table-cell table:style-name="ce245" table:formula="of:=[.$BO$7]*[.BO25]" office:value-type="float" office:value="1.2" calcext:value-type="float">
            <text:p>1,2</text:p>
          </table:table-cell>
          <table:table-cell table:style-name="ce152" table:formula="of:=[.$BO$7]*[.BP25]" office:value-type="float" office:value="0.36" calcext:value-type="float">
            <text:p>0,36</text:p>
          </table:table-cell>
          <table:table-cell table:style-name="ce140" table:formula="of:=[.BS25]/[.BQ25]" office:value-type="float" office:value="40.2777777777778" calcext:value-type="float">
            <text:p>40</text:p>
          </table:table-cell>
          <table:table-cell office:value-type="float" office:value="14.5" calcext:value-type="float">
            <text:p>14,5</text:p>
          </table:table-cell>
          <table:table-cell table:number-columns-repeated="6"/>
          <table:table-cell table:style-name="ce100" office:value-type="string" calcext:value-type="string">
            <text:p>infill</text:p>
          </table:table-cell>
          <table:table-cell table:style-name="ce263" office:value-type="percentage" office:value="1.6" calcext:value-type="percentage">
            <text:p>160 %</text:p>
          </table:table-cell>
          <table:table-cell table:style-name="ce270" table:formula="of:=[.$CA$7]*[.CA25]" office:value-type="float" office:value="0.96" calcext:value-type="float">
            <text:p>0,96</text:p>
          </table:table-cell>
          <table:table-cell table:style-name="ce152" table:formula="of:=[.$CA$7]*[.CB25]" office:value-type="float" office:value="0.576" calcext:value-type="float">
            <text:p>0,58</text:p>
          </table:table-cell>
          <table:table-cell table:style-name="ce140" table:formula="of:=[.CE25]/[.CC25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vites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/s</text:p>
          </table:table-cell>
          <table:table-cell table:number-columns-repeated="930"/>
        </table:table-row>
        <table:table-row table:style-name="ro5">
          <table:table-cell/>
          <table:table-cell table:style-name="ce106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6" table:number-columns-repeated="2"/>
          <table:table-cell table:number-columns-repeated="4"/>
          <table:table-cell table:style-name="ce96" office:value-type="string" calcext:value-type="string">
            <text:p>vitesse F</text:p>
          </table:table-cell>
          <table:table-cell table:style-name="ce95" office:value-type="float" office:value="80" calcext:value-type="float">
            <text:p>80</text:p>
          </table:table-cell>
          <table:table-cell office:value-type="string" calcext:value-type="string">
            <text:p>mm/min</text:p>
          </table:table-cell>
          <table:table-cell/>
          <table:table-cell table:style-name="ce99" table:number-columns-repeated="9"/>
          <table:table-cell table:style-name="ce104" table:number-columns-repeated="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22"/>
          <table:table-cell table:style-name="ce100" office:value-type="string" calcext:value-type="string">
            <text:p>solid infill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6]" office:value-type="float" office:value="1.2" calcext:value-type="float">
            <text:p>1,2</text:p>
          </table:table-cell>
          <table:table-cell table:style-name="ce152" table:formula="of:=[.$CA$7]*[.CB26]" office:value-type="float" office:value="0.72" calcext:value-type="float">
            <text:p>0,72</text:p>
          </table:table-cell>
          <table:table-cell table:style-name="ce140" table:formula="of:=[.CE26]/[.CC26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soit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kg/jour</text:p>
          </table:table-cell>
          <table:table-cell table:number-columns-repeated="930"/>
        </table:table-row>
        <table:table-row table:style-name="ro5">
          <table:table-cell table:style-name="ce98" office:value-type="string" calcext:value-type="string">
            <text:p>mm3/s</text:p>
          </table:table-cell>
          <table:table-cell table:style-name="ce102"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5" table:formula="of:=([.E27]*[.F26])/[.E26]" office:value-type="float" office:value="50" calcext:value-type="float">
            <text:p>50</text:p>
          </table:table-cell>
          <table:table-cell table:number-columns-repeated="5"/>
          <table:table-cell table:style-name="ce96" table:number-columns-repeated="4"/>
          <table:table-cell table:formula="of:=[.P26]/60" office:value-type="float" office:value="1.33333333333333" calcext:value-type="float">
            <text:p>1,33333333333333</text:p>
          </table:table-cell>
          <table:table-cell office:value-type="string" calcext:value-type="string">
            <text:p>mm/s</text:p>
          </table:table-cell>
          <table:table-cell/>
          <table:table-cell table:style-name="ce99"/>
          <table:table-cell table:number-columns-repeated="14"/>
          <table:table-cell table:style-name="ce115" table:number-columns-repeated="4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22"/>
          <table:table-cell table:style-name="ce100" office:value-type="string" calcext:value-type="string">
            <text:p>top infill</text:p>
          </table:table-cell>
          <table:table-cell table:style-name="ce263" office:value-type="percentage" office:value="1.6" calcext:value-type="percentage">
            <text:p>160 %</text:p>
          </table:table-cell>
          <table:table-cell table:style-name="ce271" table:formula="of:=[.$CA$7]*[.CA27]" office:value-type="float" office:value="0.96" calcext:value-type="float">
            <text:p>0,96</text:p>
          </table:table-cell>
          <table:table-cell table:style-name="ce152" table:formula="of:=[.$CA$7]*[.CB27]" office:value-type="float" office:value="0.576" calcext:value-type="float">
            <text:p>0,58</text:p>
          </table:table-cell>
          <table:table-cell table:style-name="ce140" table:formula="of:=[.CE27]/[.CC27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ébit max théorique : 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35"/>
        </table:table-row>
        <table:table-row table:style-name="ro1">
          <table:table-cell table:style-name="ce99" office:value-type="string" calcext:value-type="string">
            <text:p>mm3/min</text:p>
          </table:table-cell>
          <table:table-cell table:formula="of:=[.B27]*60" office:value-type="float" office:value="480" calcext:value-type="float">
            <text:p>480</text:p>
          </table:table-cell>
          <table:table-cell table:number-columns-repeated="7"/>
          <table:table-cell office:value-type="string" calcext:value-type="string">
            <text:p>pi</text:p>
          </table:table-cell>
          <table:table-cell office:value-type="float" office:value="3.1415" calcext:value-type="float">
            <text:p>3,1415</text:p>
          </table:table-cell>
          <table:table-cell table:number-columns-repeated="4"/>
          <table:table-cell table:style-name="ce104" table:formula="of:=100/[.P27]" office:value-type="float" office:value="75" calcext:value-type="float">
            <text:p>75</text:p>
          </table:table-cell>
          <table:table-cell office:value-type="string" calcext:value-type="string">
            <text:p>ramené à 100mm</text:p>
          </table:table-cell>
          <table:table-cell/>
          <table:table-cell table:style-name="ce99"/>
          <table:table-cell table:number-columns-repeated="14"/>
          <table:table-cell table:style-name="ce115" table:number-columns-repeated="4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11"/>
          <table:table-cell office:value-type="string" calcext:value-type="string">
            <text:p>concentrique (moins de petits segments)</text:p>
          </table:table-cell>
          <table:table-cell table:style-name="ce115" table:number-columns-repeated="3"/>
          <table:table-cell table:number-columns-repeated="8"/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number-columns-repeated="3"/>
          <table:table-cell office:value-type="string" calcext:value-type="string">
            <text:p>débit max testé : 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35"/>
        </table:table-row>
        <table:table-row table:style-name="ro5">
          <table:table-cell table:style-name="ce99" office:value-type="string" calcext:value-type="string">
            <text:p>mm3/h</text:p>
          </table:table-cell>
          <table:table-cell table:formula="of:=[.B28]*60" office:value-type="float" office:value="28800" calcext:value-type="float">
            <text:p>28800</text:p>
          </table:table-cell>
          <table:table-cell table:formula="of:=[.B29]*24" office:value-type="float" office:value="691200" calcext:value-type="float">
            <text:p>691200</text:p>
          </table:table-cell>
          <table:table-cell table:number-columns-repeated="10"/>
          <table:table-cell office:value-type="string" calcext:value-type="string">
            <text:p>pour</text:p>
          </table:table-cell>
          <table:table-cell/>
          <table:table-cell table:style-name="ce104"/>
          <table:table-cell table:number-columns-repeated="23"/>
          <table:table-cell table:style-name="ce126" table:number-columns-repeated="4"/>
          <table:table-cell table:number-columns-repeated="12"/>
          <table:table-cell table:style-name="ce100" table:number-columns-repeated="3"/>
          <table:table-cell table:style-name="ce104" table:number-columns-repeated="3"/>
          <table:table-cell table:number-columns-repeated="5"/>
          <table:table-cell office:value-type="string" calcext:value-type="string">
            <text:p>respecter débit = mieux</text:p>
          </table:table-cell>
          <table:table-cell table:number-columns-repeated="10"/>
          <table:table-cell office:value-type="string" calcext:value-type="string">
            <text:p>gap</text:p>
          </table:table-cell>
          <table:table-cell table:style-name="ce264" office:value-type="percentage" office:value="2" calcext:value-type="percentage">
            <text:p>200 %</text:p>
          </table:table-cell>
          <table:table-cell table:style-name="ce271" table:formula="of:=[.$CA$7]*[.CA29]" office:value-type="float" office:value="1.2" calcext:value-type="float">
            <text:p>1,2</text:p>
          </table:table-cell>
          <table:table-cell table:style-name="ce152" table:formula="of:=[.$CA$7]*[.CB29]" office:value-type="float" office:value="0.72" calcext:value-type="float">
            <text:p>0,72</text:p>
          </table:table-cell>
          <table:table-cell table:style-name="ce140" table:formula="of:=[.CE29]/[.CC29]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ulzbot moarstruder</text:p>
          </table:table-cell>
          <table:table-cell table:number-columns-repeated="932"/>
        </table:table-row>
        <table:table-row table:style-name="ro5">
          <table:table-cell table:style-name="ce99" office:value-type="string" calcext:value-type="string">
            <text:p>cm3/h</text:p>
          </table:table-cell>
          <table:table-cell table:formula="of:=[.B29]/1000" office:value-type="float" office:value="28.8" calcext:value-type="float">
            <text:p>28,8</text:p>
          </table:table-cell>
          <table:table-cell table:number-columns-repeated="5"/>
          <table:table-cell office:value-type="string" calcext:value-type="string">
            <text:p>diam</text:p>
          </table:table-cell>
          <table:table-cell office:value-type="string" calcext:value-type="string">
            <text:p>rayon</text:p>
          </table:table-cell>
          <table:table-cell/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volu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104"/>
          <table:table-cell table:number-columns-repeated="23"/>
          <table:table-cell table:style-name="ce126" table:number-columns-repeated="4"/>
          <table:table-cell table:number-columns-repeated="23"/>
          <table:table-cell office:value-type="string" calcext:value-type="string">
            <text:p>seul le top et le gap peuvent être accélérés à la rigeur</text:p>
          </table:table-cell>
          <table:table-cell table:number-columns-repeated="10"/>
          <table:table-cell office:value-type="string" calcext:value-type="string">
            <text:p>support</text:p>
          </table:table-cell>
          <table:table-cell table:style-name="ce265" office:value-type="percentage" office:value="1.6" calcext:value-type="percentage">
            <text:p>160 %</text:p>
          </table:table-cell>
          <table:table-cell table:style-name="ce271" table:formula="of:=[.$CA$7]*[.CA30]" office:value-type="float" office:value="0.96" calcext:value-type="float">
            <text:p>0,96</text:p>
          </table:table-cell>
          <table:table-cell table:style-name="ce152" table:formula="of:=[.$CA$7]*[.CB30]" office:value-type="float" office:value="0.576" calcext:value-type="float">
            <text:p>0,58</text:p>
          </table:table-cell>
          <table:table-cell table:style-name="ce140" table:formula="of:=[.CE30]/[.CC30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931"/>
        </table:table-row>
        <table:table-row table:style-name="ro1">
          <table:table-cell table:style-name="ce99" office:value-type="string" calcext:value-type="string">
            <text:p>densité</text:p>
          </table:table-cell>
          <table:table-cell office:value-type="float" office:value="1.25" calcext:value-type="float">
            <text:p>1,25</text:p>
          </table:table-cell>
          <table:table-cell table:number-columns-repeated="13"/>
          <table:table-cell table:style-name="ce104"/>
          <table:table-cell table:number-columns-repeated="23"/>
          <table:table-cell table:style-name="ce126" table:number-columns-repeated="4"/>
          <table:table-cell table:number-columns-repeated="35"/>
          <table:table-cell table:style-name="ce265"/>
          <table:table-cell table:style-name="ce102"/>
          <table:table-cell table:style-name="ce152"/>
          <table:table-cell table:style-name="ce251"/>
          <table:table-cell table:number-columns-repeated="3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100g/h</text:p>
          </table:table-cell>
          <table:table-cell table:number-columns-repeated="931"/>
        </table:table-row>
        <table:table-row table:style-name="ro1">
          <table:table-cell table:style-name="ce100" office:value-type="string" calcext:value-type="string">
            <text:p>g/h</text:p>
          </table:table-cell>
          <table:table-cell table:formula="of:=[.B30]*[.B31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3" calcext:value-type="float">
            <text:p>3</text:p>
          </table:table-cell>
          <table:table-cell table:formula="of:=[.H32]/2" office:value-type="float" office:value="1.5" calcext:value-type="float">
            <text:p>1,5</text:p>
          </table:table-cell>
          <table:table-cell office:value-type="string" calcext:value-type="string">
            <text:p>=</text:p>
          </table:table-cell>
          <table:table-cell table:formula="of:=([.I32]*[.I32])*[.K28]" office:value-type="float" office:value="7.068375" calcext:value-type="float">
            <text:p>7,068375</text:p>
          </table:table-cell>
          <table:table-cell office:value-type="string" calcext:value-type="string">
            <text:p>mm²</text:p>
          </table:table-cell>
          <table:table-cell table:formula="of:=[.K32]*[.N30]" office:value-type="float" office:value="706.8375" calcext:value-type="float">
            <text:p>706,8375</text:p>
          </table:table-cell>
          <table:table-cell table:number-columns-repeated="2"/>
          <table:table-cell table:style-name="ce104"/>
          <table:table-cell table:number-columns-repeated="23"/>
          <table:table-cell table:style-name="ce126" table:number-columns-repeated="4"/>
          <table:table-cell table:number-columns-repeated="42"/>
          <table:table-cell office:value-type="string" calcext:value-type="string">
            <text:p>débit max testé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22mm3/s</text:p>
          </table:table-cell>
          <table:table-cell table:number-columns-repeated="931"/>
        </table:table-row>
        <table:table-row table:style-name="ro1">
          <table:table-cell table:style-name="ce100" office:value-type="string" calcext:value-type="string">
            <text:p>g/jour</text:p>
          </table:table-cell>
          <table:table-cell table:formula="of:=[.B32]*24" office:value-type="float" office:value="864" calcext:value-type="float">
            <text:p>864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1.75" calcext:value-type="float">
            <text:p>1,75</text:p>
          </table:table-cell>
          <table:table-cell table:formula="of:=[.H33]/2" office:value-type="float" office:value="0.875" calcext:value-type="float">
            <text:p>0,875</text:p>
          </table:table-cell>
          <table:table-cell office:value-type="string" calcext:value-type="string">
            <text:p>=</text:p>
          </table:table-cell>
          <table:table-cell table:formula="of:=([.I33]*[.I33])*[.K28]" office:value-type="float" office:value="2.4052109375" calcext:value-type="float">
            <text:p>2,4052109375</text:p>
          </table:table-cell>
          <table:table-cell office:value-type="string" calcext:value-type="string">
            <text:p>mm²</text:p>
          </table:table-cell>
          <table:table-cell table:formula="of:=[.K33]*[.N30]" office:value-type="float" office:value="240.52109375" calcext:value-type="float">
            <text:p>240,52109375</text:p>
          </table:table-cell>
          <table:table-cell office:value-type="string" calcext:value-type="string">
            <text:p>mm3</text:p>
          </table:table-cell>
          <table:table-cell table:formula="of:=[.P28]" office:value-type="float" office:value="75" calcext:value-type="float">
            <text:p>75</text:p>
          </table:table-cell>
          <table:table-cell table:style-name="ce104" office:value-type="string" calcext:value-type="string">
            <text:p>s</text:p>
          </table:table-cell>
          <table:table-cell office:value-type="string" calcext:value-type="string">
            <text:p>test 100mm/100mm/min</text:p>
          </table:table-cell>
          <table:table-cell table:number-columns-repeated="22"/>
          <table:table-cell table:style-name="ce126" table:number-columns-repeated="4"/>
          <table:table-cell table:number-columns-repeated="981"/>
        </table:table-row>
        <table:table-row table:style-name="ro1">
          <table:table-cell table:number-columns-repeated="6"/>
          <table:table-cell office:value-type="string" calcext:value-type="string">
            <text:p>orifice</text:p>
          </table:table-cell>
          <table:table-cell office:value-type="float" office:value="0.4" calcext:value-type="float">
            <text:p>0,4</text:p>
          </table:table-cell>
          <table:table-cell table:formula="of:=[.H34]/2" office:value-type="float" office:value="0.2" calcext:value-type="float">
            <text:p>0,2</text:p>
          </table:table-cell>
          <table:table-cell office:value-type="string" calcext:value-type="string">
            <text:p>=</text:p>
          </table:table-cell>
          <table:table-cell table:formula="of:=([.I34]*[.I34])*[.K28]" office:value-type="float" office:value="0.12566" calcext:value-type="float">
            <text:p>0,12566</text:p>
          </table:table-cell>
          <table:table-cell office:value-type="string" calcext:value-type="string">
            <text:p>mm²</text:p>
          </table:table-cell>
          <table:table-cell table:style-name="ce102" table:formula="of:=[.M33]/[.O33]" office:value-type="float" office:value="3.20694791666667" calcext:value-type="float">
            <text:p>3,20694791666667</text:p>
          </table:table-cell>
          <table:table-cell office:value-type="string" calcext:value-type="string">
            <text:p>mm3</text:p>
          </table:table-cell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s</text:p>
          </table:table-cell>
          <table:table-cell office:value-type="string" calcext:value-type="string">
            <text:p>débit / sec</text:p>
          </table:table-cell>
          <table:table-cell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style-name="ce101" office:value-type="string" calcext:value-type="string">
            <text:p>g/jour</text:p>
          </table:table-cell>
          <table:table-cell table:style-name="ce102" office:value-type="float" office:value="864" calcext:value-type="float">
            <text:p>864</text:p>
          </table:table-cell>
          <table:table-cell office:value-type="string" calcext:value-type="string">
            <text:p>input</text:p>
          </table:table-cell>
          <table:table-cell table:number-columns-repeated="12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style-name="ce100" office:value-type="string" calcext:value-type="string">
            <text:p>g/h</text:p>
          </table:table-cell>
          <table:table-cell table:style-name="ce107" table:formula="of:=[.B35]/24" office:value-type="float" office:value="36" calcext:value-type="float">
            <text:p>36,00</text:p>
          </table:table-cell>
          <table:table-cell table:number-columns-repeated="13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27"/>
          <table:table-cell office:value-type="string" calcext:value-type="string">
            <text:p>10 000 impulsions = 115mm/s max</text:p>
          </table:table-cell>
          <table:table-cell table:number-columns-repeated="953"/>
        </table:table-row>
        <table:table-row table:style-name="ro1">
          <table:table-cell table:style-name="ce100" office:value-type="string" calcext:value-type="string">
            <text:p>cm3/h</text:p>
          </table:table-cell>
          <table:table-cell table:style-name="ce107" table:formula="of:=[.B36]/1.25" office:value-type="float" office:value="28.8" calcext:value-type="float">
            <text:p>28,80</text:p>
          </table:table-cell>
          <table:table-cell table:number-columns-repeated="8"/>
          <table:table-cell table:formula="of:=[.K33]*333" office:value-type="float" office:value="800.9352421875" calcext:value-type="float">
            <text:p>800,9352421875</text:p>
          </table:table-cell>
          <table:table-cell office:value-type="string" calcext:value-type="string">
            <text:p>1 bobine 1kg</text:p>
          </table:table-cell>
          <table:table-cell table:number-columns-repeated="3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number-columns-repeated="10"/>
          <table:table-cell table:formula="of:=[.K37]/24" office:value-type="float" office:value="33.3723017578125" calcext:value-type="float">
            <text:p>33,3723017578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104" office:value-type="string" calcext:value-type="string">
            <text:p>mm</text:p>
          </table:table-cell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23"/>
          <table:table-cell table:style-name="ce110" table:number-columns-spanned="4" table:number-rows-spanned="1"/>
          <table:covered-table-cell table:number-columns-repeated="3" table:style-name="ce110"/>
          <table:table-cell table:number-columns-repeated="8"/>
          <table:table-cell table:style-name="ce110" office:value-type="string" calcext:value-type="string" table:number-columns-spanned="4" table:number-rows-spanned="1">
            <text:p>2ème piste, rester à 12 ou moins</text:p>
          </table:table-cell>
          <table:covered-table-cell table:number-columns-repeated="3" table:style-name="ce110"/>
          <table:table-cell office:value-type="string" calcext:value-type="string">
            <text:p>(pour avoir des top sans relief)</text:p>
          </table:table-cell>
          <table:table-cell table:number-columns-repeated="5"/>
          <table:table-cell office:value-type="string" calcext:value-type="string">
            <text:p>auto slic3r : cas débit max 18 print max 30</text:p>
          </table:table-cell>
          <table:table-cell table:number-columns-repeated="935"/>
        </table:table-row>
        <table:table-row table:style-name="ro5">
          <table:table-cell table:style-name="ce98" office:value-type="string" calcext:value-type="string">
            <text:p>cm3/h</text:p>
          </table:table-cell>
          <table:table-cell table:style-name="ce102" office:value-type="float" office:value="80" calcext:value-type="float">
            <text:p>80</text:p>
          </table:table-cell>
          <table:table-cell office:value-type="string" calcext:value-type="string">
            <text:p>inpu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04" office:value-type="string" calcext:value-type="string">
            <text:p>s</text:p>
          </table:table-cell>
          <table:table-cell table:number-columns-repeated="2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2"/>
          <table:table-cell table:number-columns-repeated="7"/>
          <table:table-cell table:style-name="ce100" office:value-type="string" calcext:value-type="string">
            <text:p>first layer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39]" office:value-type="float" office:value="1.2" calcext:value-type="float">
            <text:p>1,2</text:p>
          </table:table-cell>
          <table:table-cell table:style-name="ce152" table:formula="of:=[.$CA$7]*[.CB39]" office:value-type="float" office:value="0.72" calcext:value-type="float">
            <text:p>0,72</text:p>
          </table:table-cell>
          <table:table-cell table:style-name="ce140" table:formula="of:=[.CE39]/[.CC39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first layer</text:p>
          </table:table-cell>
          <table:table-cell table:number-columns-repeated="2"/>
          <table:table-cell table:formula="of:=[.CP39]/60" office:value-type="float" office:value="18" calcext:value-type="float">
            <text:p>18</text:p>
          </table:table-cell>
          <table:table-cell/>
          <table:table-cell table:style-name="ce106" office:value-type="float" office:value="1080" calcext:value-type="float">
            <text:p>1080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h</text:p>
          </table:table-cell>
          <table:table-cell table:formula="of:=[.B39]*1000" office:value-type="float" office:value="80000" calcext:value-type="float">
            <text:p>80000</text:p>
          </table:table-cell>
          <table:table-cell table:number-columns-repeated="12"/>
          <table:table-cell table:style-name="ce126"/>
          <table:table-cell table:number-columns-repeated="3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1"/>
          <table:table-cell table:number-columns-repeated="7"/>
          <table:table-cell table:style-name="ce100" office:value-type="string" calcext:value-type="string">
            <text:p>périmètre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0]" office:value-type="float" office:value="1.2" calcext:value-type="float">
            <text:p>1,2</text:p>
          </table:table-cell>
          <table:table-cell table:style-name="ce152" table:formula="of:=[.$CA$7]*[.CB40]" office:value-type="float" office:value="0.72" calcext:value-type="float">
            <text:p>0,72</text:p>
          </table:table-cell>
          <table:table-cell table:style-name="ce140" table:formula="of:=[.CE40]/[.CC40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</text:p>
          </table:table-cell>
          <table:table-cell table:number-columns-repeated="2"/>
          <table:table-cell table:formula="of:=[.CP40]/60" office:value-type="float" office:value="21.5985166666667" calcext:value-type="float">
            <text:p>21,5985166666667</text:p>
          </table:table-cell>
          <table:table-cell/>
          <table:table-cell table:style-name="ce106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min</text:p>
          </table:table-cell>
          <table:table-cell table:style-name="ce107" table:formula="of:=[.B40]/60" office:value-type="float" office:value="1333.33333333333" calcext:value-type="float">
            <text:p>1333,33</text:p>
          </table:table-cell>
          <table:table-cell table:number-columns-repeated="12"/>
          <table:table-cell table:style-name="ce126"/>
          <table:table-cell table:number-columns-repeated="12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1"/>
          <table:table-cell table:number-columns-repeated="7"/>
          <table:table-cell table:style-name="ce100" office:value-type="string" calcext:value-type="string">
            <text:p>périmètre externe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1]" office:value-type="float" office:value="1.2" calcext:value-type="float">
            <text:p>1,2</text:p>
          </table:table-cell>
          <table:table-cell table:style-name="ce152" table:formula="of:=[.$CA$7]*[.CB41]" office:value-type="float" office:value="0.72" calcext:value-type="float">
            <text:p>0,72</text:p>
          </table:table-cell>
          <table:table-cell table:style-name="ce140" table:formula="of:=[.CE41]/[.CC41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 externe</text:p>
          </table:table-cell>
          <table:table-cell table:number-columns-repeated="2"/>
          <table:table-cell table:formula="of:=[.CP41]/60" office:value-type="float" office:value="21.5985166666667" calcext:value-type="float">
            <text:p>21,5985166666667</text:p>
          </table:table-cell>
          <table:table-cell/>
          <table:table-cell table:style-name="ce106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s</text:p>
          </table:table-cell>
          <table:table-cell table:style-name="ce108" table:formula="of:=[.B41]/60" office:value-type="float" office:value="22.2222222222222" calcext:value-type="float">
            <text:p>22,2</text:p>
          </table:table-cell>
          <table:table-cell table:number-columns-repeated="25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1"/>
          <table:table-cell table:number-columns-repeated="7"/>
          <table:table-cell table:style-name="ce100" office:value-type="string" calcext:value-type="string">
            <text:p>infill</text:p>
          </table:table-cell>
          <table:table-cell table:style-name="ce266" office:value-type="percentage" office:value="1.6" calcext:value-type="percentage">
            <text:p>160 %</text:p>
          </table:table-cell>
          <table:table-cell table:style-name="ce273" table:formula="of:=[.$CA$7]*[.CA42]" office:value-type="float" office:value="0.96" calcext:value-type="float">
            <text:p>0,96</text:p>
          </table:table-cell>
          <table:table-cell table:style-name="ce152" table:formula="of:=[.$CA$7]*[.CB42]" office:value-type="float" office:value="0.576" calcext:value-type="float">
            <text:p>0,58</text:p>
          </table:table-cell>
          <table:table-cell table:style-name="ce140" table:formula="of:=[.CE42]/[.CC42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centrique (moins de petits segments)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2]/60" office:value-type="float" office:value="27.83455" calcext:value-type="float">
            <text:p>27,83455</text:p>
          </table:table-cell>
          <table:table-cell/>
          <table:table-cell table:style-name="ce106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style-name="ce147" table:number-columns-repeated="4"/>
          <table:table-cell table:number-columns-repeated="4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1"/>
          <table:table-cell table:number-columns-repeated="7"/>
          <table:table-cell table:style-name="ce100" office:value-type="string" calcext:value-type="string">
            <text:p>solid infill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3]" office:value-type="float" office:value="1.2" calcext:value-type="float">
            <text:p>1,2</text:p>
          </table:table-cell>
          <table:table-cell table:style-name="ce152" table:formula="of:=[.$CA$7]*[.CB43]" office:value-type="float" office:value="0.72" calcext:value-type="float">
            <text:p>0,72</text:p>
          </table:table-cell>
          <table:table-cell table:style-name="ce140" table:formula="of:=[.CE43]/[.CC4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olid infill</text:p>
          </table:table-cell>
          <table:table-cell table:number-columns-repeated="2"/>
          <table:table-cell table:formula="of:=[.CP43]/60" office:value-type="float" office:value="27.83455" calcext:value-type="float">
            <text:p>27,83455</text:p>
          </table:table-cell>
          <table:table-cell/>
          <table:table-cell table:style-name="ce106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43"/>
          <table:table-cell table:style-name="ce109"/>
          <table:table-cell table:style-name="ce152"/>
          <table:table-cell table:style-name="ce251"/>
          <table:table-cell table:number-columns-repeated="7"/>
          <table:table-cell table:style-name="ce100" office:value-type="string" calcext:value-type="string">
            <text:p>top infill</text:p>
          </table:table-cell>
          <table:table-cell table:style-name="ce266" office:value-type="percentage" office:value="1.6" calcext:value-type="percentage">
            <text:p>160 %</text:p>
          </table:table-cell>
          <table:table-cell table:style-name="ce274" table:formula="of:=[.$CA$7]*[.CA44]" office:value-type="float" office:value="0.96" calcext:value-type="float">
            <text:p>0,96</text:p>
          </table:table-cell>
          <table:table-cell table:style-name="ce152" table:formula="of:=[.$CA$7]*[.CB44]" office:value-type="float" office:value="0.576" calcext:value-type="float">
            <text:p>0,58</text:p>
          </table:table-cell>
          <table:table-cell table:style-name="ce140" table:formula="of:=[.CE44]/[.CC44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top infill</text:p>
          </table:table-cell>
          <table:table-cell table:number-columns-repeated="2"/>
          <table:table-cell table:formula="of:=[.CP44]/60" office:value-type="float" office:value="28.9205333333333" calcext:value-type="float">
            <text:p>28,9205333333333</text:p>
          </table:table-cell>
          <table:table-cell/>
          <table:table-cell table:style-name="ce106" office:value-type="float" office:value="1735.232" calcext:value-type="float">
            <text:p>1735,232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115" table:number-columns-repeated="4"/>
          <table:table-cell table:number-columns-repeated="8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6"/>
          <table:table-cell office:value-type="string" calcext:value-type="string">
            <text:p>infill</text:p>
          </table:table-cell>
          <table:table-cell table:number-columns-repeated="2"/>
          <table:table-cell table:formula="of:=[.CP45]/60" office:value-type="float" office:value="20.9660166666667" calcext:value-type="float">
            <text:p>20,9660166666667</text:p>
          </table:table-cell>
          <table:table-cell/>
          <table:table-cell table:style-name="ce106" office:value-type="float" office:value="1257.961" calcext:value-type="float">
            <text:p>1257,961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Acide_polylactique" xlink:type="simple">PLA 1.25</text:a></text:p>
          </table:table-cell>
          <table:table-cell table:number-columns-repeated="16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44"/>
          <table:table-cell table:style-name="ce109"/>
          <table:table-cell table:style-name="ce152"/>
          <table:table-cell table:style-name="ce251"/>
          <table:table-cell table:number-columns-repeated="7"/>
          <table:table-cell office:value-type="string" calcext:value-type="string">
            <text:p>gap</text:p>
          </table:table-cell>
          <table:table-cell table:style-name="ce267" office:value-type="percentage" office:value="2" calcext:value-type="percentage">
            <text:p>200 %</text:p>
          </table:table-cell>
          <table:table-cell table:style-name="ce272" table:formula="of:=[.$CA$7]*[.CA46]" office:value-type="float" office:value="1.2" calcext:value-type="float">
            <text:p>1,2</text:p>
          </table:table-cell>
          <table:table-cell table:style-name="ce152" table:formula="of:=[.$CA$7]*[.CB46]" office:value-type="float" office:value="0.72" calcext:value-type="float">
            <text:p>0,72</text:p>
          </table:table-cell>
          <table:table-cell table:style-name="ce140" table:formula="of:=[.CE46]/[.CC46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6]/60" office:value-type="float" office:value="21.4109833333333" calcext:value-type="float">
            <text:p>21,4109833333333</text:p>
          </table:table-cell>
          <table:table-cell/>
          <table:table-cell table:style-name="ce106" office:value-type="float" office:value="1284.659" calcext:value-type="float">
            <text:p>1284,659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Polytéréphtalate_d%27éthylène" xlink:type="simple">PET 1,38</text:a></text:p>
          </table:table-cell>
          <table:table-cell table:number-columns-repeated="16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44"/>
          <table:table-cell table:style-name="ce109"/>
          <table:table-cell table:style-name="ce152"/>
          <table:table-cell table:style-name="ce251"/>
          <table:table-cell table:number-columns-repeated="7"/>
          <table:table-cell office:value-type="string" calcext:value-type="string">
            <text:p>support</text:p>
          </table:table-cell>
          <table:table-cell table:style-name="ce268" office:value-type="percentage" office:value="1.6" calcext:value-type="percentage">
            <text:p>160 %</text:p>
          </table:table-cell>
          <table:table-cell table:style-name="ce275" table:formula="of:=[.$CA$7]*[.CA47]" office:value-type="float" office:value="0.96" calcext:value-type="float">
            <text:p>0,96</text:p>
          </table:table-cell>
          <table:table-cell table:style-name="ce152" table:formula="of:=[.$CA$7]*[.CB47]" office:value-type="float" office:value="0.576" calcext:value-type="float">
            <text:p>0,58</text:p>
          </table:table-cell>
          <table:table-cell table:style-name="ce140" table:formula="of:=[.CE47]/[.CC47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7]/60" office:value-type="float" office:value="21.5047666666667" calcext:value-type="float">
            <text:p>21,5047666666667</text:p>
          </table:table-cell>
          <table:table-cell/>
          <table:table-cell table:style-name="ce106" office:value-type="float" office:value="1290.286" calcext:value-type="float">
            <text:p>1290,286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44"/>
          <table:table-cell table:style-name="ce109"/>
          <table:table-cell table:style-name="ce152"/>
          <table:table-cell table:style-name="ce251"/>
          <table:table-cell table:number-columns-repeated="7"/>
          <table:table-cell office:value-type="string" calcext:value-type="string">
            <text:p>bridge</text:p>
          </table:table-cell>
          <table:table-cell table:style-name="ce269" office:value-type="percentage" office:value="2" calcext:value-type="percentage">
            <text:p>200 %</text:p>
          </table:table-cell>
          <table:table-cell table:style-name="ce272" table:formula="of:=[.$CA$7]*[.CA48]" office:value-type="float" office:value="1.2" calcext:value-type="float">
            <text:p>1,2</text:p>
          </table:table-cell>
          <table:table-cell table:style-name="ce152" table:formula="of:=[.$CA$7]*[.CB48]" office:value-type="float" office:value="0.72" calcext:value-type="float">
            <text:p>0,72</text:p>
          </table:table-cell>
          <table:table-cell table:style-name="ce140" table:formula="of:=[.CE48]/[.CC48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CE43]*[.CE49]" office:value-type="float" office:value="10.8" calcext:value-type="float">
            <text:p>10,8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8]/60" office:value-type="float" office:value="21.3078166666667" calcext:value-type="float">
            <text:p>21,3078166666667</text:p>
          </table:table-cell>
          <table:table-cell/>
          <table:table-cell table:style-name="ce106" office:value-type="float" office:value="1278.469" calcext:value-type="float">
            <text:p>1278,469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34"/>
          <table:table-cell office:value-type="string" calcext:value-type="string">
            <text:p>bridge flow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9]/60" office:value-type="float" office:value="21.4637166666667" calcext:value-type="float">
            <text:p>21,4637166666667</text:p>
          </table:table-cell>
          <table:table-cell/>
          <table:table-cell table:style-name="ce106" office:value-type="float" office:value="1287.823" calcext:value-type="float">
            <text:p>1287,823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0]/60" office:value-type="float" office:value="21.4118" calcext:value-type="float">
            <text:p>21,4118</text:p>
          </table:table-cell>
          <table:table-cell/>
          <table:table-cell table:style-name="ce106" office:value-type="float" office:value="1284.708" calcext:value-type="float">
            <text:p>1284,708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1]/60" office:value-type="float" office:value="21.56765" calcext:value-type="float">
            <text:p>21,56765</text:p>
          </table:table-cell>
          <table:table-cell/>
          <table:table-cell table:style-name="ce106" office:value-type="float" office:value="1294.059" calcext:value-type="float">
            <text:p>1294,059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2]/60" office:value-type="float" office:value="21.4535166666667" calcext:value-type="float">
            <text:p>21,4535166666667</text:p>
          </table:table-cell>
          <table:table-cell/>
          <table:table-cell table:style-name="ce106" office:value-type="float" office:value="1287.211" calcext:value-type="float">
            <text:p>1287,211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style-name="ce147" table:number-columns-repeated="4"/>
          <table:table-cell table:number-columns-repeated="4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3]/60" office:value-type="float" office:value="21.1836" calcext:value-type="float">
            <text:p>21,1836</text:p>
          </table:table-cell>
          <table:table-cell/>
          <table:table-cell table:style-name="ce106" office:value-type="float" office:value="1271.016" calcext:value-type="float">
            <text:p>1271,016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4]/60" office:value-type="float" office:value="21.1879" calcext:value-type="float">
            <text:p>21,1879</text:p>
          </table:table-cell>
          <table:table-cell/>
          <table:table-cell table:style-name="ce106" office:value-type="float" office:value="1271.274" calcext:value-type="float">
            <text:p>1271,274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5]/60" office:value-type="float" office:value="21.5654666666667" calcext:value-type="float">
            <text:p>21,5654666666667</text:p>
          </table:table-cell>
          <table:table-cell/>
          <table:table-cell table:style-name="ce106" office:value-type="float" office:value="1293.928" calcext:value-type="float">
            <text:p>1293,928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6]/60" office:value-type="float" office:value="21.2497666666667" calcext:value-type="float">
            <text:p>21,2497666666667</text:p>
          </table:table-cell>
          <table:table-cell/>
          <table:table-cell table:style-name="ce106" office:value-type="float" office:value="1274.986" calcext:value-type="float">
            <text:p>1274,986</text:p>
          </table:table-cell>
          <table:table-cell table:number-columns-repeated="93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uche trace débit vitesse'.P8:'couche trace débit vitesse'.P13 'couche trace débit vitesse'.L8:'couche trace débit vitesse'.L13 'couche trace débit vitesse'.H8:'couche trace débit vitesse'.H13 'couche trace débit vitesse'.D8:'couche trace débit vitesse'.D13">
            <calcext:condition calcext:apply-style-name="ConditionalStyle_1" calcext:value="&lt;[.$C$2]" calcext:base-cell-address="'couche trace débit vitesse'.D8"/>
            <calcext:condition calcext:apply-style-name="ConditionalStyle_2" calcext:value="&gt;[.$C$4]" calcext:base-cell-address="'couche trace débit vitesse'.D8"/>
          </calcext:conditional-format>
          <calcext:conditional-format calcext:target-range-address="'couche trace débit vitesse'.BG8:'couche trace débit vitesse'.BG13 'couche trace débit vitesse'.BC8:'couche trace débit vitesse'.BC13 'couche trace débit vitesse'.AY8:'couche trace débit vitesse'.AY13 'couche trace débit vitesse'.AI8:'couche trace débit vitesse'.AI13 'couche trace débit vitesse'.AE8:'couche trace débit vitesse'.AE13 'couche trace débit vitesse'.AA8:'couche trace débit vitesse'.AA13 'couche trace débit vitesse'.S8:'couche trace débit vitesse'.S13 'couche trace débit vitesse'.O8:'couche trace débit vitesse'.O13 'couche trace débit vitesse'.K8:'couche trace débit vitesse'.K13 'couche trace débit vitesse'.G8:'couche trace débit vitesse'.G13 'couche trace débit vitesse'.C8:'couche trace débit vitesse'.C13 'couche trace débit vitesse'.AM9:'couche trace débit vitesse'.AM13 'couche trace débit vitesse'.AQ9:'couche trace débit vitesse'.AQ13 'couche trace débit vitesse'.AU9:'couche trace débit vitesse'.AU13 'couche trace débit vitesse'.BO21:'couche trace débit vitesse'.BO22">
            <calcext:condition calcext:apply-style-name="ConditionalStyle_1" calcext:value="&gt;4" calcext:base-cell-address="'couche trace débit vitesse'.C8"/>
          </calcext:conditional-format>
          <calcext:conditional-format calcext:target-range-address="'couche trace débit vitesse'.AM8:'couche trace débit vitesse'.AM8">
            <calcext:condition calcext:apply-style-name="ConditionalStyle_3" calcext:value="&gt;4" calcext:base-cell-address="'couche trace débit vitesse'.AM8"/>
          </calcext:conditional-format>
          <calcext:conditional-format calcext:target-range-address="'couche trace débit vitesse'.AQ8:'couche trace débit vitesse'.AQ8">
            <calcext:condition calcext:apply-style-name="ConditionalStyle_4" calcext:value="&gt;4" calcext:base-cell-address="'couche trace débit vitesse'.AQ8"/>
          </calcext:conditional-format>
          <calcext:conditional-format calcext:target-range-address="'couche trace débit vitesse'.AU8:'couche trace débit vitesse'.AU8">
            <calcext:condition calcext:apply-style-name="ConditionalStyle_5" calcext:value="&gt;4" calcext:base-cell-address="'couche trace débit vitesse'.AU8"/>
          </calcext:conditional-format>
          <calcext:conditional-format calcext:target-range-address="'couche trace débit vitesse'.BH8:'couche trace débit vitesse'.BH13 'couche trace débit vitesse'.BD8:'couche trace débit vitesse'.BD13 'couche trace débit vitesse'.AZ8:'couche trace débit vitesse'.AZ13 'couche trace débit vitesse'.AV8:'couche trace débit vitesse'.AV13 'couche trace débit vitesse'.AR8:'couche trace débit vitesse'.AR13 'couche trace débit vitesse'.AN8:'couche trace débit vitesse'.AN13">
            <calcext:condition calcext:apply-style-name="ConditionalStyle_6" calcext:value="&gt;[.$AM$4]" calcext:base-cell-address="'couche trace débit vitesse'.AN8"/>
          </calcext:conditional-format>
          <calcext:conditional-format calcext:target-range-address="'couche trace débit vitesse'.AN13:'couche trace débit vitesse'.AN13 'couche trace débit vitesse'.AR13:'couche trace débit vitesse'.AR13 'couche trace débit vitesse'.AV13:'couche trace débit vitesse'.AV13 'couche trace débit vitesse'.AZ13:'couche trace débit vitesse'.AZ13 'couche trace débit vitesse'.BD13:'couche trace débit vitesse'.BD13 'couche trace débit vitesse'.BH13:'couche trace débit vitesse'.BH13">
            <calcext:condition calcext:apply-style-name="ConditionalStyle_7" calcext:value="&lt;[.$AM$2]" calcext:base-cell-address="'couche trace débit vitesse'.AN13"/>
          </calcext:conditional-format>
          <calcext:conditional-format calcext:target-range-address="'couche trace débit vitesse'.BH8:'couche trace débit vitesse'.BH12 'couche trace débit vitesse'.BD8:'couche trace débit vitesse'.BD12 'couche trace débit vitesse'.AZ8:'couche trace débit vitesse'.AZ12 'couche trace débit vitesse'.AV8:'couche trace débit vitesse'.AV12 'couche trace débit vitesse'.AR8:'couche trace débit vitesse'.AR12 'couche trace débit vitesse'.AN8:'couche trace débit vitesse'.AN12">
            <calcext:condition calcext:apply-style-name="ConditionalStyle_8" calcext:value="&lt;[.$AM$3]" calcext:base-cell-address="'couche trace débit vitesse'.AN8"/>
          </calcext:conditional-format>
          <calcext:conditional-format calcext:target-range-address="'couche trace débit vitesse'.T8:'couche trace débit vitesse'.T13 'couche trace débit vitesse'.AJ8:'couche trace débit vitesse'.AJ13 'couche trace débit vitesse'.AF8:'couche trace débit vitesse'.AF13 'couche trace débit vitesse'.AB8:'couche trace débit vitesse'.AB13">
            <calcext:condition calcext:apply-style-name="ConditionalStyle_2" calcext:value="&lt;[.$S$2]" calcext:base-cell-address="'couche trace débit vitesse'.T8"/>
            <calcext:condition calcext:apply-style-name="ConditionalStyle_3" calcext:value="&gt;[.$S$4]" calcext:base-cell-address="'couche trace débit vitesse'.T8"/>
          </calcext:conditional-format>
          <calcext:conditional-format calcext:target-range-address="'couche trace débit vitesse'.CA8:'couche trace débit vitesse'.CA13">
            <calcext:condition calcext:apply-style-name="ConditionalStyle_9" calcext:value="&gt;4" calcext:base-cell-address="'couche trace débit vitesse'.CA8"/>
          </calcext:conditional-format>
          <calcext:conditional-format calcext:target-range-address="'couche trace débit vitesse'.BW8:'couche trace débit vitesse'.BW13">
            <calcext:condition calcext:apply-style-name="ConditionalStyle_10" calcext:value="&gt;4" calcext:base-cell-address="'couche trace débit vitesse'.BW8"/>
          </calcext:conditional-format>
          <calcext:conditional-format calcext:target-range-address="'couche trace débit vitesse'.BS8:'couche trace débit vitesse'.BS13">
            <calcext:condition calcext:apply-style-name="ConditionalStyle_11" calcext:value="&gt;4" calcext:base-cell-address="'couche trace débit vitesse'.BS8"/>
          </calcext:conditional-format>
          <calcext:conditional-format calcext:target-range-address="'couche trace débit vitesse'.CE8:'couche trace débit vitesse'.CE13">
            <calcext:condition calcext:apply-style-name="ConditionalStyle_12" calcext:value="&gt;4" calcext:base-cell-address="'couche trace débit vitesse'.CE8"/>
          </calcext:conditional-format>
          <calcext:conditional-format calcext:target-range-address="'couche trace débit vitesse'.BO8:'couche trace débit vitesse'.BO13">
            <calcext:condition calcext:apply-style-name="ConditionalStyle_13" calcext:value="&gt;4" calcext:base-cell-address="'couche trace débit vitesse'.BO8"/>
          </calcext:conditional-format>
          <calcext:conditional-format calcext:target-range-address="'couche trace débit vitesse'.BO23:'couche trace débit vitesse'.BO23">
            <calcext:condition calcext:apply-style-name="ConditionalStyle_14" calcext:value="&gt;4" calcext:base-cell-address="'couche trace débit vitesse'.BO23"/>
          </calcext:conditional-format>
          <calcext:conditional-format calcext:target-range-address="'couche trace débit vitesse'.BO24:'couche trace débit vitesse'.BO24">
            <calcext:condition calcext:apply-style-name="ConditionalStyle_15" calcext:value="&gt;4" calcext:base-cell-address="'couche trace débit vitesse'.BO24"/>
          </calcext:conditional-format>
          <calcext:conditional-format calcext:target-range-address="'couche trace débit vitesse'.CA22:'couche trace débit vitesse'.CA27">
            <calcext:condition calcext:apply-style-name="ConditionalStyle_16" calcext:value="&gt;4" calcext:base-cell-address="'couche trace débit vitesse'.CA22"/>
          </calcext:conditional-format>
          <calcext:conditional-format calcext:target-range-address="'couche trace débit vitesse'.CA29:'couche trace débit vitesse'.CA29">
            <calcext:condition calcext:apply-style-name="ConditionalStyle_17" calcext:value="&gt;4" calcext:base-cell-address="'couche trace débit vitesse'.CA29"/>
          </calcext:conditional-format>
          <calcext:conditional-format calcext:target-range-address="'couche trace débit vitesse'.CA30:'couche trace débit vitesse'.CA31">
            <calcext:condition calcext:apply-style-name="ConditionalStyle_18" calcext:value="&gt;4" calcext:base-cell-address="'couche trace débit vitesse'.CA30"/>
          </calcext:conditional-format>
          <calcext:conditional-format calcext:target-range-address="'couche trace débit vitesse'.BO25:'couche trace débit vitesse'.BO25">
            <calcext:condition calcext:apply-style-name="ConditionalStyle_19" calcext:value="&gt;4" calcext:base-cell-address="'couche trace débit vitesse'.BO25"/>
          </calcext:conditional-format>
          <calcext:conditional-format calcext:target-range-address="'couche trace débit vitesse'.BO39:'couche trace débit vitesse'.BO44">
            <calcext:condition calcext:apply-style-name="ConditionalStyle_20" calcext:value="&gt;4" calcext:base-cell-address="'couche trace débit vitesse'.BO39"/>
          </calcext:conditional-format>
          <calcext:conditional-format calcext:target-range-address="'couche trace débit vitesse'.CA48:'couche trace débit vitesse'.CA48">
            <calcext:condition calcext:apply-style-name="ConditionalStyle_21" calcext:value="&gt;4" calcext:base-cell-address="'couche trace débit vitesse'.CA48"/>
          </calcext:conditional-format>
          <calcext:conditional-format calcext:target-range-address="'couche trace débit vitesse'.CB13:'couche trace débit vitesse'.CB13 'couche trace débit vitesse'.BX13:'couche trace débit vitesse'.BX13 'couche trace débit vitesse'.BT13:'couche trace débit vitesse'.BT13 'couche trace débit vitesse'.CF13:'couche trace débit vitesse'.CF13 'couche trace débit vitesse'.BP13:'couche trace débit vitesse'.BP13 'couche trace débit vitesse'.BP22:'couche trace débit vitesse'.BP22 'couche trace débit vitesse'.CB27:'couche trace débit vitesse'.CB27 'couche trace débit vitesse'.CB29:'couche trace débit vitesse'.CB30">
            <calcext:condition calcext:apply-style-name="ConditionalStyle_22" calcext:value="&lt;[.$BO$2]" calcext:base-cell-address="'couche trace débit vitesse'.BP13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3" calcext:value="&lt;[.$BO$3]" calcext:base-cell-address="'couche trace débit vitesse'.BP8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4" calcext:value="&gt;[.$BO$4]" calcext:base-cell-address="'couche trace débit vitesse'.BP8"/>
          </calcext:conditional-format>
          <calcext:conditional-format calcext:target-range-address="'couche trace débit vitesse'.CA39:'couche trace débit vitesse'.CA44">
            <calcext:condition calcext:apply-style-name="ConditionalStyle_25" calcext:value="&gt;4" calcext:base-cell-address="'couche trace débit vitesse'.CA39"/>
          </calcext:conditional-format>
          <calcext:conditional-format calcext:target-range-address="'couche trace débit vitesse'.CA46:'couche trace débit vitesse'.CA46">
            <calcext:condition calcext:apply-style-name="ConditionalStyle_26" calcext:value="&gt;4" calcext:base-cell-address="'couche trace débit vitesse'.CA46"/>
          </calcext:conditional-format>
          <calcext:conditional-format calcext:target-range-address="'couche trace débit vitesse'.CB44:'couche trace débit vitesse'.CB44">
            <calcext:condition calcext:apply-style-name="ConditionalStyle_27" calcext:value="&lt;[.$BO$2]" calcext:base-cell-address="'couche trace débit vitesse'.CB44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8" calcext:value="&lt;[.$BO$3]" calcext:base-cell-address="'couche trace débit vitesse'.CB39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9" calcext:value="&gt;[.$BO$4]" calcext:base-cell-address="'couche trace débit vitesse'.CB39"/>
          </calcext:conditional-format>
          <calcext:conditional-format calcext:target-range-address="'couche trace débit vitesse'.CB42:'couche trace débit vitesse'.CB42">
            <calcext:condition calcext:apply-style-name="ConditionalStyle_30" calcext:value="&lt;[.$BO$2]" calcext:base-cell-address="'couche trace débit vitesse'.CB42"/>
          </calcext:conditional-format>
          <calcext:conditional-format calcext:target-range-address="'couche trace débit vitesse'.CA47:'couche trace débit vitesse'.CA47">
            <calcext:condition calcext:apply-style-name="ConditionalStyle_31" calcext:value="&gt;4" calcext:base-cell-address="'couche trace débit vitesse'.CA47"/>
          </calcext:conditional-format>
          <calcext:conditional-format calcext:target-range-address="'couche trace débit vitesse'.CB47:'couche trace débit vitesse'.CB47">
            <calcext:condition calcext:apply-style-name="ConditionalStyle_32" calcext:value="&lt;[.$BO$2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3" calcext:value="&lt;[.$BO$3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4" calcext:value="&gt;[.$BO$4]" calcext:base-cell-address="'couche trace débit vitesse'.CB47"/>
          </calcext:conditional-format>
          <calcext:conditional-format calcext:target-range-address="'couche trace débit vitesse'.BO17:'couche trace débit vitesse'.BO18">
            <calcext:condition calcext:apply-style-name="ConditionalStyle_35" calcext:value="&gt;4" calcext:base-cell-address="'couche trace débit vitesse'.BO17"/>
          </calcext:conditional-format>
          <calcext:conditional-format calcext:target-range-address="'couche trace débit vitesse'.BP17:'couche trace débit vitesse'.BP17">
            <calcext:condition calcext:apply-style-name="ConditionalStyle_36" calcext:value="&lt;[.$BO$3]" calcext:base-cell-address="'couche trace débit vitesse'.BP17"/>
          </calcext:conditional-format>
          <calcext:conditional-format calcext:target-range-address="'couche trace débit vitesse'.BP17:'couche trace débit vitesse'.BP17">
            <calcext:condition calcext:apply-style-name="ConditionalStyle_37" calcext:value="&gt;[.$BO$4]" calcext:base-cell-address="'couche trace débit vitesse'.BP17"/>
          </calcext:conditional-format>
          <calcext:conditional-format calcext:target-range-address="'couche trace débit vitesse'.BO15:'couche trace débit vitesse'.BO15">
            <calcext:condition calcext:apply-style-name="ConditionalStyle_38" calcext:value="&gt;4" calcext:base-cell-address="'couche trace débit vitesse'.BO15"/>
          </calcext:conditional-format>
          <calcext:conditional-format calcext:target-range-address="'couche trace débit vitesse'.BP15:'couche trace débit vitesse'.BP15">
            <calcext:condition calcext:apply-style-name="ConditionalStyle_39" calcext:value="&lt;[.$BO$3]" calcext:base-cell-address="'couche trace débit vitesse'.BP15"/>
          </calcext:conditional-format>
          <calcext:conditional-format calcext:target-range-address="'couche trace débit vitesse'.BP15:'couche trace débit vitesse'.BP15">
            <calcext:condition calcext:apply-style-name="ConditionalStyle_40" calcext:value="&gt;[.$BO$4]" calcext:base-cell-address="'couche trace débit vitesse'.BP15"/>
          </calcext:conditional-format>
          <calcext:conditional-format calcext:target-range-address="'couche trace débit vitesse'.BO16:'couche trace débit vitesse'.BO16">
            <calcext:condition calcext:apply-style-name="ConditionalStyle_41" calcext:value="&gt;4" calcext:base-cell-address="'couche trace débit vitesse'.BO16"/>
          </calcext:conditional-format>
          <calcext:conditional-format calcext:target-range-address="'couche trace débit vitesse'.BP16:'couche trace débit vitesse'.BP16">
            <calcext:condition calcext:apply-style-name="ConditionalStyle_42" calcext:value="&lt;[.$BO$3]" calcext:base-cell-address="'couche trace débit vitesse'.BP16"/>
          </calcext:conditional-format>
          <calcext:conditional-format calcext:target-range-address="'couche trace débit vitesse'.BP16:'couche trace débit vitesse'.BP16">
            <calcext:condition calcext:apply-style-name="ConditionalStyle_43" calcext:value="&gt;[.$BO$4]" calcext:base-cell-address="'couche trace débit vitesse'.BP16"/>
          </calcext:conditional-format>
          <calcext:conditional-format calcext:target-range-address="'couche trace débit vitesse'.BT17:'couche trace débit vitesse'.BT17">
            <calcext:condition calcext:apply-style-name="ConditionalStyle_44" calcext:value="&lt;[.$BO$2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5" calcext:value="&lt;[.$BO$3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6" calcext:value="&gt;[.$BO$4]" calcext:base-cell-address="'couche trace débit vitesse'.BT17"/>
          </calcext:conditional-format>
          <calcext:conditional-format calcext:target-range-address="'couche trace débit vitesse'.BS15:'couche trace débit vitesse'.BS15">
            <calcext:condition calcext:apply-style-name="ConditionalStyle_47" calcext:value="&gt;4" calcext:base-cell-address="'couche trace débit vitesse'.BS15"/>
          </calcext:conditional-format>
          <calcext:conditional-format calcext:target-range-address="'couche trace débit vitesse'.BT15:'couche trace débit vitesse'.BT15">
            <calcext:condition calcext:apply-style-name="ConditionalStyle_48" calcext:value="&lt;[.$BO$2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49" calcext:value="&lt;[.$BO$3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50" calcext:value="&gt;[.$BO$4]" calcext:base-cell-address="'couche trace débit vitesse'.BT15"/>
          </calcext:conditional-format>
          <calcext:conditional-format calcext:target-range-address="'couche trace débit vitesse'.BS16:'couche trace débit vitesse'.BS16">
            <calcext:condition calcext:apply-style-name="ConditionalStyle_51" calcext:value="&gt;4" calcext:base-cell-address="'couche trace débit vitesse'.BS16"/>
          </calcext:conditional-format>
          <calcext:conditional-format calcext:target-range-address="'couche trace débit vitesse'.BT16:'couche trace débit vitesse'.BT16">
            <calcext:condition calcext:apply-style-name="ConditionalStyle_52" calcext:value="&lt;[.$BO$2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3" calcext:value="&lt;[.$BO$3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4" calcext:value="&gt;[.$BO$4]" calcext:base-cell-address="'couche trace débit vitesse'.BT16"/>
          </calcext:conditional-format>
          <calcext:conditional-format calcext:target-range-address="'couche trace débit vitesse'.BS17:'couche trace débit vitesse'.BS17">
            <calcext:condition calcext:apply-style-name="ConditionalStyle_55" calcext:value="&gt;4" calcext:base-cell-address="'couche trace débit vitesse'.BS17"/>
          </calcext:conditional-format>
          <calcext:conditional-format calcext:target-range-address="'couche trace débit vitesse'.DB8:'couche trace débit vitesse'.DB13">
            <calcext:condition calcext:apply-style-name="ConditionalStyle_56" calcext:value="&gt;4" calcext:base-cell-address="'couche trace débit vitesse'.DB8"/>
          </calcext:conditional-format>
          <calcext:conditional-format calcext:target-range-address="'couche trace débit vitesse'.CX8:'couche trace débit vitesse'.CX13">
            <calcext:condition calcext:apply-style-name="ConditionalStyle_57" calcext:value="&gt;4" calcext:base-cell-address="'couche trace débit vitesse'.CX8"/>
          </calcext:conditional-format>
          <calcext:conditional-format calcext:target-range-address="'couche trace débit vitesse'.CT8:'couche trace débit vitesse'.CT13">
            <calcext:condition calcext:apply-style-name="ConditionalStyle_58" calcext:value="&gt;4" calcext:base-cell-address="'couche trace débit vitesse'.CT8"/>
          </calcext:conditional-format>
          <calcext:conditional-format calcext:target-range-address="'couche trace débit vitesse'.DF8:'couche trace débit vitesse'.DF13">
            <calcext:condition calcext:apply-style-name="ConditionalStyle_59" calcext:value="&gt;4" calcext:base-cell-address="'couche trace débit vitesse'.DF8"/>
          </calcext:conditional-format>
          <calcext:conditional-format calcext:target-range-address="'couche trace débit vitesse'.DC13:'couche trace débit vitesse'.DC13 'couche trace débit vitesse'.CY13:'couche trace débit vitesse'.CY13 'couche trace débit vitesse'.CU13:'couche trace débit vitesse'.CU13 'couche trace débit vitesse'.DG13:'couche trace débit vitesse'.DG13">
            <calcext:condition calcext:apply-style-name="ConditionalStyle_60" calcext:value="&lt;[.$CT$2]" calcext:base-cell-address="'couche trace débit vitesse'.CU13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1" calcext:value="&lt;[.$CT$3]" calcext:base-cell-address="'couche trace débit vitesse'.CU8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2" calcext:value="&gt;[.$CT$4]" calcext:base-cell-address="'couche trace débit vitesse'.CU8"/>
          </calcext:conditional-format>
          <calcext:conditional-format calcext:target-range-address="'couche trace débit vitesse'.AE16:'couche trace débit vitesse'.AE16">
            <calcext:condition calcext:apply-style-name="ConditionalStyle_63" calcext:value="&gt;4" calcext:base-cell-address="'couche trace débit vitesse'.AE16"/>
          </calcext:conditional-format>
          <calcext:conditional-format calcext:target-range-address="'couche trace débit vitesse'.AF16:'couche trace débit vitesse'.AF16">
            <calcext:condition calcext:apply-style-name="ConditionalStyle_64" calcext:value="&lt;[.$S$2]" calcext:base-cell-address="'couche trace débit vitesse'.AF16"/>
            <calcext:condition calcext:apply-style-name="ConditionalStyle_65" calcext:value="&gt;[.$S$4]" calcext:base-cell-address="'couche trace débit vitesse'.AF16"/>
          </calcext:conditional-format>
          <calcext:conditional-format calcext:target-range-address="'couche trace débit vitesse'.AI16:'couche trace débit vitesse'.AI16">
            <calcext:condition calcext:apply-style-name="ConditionalStyle_66" calcext:value="&gt;4" calcext:base-cell-address="'couche trace débit vitesse'.AI16"/>
          </calcext:conditional-format>
          <calcext:conditional-format calcext:target-range-address="'couche trace débit vitesse'.AJ16:'couche trace débit vitesse'.AJ16">
            <calcext:condition calcext:apply-style-name="ConditionalStyle_67" calcext:value="&lt;[.$S$2]" calcext:base-cell-address="'couche trace débit vitesse'.AJ16"/>
            <calcext:condition calcext:apply-style-name="ConditionalStyle_68" calcext:value="&gt;[.$S$4]" calcext:base-cell-address="'couche trace débit vitesse'.AJ16"/>
          </calcext:conditional-format>
          <calcext:conditional-format calcext:target-range-address="'couche trace débit vitesse'.AA16:'couche trace débit vitesse'.AA16">
            <calcext:condition calcext:apply-style-name="ConditionalStyle_69" calcext:value="&gt;4" calcext:base-cell-address="'couche trace débit vitesse'.AA16"/>
          </calcext:conditional-format>
          <calcext:conditional-format calcext:target-range-address="'couche trace débit vitesse'.AB16:'couche trace débit vitesse'.AB16">
            <calcext:condition calcext:apply-style-name="ConditionalStyle_70" calcext:value="&lt;[.$S$2]" calcext:base-cell-address="'couche trace débit vitesse'.AB16"/>
            <calcext:condition calcext:apply-style-name="ConditionalStyle_71" calcext:value="&gt;[.$S$4]" calcext:base-cell-address="'couche trace débit vitesse'.AB16"/>
          </calcext:conditional-format>
          <calcext:conditional-format calcext:target-range-address="'couche trace débit vitesse'.W8:'couche trace débit vitesse'.W8">
            <calcext:condition calcext:apply-style-name="ConditionalStyle_1" calcext:value="&gt;4" calcext:base-cell-address="'couche trace débit vitesse'.W8"/>
          </calcext:conditional-format>
          <calcext:conditional-format calcext:target-range-address="'couche trace débit vitesse'.X8:'couche trace débit vitesse'.X8">
            <calcext:condition calcext:apply-style-name="ConditionalStyle_2" calcext:value="&lt;[.$S$2]" calcext:base-cell-address="'couche trace débit vitesse'.X8"/>
            <calcext:condition calcext:apply-style-name="ConditionalStyle_3" calcext:value="&gt;[.$S$4]" calcext:base-cell-address="'couche trace débit vitesse'.X8"/>
          </calcext:conditional-format>
          <calcext:conditional-format calcext:target-range-address="'couche trace débit vitesse'.X9:'couche trace débit vitesse'.X9">
            <calcext:condition calcext:apply-style-name="ConditionalStyle_2" calcext:value="&lt;[.$S$2]" calcext:base-cell-address="'couche trace débit vitesse'.X9"/>
            <calcext:condition calcext:apply-style-name="ConditionalStyle_3" calcext:value="&gt;[.$S$4]" calcext:base-cell-address="'couche trace débit vitesse'.X9"/>
          </calcext:conditional-format>
          <calcext:conditional-format calcext:target-range-address="'couche trace débit vitesse'.X10:'couche trace débit vitesse'.X10">
            <calcext:condition calcext:apply-style-name="ConditionalStyle_2" calcext:value="&lt;[.$S$2]" calcext:base-cell-address="'couche trace débit vitesse'.X10"/>
            <calcext:condition calcext:apply-style-name="ConditionalStyle_3" calcext:value="&gt;[.$S$4]" calcext:base-cell-address="'couche trace débit vitesse'.X10"/>
          </calcext:conditional-format>
          <calcext:conditional-format calcext:target-range-address="'couche trace débit vitesse'.X11:'couche trace débit vitesse'.X11">
            <calcext:condition calcext:apply-style-name="ConditionalStyle_2" calcext:value="&lt;[.$S$2]" calcext:base-cell-address="'couche trace débit vitesse'.X11"/>
            <calcext:condition calcext:apply-style-name="ConditionalStyle_3" calcext:value="&gt;[.$S$4]" calcext:base-cell-address="'couche trace débit vitesse'.X11"/>
          </calcext:conditional-format>
          <calcext:conditional-format calcext:target-range-address="'couche trace débit vitesse'.X12:'couche trace débit vitesse'.X12">
            <calcext:condition calcext:apply-style-name="ConditionalStyle_2" calcext:value="&lt;[.$S$2]" calcext:base-cell-address="'couche trace débit vitesse'.X12"/>
            <calcext:condition calcext:apply-style-name="ConditionalStyle_3" calcext:value="&gt;[.$S$4]" calcext:base-cell-address="'couche trace débit vitesse'.X12"/>
          </calcext:conditional-format>
          <calcext:conditional-format calcext:target-range-address="'couche trace débit vitesse'.X13:'couche trace débit vitesse'.X13">
            <calcext:condition calcext:apply-style-name="ConditionalStyle_2" calcext:value="&lt;[.$S$2]" calcext:base-cell-address="'couche trace débit vitesse'.X13"/>
            <calcext:condition calcext:apply-style-name="ConditionalStyle_3" calcext:value="&gt;[.$S$4]" calcext:base-cell-address="'couche trace débit vitesse'.X13"/>
          </calcext:conditional-format>
          <calcext:conditional-format calcext:target-range-address="'couche trace débit vitesse'.W16:'couche trace débit vitesse'.W16">
            <calcext:condition calcext:apply-style-name="ConditionalStyle_69" calcext:value="&gt;4" calcext:base-cell-address="'couche trace débit vitesse'.W16"/>
          </calcext:conditional-format>
          <calcext:conditional-format calcext:target-range-address="'couche trace débit vitesse'.X16:'couche trace débit vitesse'.X16">
            <calcext:condition calcext:apply-style-name="ConditionalStyle_70" calcext:value="&lt;[.$S$2]" calcext:base-cell-address="'couche trace débit vitesse'.X16"/>
            <calcext:condition calcext:apply-style-name="ConditionalStyle_71" calcext:value="&gt;[.$S$4]" calcext:base-cell-address="'couche trace débit vitesse'.X16"/>
          </calcext:conditional-format>
          <calcext:conditional-format calcext:target-range-address="'couche trace débit vitesse'.W9:'couche trace débit vitesse'.W9">
            <calcext:condition calcext:apply-style-name="ConditionalStyle_1" calcext:value="&gt;4" calcext:base-cell-address="'couche trace débit vitesse'.W9"/>
          </calcext:conditional-format>
          <calcext:conditional-format calcext:target-range-address="'couche trace débit vitesse'.W11:'couche trace débit vitesse'.W11">
            <calcext:condition calcext:apply-style-name="ConditionalStyle_1" calcext:value="&gt;4" calcext:base-cell-address="'couche trace débit vitesse'.W11"/>
          </calcext:conditional-format>
          <calcext:conditional-format calcext:target-range-address="'couche trace débit vitesse'.W12:'couche trace débit vitesse'.W12">
            <calcext:condition calcext:apply-style-name="ConditionalStyle_1" calcext:value="&gt;4" calcext:base-cell-address="'couche trace débit vitesse'.W12"/>
          </calcext:conditional-format>
          <calcext:conditional-format calcext:target-range-address="'couche trace débit vitesse'.W13:'couche trace débit vitesse'.W13">
            <calcext:condition calcext:apply-style-name="ConditionalStyle_1" calcext:value="&gt;4" calcext:base-cell-address="'couche trace débit vitesse'.W13"/>
          </calcext:conditional-format>
          <calcext:conditional-format calcext:target-range-address="'couche trace débit vitesse'.W10:'couche trace débit vitesse'.W10">
            <calcext:condition calcext:apply-style-name="ConditionalStyle_1" calcext:value="&gt;4" calcext:base-cell-address="'couche trace débit vitesse'.W10"/>
          </calcext:conditional-format>
        </calcext:conditional-formats>
      </table:table>
      <table:table table:name="ex. gros volume" table:style-name="ta3">
        <table:table-column table:style-name="co7" table:default-cell-style-name="ce19"/>
        <table:table-column table:style-name="co8" table:number-columns-repeated="1023" table:default-cell-style-name="ce19"/>
        <table:table-row table:style-name="ro4">
          <table:table-cell office:value-type="string" calcext:value-type="string">
            <text:p>PTE_220517</text:p>
          </table:table-cell>
          <table:table-cell table:style-name="ce155" office:value-type="float" office:value="23093" calcext:value-type="float">
            <text:p>23093</text:p>
          </table:table-cell>
          <table:table-cell office:value-type="string" calcext:value-type="string">
            <text:p>cm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am. Buse (mm)</text:p>
          </table:table-cell>
          <table:table-cell table:style-name="ce155" office:value-type="string" calcext:value-type="string">
            <text:p>0.5</text:p>
          </table:table-cell>
          <table:table-cell table:number-columns-repeated="2" table:style-name="ce155" office:value-type="string" calcext:value-type="string">
            <text:p>1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ngueur filament (m)</text:p>
          </table:table-cell>
          <table:table-cell table:style-name="ce155" office:value-type="float" office:value="1053" calcext:value-type="float">
            <text:p>1053</text:p>
          </table:table-cell>
          <table:table-cell table:style-name="ce155" office:value-type="float" office:value="1428" calcext:value-type="float">
            <text:p>1428</text:p>
          </table:table-cell>
          <table:table-cell table:style-name="ce155" office:value-type="float" office:value="2075" calcext:value-type="float">
            <text:p>207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ids (Kg)</text:p>
          </table:table-cell>
          <table:table-cell table:style-name="ce155" office:value-type="string" calcext:value-type="string">
            <text:p>3.1</text:p>
          </table:table-cell>
          <table:table-cell table:style-name="ce155" office:value-type="string" calcext:value-type="string">
            <text:p>4.3</text:p>
          </table:table-cell>
          <table:table-cell table:style-name="ce155" office:value-type="string" calcext:value-type="string">
            <text:p>6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emps estimé</text:p>
          </table:table-cell>
          <table:table-cell table:style-name="ce155" office:value-type="string" calcext:value-type="string">
            <text:p>4jours20h</text:p>
          </table:table-cell>
          <table:table-cell table:style-name="ce155" office:value-type="string" calcext:value-type="string">
            <text:p>3jours14h</text:p>
          </table:table-cell>
          <table:table-cell table:style-name="ce155" office:value-type="string" calcext:value-type="string">
            <text:p>5jours13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ille fichier (mo)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26" calcext:value-type="float">
            <text:p>2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nsité</text:p>
          </table:table-cell>
          <table:table-cell table:number-columns-repeated="2" table:style-name="ce155" office:value-type="string" calcext:value-type="string">
            <text:p>5-15%</text:p>
          </table:table-cell>
          <table:table-cell table:style-name="ce156" office:value-type="percentage" office:value="0.15" calcext:value-type="percentage">
            <text:p>15 %</text:p>
          </table:table-cell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tio auto SF Slic3r" table:style-name="ta4">
        <table:table-column table:style-name="co1" table:default-cell-style-name="ce2"/>
        <table:table-column table:style-name="co9" table:default-cell-style-name="ce10"/>
        <table:table-column table:style-name="co3" table:number-columns-repeated="2" table:default-cell-style-name="ce2"/>
        <table:table-column table:style-name="co3" table:number-columns-repeated="2" table:default-cell-style-name="ce32"/>
        <table:table-column table:style-name="co3" table:default-cell-style-name="ce166"/>
        <table:table-column table:style-name="co3" table:number-columns-repeated="8" table:default-cell-style-name="ce2"/>
        <table:table-column table:style-name="co3" table:default-cell-style-name="ce62"/>
        <table:table-column table:style-name="co4" table:number-columns-repeated="1008" table:default-cell-style-name="ce2"/>
        <table:table-row table:style-name="ro4">
          <table:table-cell table:style-name="ce1" office:value-type="string" calcext:value-type="string">
            <text:p>Diamètre buse</text:p>
          </table:table-cell>
          <table:table-cell table:style-name="ce8"/>
          <table:table-cell table:style-name="ce161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161"/>
          <table:table-cell table:style-name="ce78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78"/>
          <table:table-cell table:style-name="ce1" table:number-columns-repeated="1008"/>
        </table:table-row>
        <table:table-row table:style-name="ro4">
          <table:table-cell office:value-type="string" calcext:value-type="string">
            <text:p>Largeur mini si contact</text:p>
          </table:table-cell>
          <table:table-cell table:style-name="ce9" office:value-type="percentage" office:value="0.5" calcext:value-type="percentage">
            <text:p>50 %</text:p>
          </table:table-cell>
          <table:table-cell table:style-name="ce16" table:formula="of:=[.$C$1]*[.B2]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ini</text:p>
          </table:table-cell>
          <table:table-cell table:style-name="ce9" office:value-type="percentage" office:value="0.8" calcext:value-type="percentage">
            <text:p>80 %</text:p>
          </table:table-cell>
          <table:table-cell table:style-name="ce16" table:formula="of:=[.$C$1]*[.B3]" office:value-type="float" office:value="0.32" calcext:value-type="float" table:number-columns-spanned="4" table:number-rows-spanned="1">
            <text:p>0,32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ax</text:p>
          </table:table-cell>
          <table:table-cell table:style-name="ce9" office:value-type="percentage" office:value="1.2" calcext:value-type="percentage">
            <text:p>120 %</text:p>
          </table:table-cell>
          <table:table-cell table:style-name="ce16" table:formula="of:=[.$C$1]*[.B4]" office:value-type="float" office:value="0.48" calcext:value-type="float" table:number-columns-spanned="4" table:number-rows-spanned="1">
            <text:p>0,48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Ratio hauteur / diam. buse</text:p>
          </table:table-cell>
          <table:table-cell/>
          <table:table-cell table:style-name="ce162" office:value-type="percentage" office:value="0.5" calcext:value-type="percentage">
            <text:p>50 %</text:p>
          </table:table-cell>
          <table:table-cell table:style-name="ce164" office:value-type="percentage" office:value="0.625" calcext:value-type="percentage">
            <text:p>62,5%</text:p>
          </table:table-cell>
          <table:table-cell table:style-name="ce165" office:value-type="percentage" office:value="0.75" calcext:value-type="percentage">
            <text:p>75 %</text:p>
          </table:table-cell>
          <table:table-cell table:style-name="ce165" office:value-type="percentage" office:value="0.8" calcext:value-type="percentage">
            <text:p>80 %</text:p>
          </table:table-cell>
          <table:table-cell table:style-name="ce165" office:value-type="percentage" office:value="0.2" calcext:value-type="percentage">
            <text:p>20 %</text:p>
          </table:table-cell>
          <table:table-cell table:style-name="ce45" office:value-type="percentage" office:value="0.3" calcext:value-type="percentage">
            <text:p>30 %</text:p>
          </table:table-cell>
          <table:table-cell table:style-name="ce45"/>
          <table:table-cell table:style-name="ce45" office:value-type="percentage" office:value="0.4" calcext:value-type="percentage">
            <text:p>40 %</text:p>
          </table:table-cell>
          <table:table-cell table:style-name="ce45" office:value-type="percentage" office:value="0.48" calcext:value-type="percentage">
            <text:p>48 %</text:p>
          </table:table-cell>
          <table:table-cell table:style-name="ce172" office:value-type="percentage" office:value="0.5" calcext:value-type="percentage">
            <text:p>50 %</text:p>
          </table:table-cell>
          <table:table-cell table:style-name="ce45" office:value-type="percentage" office:value="0.6" calcext:value-type="percentage">
            <text:p>60 %</text:p>
          </table:table-cell>
          <table:table-cell table:style-name="ce45" office:value-type="percentage" office:value="0.7" calcext:value-type="percentage">
            <text:p>70 %</text:p>
          </table:table-cell>
          <table:table-cell table:style-name="ce45" office:value-type="percentage" office:value="0.76" calcext:value-type="percentage">
            <text:p>76 %</text:p>
          </table:table-cell>
          <table:table-cell table:style-name="ce173" office:value-type="percentage" office:value="0.8" calcext:value-type="percentage">
            <text:p>80 %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Couche</text:p>
          </table:table-cell>
          <table:table-cell table:style-name="ce8"/>
          <table:table-cell table:style-name="ce163" table:formula="of:=[.$C$1]*[.C5]" office:value-type="float" office:value="0.2" calcext:value-type="float">
            <text:p>0,200</text:p>
          </table:table-cell>
          <table:table-cell table:style-name="ce163" table:formula="of:=[.$C$1]*[.D5]" office:value-type="float" office:value="0.25" calcext:value-type="float">
            <text:p>0,250</text:p>
          </table:table-cell>
          <table:table-cell table:style-name="ce163" table:formula="of:=[.$C$1]*[.E5]" office:value-type="float" office:value="0.3" calcext:value-type="float">
            <text:p>0,300</text:p>
          </table:table-cell>
          <table:table-cell table:style-name="ce163" table:formula="of:=[.$C$1]*[.F5]" office:value-type="float" office:value="0.32" calcext:value-type="float">
            <text:p>0,320</text:p>
          </table:table-cell>
          <table:table-cell table:style-name="ce163" table:formula="of:=[.$G$1]*[.G5]" office:value-type="float" office:value="0.1" calcext:value-type="float">
            <text:p>0,100</text:p>
          </table:table-cell>
          <table:table-cell table:style-name="ce171" table:formula="of:=[.$G$1]*[.H5]" office:value-type="float" office:value="0.15" calcext:value-type="float">
            <text:p>0,150</text:p>
          </table:table-cell>
          <table:table-cell table:style-name="ce171"/>
          <table:table-cell table:style-name="ce171" table:formula="of:=[.$G$1]*[.J5]" office:value-type="float" office:value="0.2" calcext:value-type="float">
            <text:p>0,200</text:p>
          </table:table-cell>
          <table:table-cell table:style-name="ce171" table:formula="of:=[.$G$1]*[.K5]" office:value-type="float" office:value="0.24" calcext:value-type="float">
            <text:p>0,240</text:p>
          </table:table-cell>
          <table:table-cell table:style-name="ce171" table:formula="of:=[.$G$1]*[.L5]" office:value-type="float" office:value="0.25" calcext:value-type="float">
            <text:p>0,250</text:p>
          </table:table-cell>
          <table:table-cell table:style-name="ce171" table:formula="of:=[.$G$1]*[.M5]" office:value-type="float" office:value="0.3" calcext:value-type="float">
            <text:p>0,300</text:p>
          </table:table-cell>
          <table:table-cell table:style-name="ce171" table:formula="of:=[.$G$1]*[.N5]" office:value-type="float" office:value="0.35" calcext:value-type="float">
            <text:p>0,350</text:p>
          </table:table-cell>
          <table:table-cell table:style-name="ce171" table:formula="of:=[.$G$1]*[.O5]" office:value-type="float" office:value="0.38" calcext:value-type="float">
            <text:p>0,380</text:p>
          </table:table-cell>
          <table:table-cell table:style-name="ce174" table:formula="of:=[.$G$1]*[.P5]" office:value-type="float" office:value="0.4" calcext:value-type="float">
            <text:p>0,400</text:p>
          </table:table-cell>
          <table:table-cell table:style-name="ce1" table:number-columns-repeated="1008"/>
        </table:table-row>
        <table:table-row table:style-name="ro4">
          <table:table-cell table:style-name="ce157" office:value-type="string" calcext:value-type="string">
            <text:p>Calcul Auto Slic3r</text:p>
          </table:table-cell>
          <table:table-cell table:style-name="ce159"/>
          <table:table-cell table:style-name="ce157" table:number-columns-repeated="4"/>
          <table:table-cell table:style-name="ce167"/>
          <table:table-cell table:style-name="ce157" table:number-columns-repeated="8"/>
          <table:table-cell table:style-name="ce175"/>
          <table:table-cell table:style-name="ce157" table:number-columns-repeated="1008"/>
        </table:table-row>
        <table:table-row table:style-name="ro4">
          <table:table-cell office:value-type="string" calcext:value-type="string">
            <text:p>périmètre ext = diam buse</text:p>
          </table:table-cell>
          <table:table-cell/>
          <table:table-cell table:style-name="ce90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90"/>
          <table:table-cell table:style-name="ce90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90"/>
          <table:table-cell table:number-columns-repeated="1008"/>
        </table:table-row>
        <table:table-row table:style-name="ro2">
          <table:table-cell office:value-type="string" calcext:value-type="string">
            <text:p>périmètre</text:p>
          </table:table-cell>
          <table:table-cell/>
          <table:table-cell table:style-name="ce16" office:value-type="float" office:value="0.67" calcext:value-type="float" table:number-columns-spanned="1" table:number-rows-spanned="4">
            <text:p>0,67</text:p>
          </table:table-cell>
          <table:table-cell table:style-name="ce16" office:value-type="float" office:value="0.58" calcext:value-type="float" table:number-columns-spanned="1" table:number-rows-spanned="4">
            <text:p>0,58</text:p>
          </table:table-cell>
          <table:table-cell table:style-name="ce21" table:number-columns-repeated="2"/>
          <table:table-cell table:style-name="ce168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8"/>
          <table:table-cell table:style-name="ce16" office:value-type="float" office:value="0.84" calcext:value-type="float" table:number-columns-spanned="1" table:number-rows-spanned="4">
            <text:p>0,84</text:p>
          </table:table-cell>
          <table:table-cell table:style-name="ce16" office:value-type="float" office:value="0.72" calcext:value-type="float" table:number-columns-spanned="1" table:number-rows-spanned="4">
            <text:p>0,72</text:p>
          </table:table-cell>
          <table:table-cell table:style-name="ce16" office:value-type="float" office:value="0.64" calcext:value-type="float" table:number-columns-spanned="1" table:number-rows-spanned="4">
            <text:p>0,64</text:p>
          </table:table-cell>
          <table:table-cell table:style-name="ce16" office:value-type="float" office:value="0.6" calcext:value-type="float" table:number-columns-spanned="1" table:number-rows-spanned="4">
            <text:p>0,6</text:p>
          </table:table-cell>
          <table:table-cell table:style-name="ce90" office:value-type="float" office:value="0.58" calcext:value-type="float" table:number-columns-spanned="1" table:number-rows-spanned="4">
            <text:p>0,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40" office:value-type="float" office:value="1.98" calcext:value-type="float">
            <text:p>1,98</text:p>
          </table:table-cell>
          <table:table-cell table:style-name="ce10"/>
          <table:table-cell table:style-name="ce10" office:value-type="float" office:value="1.34" calcext:value-type="float">
            <text:p>1,34</text:p>
          </table:table-cell>
          <table:table-cell table:style-name="ce10" office:value-type="float" office:value="1.02" calcext:value-type="float">
            <text:p>1,02</text:p>
          </table:table-cell>
          <table:table-cell table:style-name="ce10" office:value-type="float" office:value="0.87" calcext:value-type="float">
            <text:p>0,87</text:p>
          </table:table-cell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2">
          <table:table-cell office:value-type="string" calcext:value-type="string">
            <text:p>solid 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168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8"/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2">
          <table:table-cell office:value-type="string" calcext:value-type="string">
            <text:p>top 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169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9"/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4">
          <table:table-cell table:style-name="ce158" office:value-type="string" calcext:value-type="string">
            <text:p>Calcul Skeinforge/Slic3r/Manu</text:p>
          </table:table-cell>
          <table:table-cell table:style-name="ce160"/>
          <table:table-cell table:style-name="ce158" table:number-columns-repeated="4"/>
          <table:table-cell table:style-name="ce170"/>
          <table:table-cell table:style-name="ce158" table:number-columns-repeated="8"/>
          <table:table-cell table:style-name="ce176"/>
          <table:table-cell table:style-name="ce157" table:number-columns-repeated="1008"/>
        </table:table-row>
        <table:table-row table:style-name="ro4">
          <table:table-cell office:value-type="string" calcext:value-type="string">
            <text:p>défault</text:p>
          </table:table-cell>
          <table:table-cell/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office:value-type="float" office:value="0.38" calcext:value-type="float">
            <text:p>0,38</text:p>
          </table:table-cell>
          <table:table-cell table:style-name="ce10"/>
          <table:table-cell/>
          <table:table-cell table:number-columns-repeated="2" table:style-name="ce10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st layer</text:p>
          </table:table-cell>
          <table:table-cell/>
          <table:table-cell table:style-name="ce10"/>
          <table:table-cell table:style-name="ce21" office:value-type="float" office:value="0.5" calcext:value-type="float">
            <text:p>0,5</text:p>
          </table:table-cell>
          <table:table-cell table:style-name="ce21" table:number-columns-repeated="2"/>
          <table:table-cell table:style-name="ce40" office:value-type="float" office:value="0.5" calcext:value-type="float">
            <text:p>0,5</text:p>
          </table:table-cell>
          <table:table-cell table:style-name="ce10"/>
          <table:table-cell/>
          <table:table-cell table:number-columns-repeated="2" table:style-name="ce10" office:value-type="float" office:value="0.5" calcext:value-type="float">
            <text:p>0,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 externe</text:p>
          </table:table-cell>
          <table:table-cell/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office:value-type="float" office:value="0.38" calcext:value-type="float">
            <text:p>0,38</text:p>
          </table:table-cell>
          <table:table-cell table:style-name="ce10"/>
          <table:table-cell/>
          <table:table-cell table:number-columns-repeated="2" table:style-name="ce10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</text:p>
          </table:table-cell>
          <table:table-cell/>
          <table:table-cell table:style-name="ce10"/>
          <table:table-cell table:style-name="ce21" office:value-type="float" office:value="0.48" calcext:value-type="float">
            <text:p>0,48</text:p>
          </table:table-cell>
          <table:table-cell table:style-name="ce21" table:number-columns-repeated="2"/>
          <table:table-cell table:style-name="ce40" office:value-type="float" office:value="0.48" calcext:value-type="float">
            <text:p>0,48</text:p>
          </table:table-cell>
          <table:table-cell table:style-name="ce10"/>
          <table:table-cell/>
          <table:table-cell table:number-columns-repeated="2" table:style-name="ce10" office:value-type="float" office:value="0.48" calcext:value-type="float">
            <text:p>0,4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fill</text:p>
          </table:table-cell>
          <table:table-cell/>
          <table:table-cell table:style-name="ce10"/>
          <table:table-cell table:style-name="ce21" office:value-type="float" office:value="0.49" calcext:value-type="float">
            <text:p>0,49</text:p>
          </table:table-cell>
          <table:table-cell table:style-name="ce21" table:number-columns-repeated="2"/>
          <table:table-cell table:style-name="ce40" office:value-type="float" office:value="0.49" calcext:value-type="float">
            <text:p>0,49</text:p>
          </table:table-cell>
          <table:table-cell table:style-name="ce10"/>
          <table:table-cell/>
          <table:table-cell table:number-columns-repeated="2" table:style-name="ce10" office:value-type="float" office:value="0.49" calcext:value-type="float">
            <text:p>0,49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lid infill</text:p>
          </table:table-cell>
          <table:table-cell table:style-name="ce9" office:value-type="percentage" office:value="1.9" calcext:value-type="percentage">
            <text:p>190 %</text:p>
          </table:table-cell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table:formula="of:=0.1*1.9" office:value-type="float" office:value="0.19" calcext:value-type="float">
            <text:p>0,19</text:p>
          </table:table-cell>
          <table:table-cell table:style-name="ce10"/>
          <table:table-cell/>
          <table:table-cell table:style-name="ce10" table:formula="of:=[.J6]*[.B19]" office:value-type="float" office:value="0.38" calcext:value-type="float">
            <text:p>0,38</text:p>
          </table:table-cell>
          <table:table-cell table:style-name="ce10" table:formula="of:=0.24*1.9" office:value-type="float" office:value="0.456" calcext:value-type="float">
            <text:p>0,456</text:p>
          </table:table-cell>
          <table:table-cell table:style-name="ce10" table:formula="of:=[.L6]*[.B19]" office:value-type="float" office:value="0.475" calcext:value-type="float">
            <text:p>0,47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op infill</text:p>
          </table:table-cell>
          <table:table-cell table:style-name="ce9" office:value-type="percentage" office:value="1.7" calcext:value-type="percentage">
            <text:p>170 %</text:p>
          </table:table-cell>
          <table:table-cell table:style-name="ce10"/>
          <table:table-cell table:style-name="ce21" office:value-type="float" office:value="0.34" calcext:value-type="float">
            <text:p>0,34</text:p>
          </table:table-cell>
          <table:table-cell table:style-name="ce21" table:number-columns-repeated="2"/>
          <table:table-cell table:style-name="ce40" table:formula="of:=0.1*1.65" office:value-type="float" office:value="0.165" calcext:value-type="float">
            <text:p>0,165</text:p>
          </table:table-cell>
          <table:table-cell table:style-name="ce10"/>
          <table:table-cell/>
          <table:table-cell table:style-name="ce10" office:value-type="string" calcext:value-type="string">
            <text:p>0,33 - 0,34</text:p>
          </table:table-cell>
          <table:table-cell table:style-name="ce10" table:formula="of:=[.K6]*[.B20]" office:value-type="float" office:value="0.408" calcext:value-type="float">
            <text:p>0,408</text:p>
          </table:table-cell>
          <table:table-cell table:style-name="ce10" table:formula="of:=[.L6]*[.B20]" office:value-type="float" office:value="0.425" calcext:value-type="float">
            <text:p>0,425</text:p>
          </table:table-cell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4" loext:min-decimal-places="4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21:12:16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che_20_trace_20_débit_20_vitesse" style:display-name="PageStyle_couche trace débit vites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._20_gros_20_volume" style:display-name="PageStyle_ex. gros volu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tio_20_auto_20_SF_20_Slic3r" style:display-name="PageStyle_ratio auto SF Slic3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che_20_trace_20_débit_20_vitesse_5f_Ultimaker" style:display-name="PageStyle_couche trace débit vitesse_Ultima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0:35:30</meta:creation-date>
    <meta:initial-creator>Manu</meta:initial-creator>
    <dc:language>fr-FR</dc:language>
    <dc:date>2019-02-15T21:15:23.770000000</dc:date>
    <meta:editing-cycles>10</meta:editing-cycles>
    <meta:editing-duration>PT29M34S</meta:editing-duration>
    <meta:generator>LibreOffice/5.2.7.2$Windows_X86_64 LibreOffice_project/2b7f1e640c46ceb28adf43ee075a6e8b8439ed10</meta:generator>
    <meta:document-statistic meta:table-count="4" meta:cell-count="14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